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43mm"/>
    </style:style>
    <style:style style:name="co2" style:family="table-column">
      <style:table-column-properties fo:break-before="auto" style:column-width="19.33mm"/>
    </style:style>
    <style:style style:name="co3" style:family="table-column">
      <style:table-column-properties fo:break-before="auto" style:column-width="42.47mm"/>
    </style:style>
    <style:style style:name="co4" style:family="table-column">
      <style:table-column-properties fo:break-before="auto" style:column-width="28.05mm"/>
    </style:style>
    <style:style style:name="co5" style:family="table-column">
      <style:table-column-properties fo:break-before="auto" style:column-width="95.85mm"/>
    </style:style>
    <style:style style:name="co6" style:family="table-column">
      <style:table-column-properties fo:break-before="auto" style:column-width="28.95mm"/>
    </style:style>
    <style:style style:name="co7" style:family="table-column">
      <style:table-column-properties fo:break-before="auto" style:column-width="8.71mm"/>
    </style:style>
    <style:style style:name="co8" style:family="table-column">
      <style:table-column-properties fo:break-before="auto" style:column-width="10.34mm"/>
    </style:style>
    <style:style style:name="co9" style:family="table-column">
      <style:table-column-properties fo:break-before="auto" style:column-width="12.52mm"/>
    </style:style>
    <style:style style:name="co10" style:family="table-column">
      <style:table-column-properties fo:break-before="auto" style:column-width="11.98mm"/>
    </style:style>
    <style:style style:name="co11" style:family="table-column">
      <style:table-column-properties fo:break-before="auto" style:column-width="6.53mm"/>
    </style:style>
    <style:style style:name="co12" style:family="table-column">
      <style:table-column-properties fo:break-before="auto" style:column-width="13.88mm"/>
    </style:style>
    <style:style style:name="co13" style:family="table-column">
      <style:table-column-properties fo:break-before="auto" style:column-width="23.14mm"/>
    </style:style>
    <style:style style:name="co14" style:family="table-column">
      <style:table-column-properties fo:break-before="auto" style:column-width="18.5mm"/>
    </style:style>
    <style:style style:name="co15" style:family="table-column">
      <style:table-column-properties fo:break-before="auto" style:column-width="16.33mm"/>
    </style:style>
    <style:style style:name="co16" style:family="table-column">
      <style:table-column-properties fo:break-before="auto" style:column-width="42.02mm"/>
    </style:style>
    <style:style style:name="co17" style:family="table-column">
      <style:table-column-properties fo:break-before="auto" style:column-width="30.76mm"/>
    </style:style>
    <style:style style:name="co18" style:family="table-column">
      <style:table-column-properties fo:break-before="auto" style:column-width="37.31mm"/>
    </style:style>
    <style:style style:name="co19" style:family="table-column">
      <style:table-column-properties fo:break-before="auto" style:column-width="20.14mm"/>
    </style:style>
    <style:style style:name="co20" style:family="table-column">
      <style:table-column-properties fo:break-before="auto" style:column-width="22.86mm"/>
    </style:style>
    <style:style style:name="co21" style:family="table-column">
      <style:table-column-properties fo:break-before="auto" style:column-width="20.69mm"/>
    </style:style>
    <style:style style:name="co22" style:family="table-column">
      <style:table-column-properties fo:break-before="auto" style:column-width="16.6mm"/>
    </style:style>
    <style:style style:name="co23" style:family="table-column">
      <style:table-column-properties fo:break-before="auto" style:column-width="19.97mm"/>
    </style:style>
    <style:style style:name="co24" style:family="table-column">
      <style:table-column-properties fo:break-before="auto" style:column-width="18.79mm"/>
    </style:style>
    <style:style style:name="co25" style:family="table-column">
      <style:table-column-properties fo:break-before="auto" style:column-width="15.79mm"/>
    </style:style>
    <style:style style:name="co26" style:family="table-column">
      <style:table-column-properties fo:break-before="auto" style:column-width="113.91mm"/>
    </style:style>
    <style:style style:name="co27" style:family="table-column">
      <style:table-column-properties fo:break-before="auto" style:column-width="76.78mm"/>
    </style:style>
    <style:style style:name="co28" style:family="table-column">
      <style:table-column-properties fo:break-before="auto" style:column-width="47.92mm"/>
    </style:style>
    <style:style style:name="co2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ta1" style:family="table" style:master-page-name="Default">
      <style:table-properties table:display="true" style:writing-mode="lr-tb"/>
    </style:style>
  </office:automatic-styles>
  <office:body>
    <office:spreadsheet>
      <table:table table:name="indigenous_heritag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0"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 table:default-cell-style-name="Default"/>
        <table:table-column table:style-name="co22" table:default-cell-style-name="Default"/>
        <table:table-column table:style-name="co23" table:default-cell-style-name="Default"/>
        <table:table-column table:style-name="co10" table:default-cell-style-name="Default"/>
        <table:table-column table:style-name="co24" table:default-cell-style-name="Default"/>
        <table:table-column table:style-name="co21"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row table:style-name="ro1">
          <table:table-cell office:value-type="string" calcext:value-type="string">
            <text:p>MCCID_INT</text:p>
          </table:table-cell>
          <table:table-cell office:value-type="string" calcext:value-type="string">
            <text:p>Feature_name</text:p>
          </table:table-cell>
          <table:table-cell office:value-type="string" calcext:value-type="string">
            <text:p>Feature_long_description</text:p>
          </table:table-cell>
          <table:table-cell office:value-type="string" calcext:value-type="string">
            <text:p>Feature_short_description</text:p>
          </table:table-cell>
          <table:table-cell office:value-type="string" calcext:value-type="string">
            <text:p>Location_description</text:p>
          </table:table-cell>
          <table:table-cell office:value-type="string" calcext:value-type="string">
            <text:p>Suburb</text:p>
          </table:table-cell>
          <table:table-cell office:value-type="string" calcext:value-type="string">
            <text:p>Feature_type</text:p>
          </table:table-cell>
          <table:table-cell office:value-type="string" calcext:value-type="string">
            <text:p>Event_Activity</text:p>
          </table:table-cell>
          <table:table-cell office:value-type="string" calcext:value-type="string">
            <text:p>Date_from</text:p>
          </table:table-cell>
          <table:table-cell office:value-type="string" calcext:value-type="string">
            <text:p>Date_to</text:p>
          </table:table-cell>
          <table:table-cell office:value-type="string" calcext:value-type="string">
            <text:p>Purpose</text:p>
          </table:table-cell>
          <table:table-cell office:value-type="string" calcext:value-type="string">
            <text:p>Epoch</text:p>
          </table:table-cell>
          <table:table-cell office:value-type="string" calcext:value-type="string">
            <text:p>Language_group</text:p>
          </table:table-cell>
          <table:table-cell office:value-type="string" calcext:value-type="string">
            <text:p>Clan (people)</text:p>
          </table:table-cell>
          <table:table-cell office:value-type="string" calcext:value-type="string">
            <text:p>Nation (group common name)</text:p>
          </table:table-cell>
          <table:table-cell office:value-type="string" calcext:value-type="string">
            <text:p>Source</text:p>
          </table:table-cell>
          <table:table-cell office:value-type="string" calcext:value-type="string">
            <text:p>Source_type</text:p>
          </table:table-cell>
          <table:table-cell office:value-type="string" calcext:value-type="string">
            <text:p>URL</text:p>
          </table:table-cell>
          <table:table-cell office:value-type="string" calcext:value-type="string">
            <text:p>Source_person</text:p>
          </table:table-cell>
          <table:table-cell office:value-type="string" calcext:value-type="string">
            <text:p>Aboriginal_individual</text:p>
          </table:table-cell>
          <table:table-cell office:value-type="string" calcext:value-type="string">
            <text:p>Aboriginal_individual_Gender</text:p>
          </table:table-cell>
          <table:table-cell office:value-type="string" calcext:value-type="string">
            <text:p>Non_Aboriginal_indiv</text:p>
          </table:table-cell>
          <table:table-cell office:value-type="string" calcext:value-type="string">
            <text:p>Non_Aboriginal_indiv_Gender</text:p>
          </table:table-cell>
          <table:table-cell office:value-type="string" calcext:value-type="string">
            <text:p>Non_Aboriginal_organisation <text:s text:c="3"/>Past and present </text:p>
          </table:table-cell>
          <table:table-cell office:value-type="string" calcext:value-type="string">
            <text:p>Non_Aboriginal_role</text:p>
          </table:table-cell>
          <table:table-cell office:value-type="string" calcext:value-type="string">
            <text:p>Melway</text:p>
          </table:table-cell>
          <table:table-cell office:value-type="string" calcext:value-type="string">
            <text:p>Aboriginal_words</text:p>
          </table:table-cell>
          <table:table-cell office:value-type="string" calcext:value-type="string">
            <text:p>Aboriginal_words_meaning</text:p>
          </table:table-cell>
          <table:table-cell office:value-type="string" calcext:value-type="string">
            <text:p>European_site_names</text:p>
          </table:table-cell>
          <table:table-cell office:value-type="string" calcext:value-type="string">
            <text:p>Physical_evidence</text:p>
          </table:table-cell>
          <table:table-cell office:value-type="string" calcext:value-type="string">
            <text:p>Address</text:p>
          </table:table-cell>
          <table:table-cell office:value-type="string" calcext:value-type="string">
            <text:p>add lookup</text:p>
          </table:table-cell>
          <table:table-cell office:value-type="string" calcext:value-type="string">
            <text:p>latlon</text:p>
          </table:table-cell>
          <table:table-cell office:value-type="string" calcext:value-type="string">
            <text:p>lat</text:p>
          </table:table-cell>
          <table:table-cell office:value-type="string" calcext:value-type="string">
            <text:p>long</text:p>
          </table:table-cell>
        </table:table-row>
        <table:table-row table:style-name="ro1">
          <table:table-cell office:value-type="float" office:value="1" calcext:value-type="float">
            <text:p>1</text:p>
          </table:table-cell>
          <table:table-cell office:value-type="string" calcext:value-type="string">
            <text:p>Aboriginal Scarred Tree - Fitzroy Gardens</text:p>
          </table:table-cell>
          <table:table-cell table:number-columns-repeated="2" office:value-type="string" calcext:value-type="string">
            <text:p>Scarred tree of uncertain species first recorded in 1968. In 1993 the tree was recorded as dead but standing.</text:p>
          </table:table-cell>
          <table:table-cell office:value-type="string" calcext:value-type="string">
            <text:p>Located 130m east of Captain Cook�â��s Cottage.</text:p>
          </table:table-cell>
          <table:table-cell office:value-type="string" calcext:value-type="string">
            <text:p>East Melbourne</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Fitzroy Gardens</text:p>
          </table:table-cell>
          <table:table-cell office:value-type="string" calcext:value-type="string">
            <text:p>Tree</text:p>
          </table:table-cell>
          <table:table-cell office:value-type="string" calcext:value-type="string">
            <text:p>Fitzroy Gardens</text:p>
          </table:table-cell>
          <table:table-cell table:formula="of:=CONCATENATE([.AE2];&quot;, &quot;;[.F2])" office:value-type="string" office:string-value="Fitzroy Gardens, East Melbourne" calcext:value-type="string">
            <text:p>Fitzroy Gardens, East Melbourne</text:p>
          </table:table-cell>
          <table:table-cell office:value-type="string" calcext:value-type="string">
            <text:p>-37.8127487,144.9802807</text:p>
          </table:table-cell>
          <table:table-cell table:formula="of:=LEFT([.AG2];FIND(&quot;,&quot;;[.AG2])-1)" office:value-type="string" office:string-value="-37.8127487" calcext:value-type="string">
            <text:p>-37.8127487</text:p>
          </table:table-cell>
          <table:table-cell table:formula="of:=RIGHT([.AG2];FIND(&quot;,&quot;;[.AG2])-1)" office:value-type="string" office:string-value="144.9802807" calcext:value-type="string">
            <text:p>144.9802807</text:p>
          </table:table-cell>
        </table:table-row>
        <table:table-row table:style-name="ro1">
          <table:table-cell office:value-type="float" office:value="2" calcext:value-type="float">
            <text:p>2</text:p>
          </table:table-cell>
          <table:table-cell office:value-type="string" calcext:value-type="string">
            <text:p>Aboriginal Scarred Tree - Melbourne Zoo</text:p>
          </table:table-cell>
          <table:table-cell table:number-columns-repeated="2" office:value-type="string" calcext:value-type="string">
            <text:p>A red gum located immediately within the fence of the zoo, to the north east of the Admin Building at the main gate. The VAHR site card records the tree as having two scars.</text:p>
          </table:table-cell>
          <table:table-cell/>
          <table:table-cell office:value-type="string" calcext:value-type="string">
            <text:p>Parkville</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Melbourne Zoo</text:p>
          </table:table-cell>
          <table:table-cell office:value-type="string" calcext:value-type="string">
            <text:p>Looking after animals</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Zoo</text:p>
          </table:table-cell>
          <table:table-cell office:value-type="string" calcext:value-type="string">
            <text:p>Tree</text:p>
          </table:table-cell>
          <table:table-cell office:value-type="string" calcext:value-type="string">
            <text:p>Elliott Ave, Parkville</text:p>
          </table:table-cell>
          <table:table-cell table:formula="of:=CONCATENATE([.AE3];&quot;, &quot;;[.F3])" office:value-type="string" office:string-value="Elliott Ave, Parkville, Parkville" calcext:value-type="string">
            <text:p>Elliott Ave, Parkville, Parkville</text:p>
          </table:table-cell>
          <table:table-cell office:value-type="string" calcext:value-type="string">
            <text:p>-37.7879345,144.9500979</text:p>
          </table:table-cell>
          <table:table-cell table:formula="of:=LEFT([.AG3];FIND(&quot;,&quot;;[.AG3])-1)" office:value-type="string" office:string-value="-37.7879345" calcext:value-type="string">
            <text:p>-37.7879345</text:p>
          </table:table-cell>
          <table:table-cell table:formula="of:=RIGHT([.AG3];FIND(&quot;,&quot;;[.AG3])-1)" office:value-type="string" office:string-value="144.9500979" calcext:value-type="string">
            <text:p>144.9500979</text:p>
          </table:table-cell>
        </table:table-row>
        <table:table-row table:style-name="ro1">
          <table:table-cell office:value-type="float" office:value="3" calcext:value-type="float">
            <text:p>3</text:p>
          </table:table-cell>
          <table:table-cell office:value-type="string" calcext:value-type="string">
            <text:p>Aboriginal Scarred Tree - Yarra Park 2</text:p>
          </table:table-cell>
          <table:table-cell table:number-columns-repeated="2" office:value-type="string" calcext:value-type="string">
            <text:p>Scarred tree which was recorded as dead and lopped in 2007. It is protected by a low metal fence.</text:p>
          </table:table-cell>
          <table:table-cell/>
          <table:table-cell office:value-type="string" calcext:value-type="string">
            <text:p>Richmond</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Yarra Park</text:p>
          </table:table-cell>
          <table:table-cell office:value-type="string" calcext:value-type="string">
            <text:p>Tree</text:p>
          </table:table-cell>
          <table:table-cell office:value-type="string" calcext:value-type="string">
            <text:p>Brunton Avenue</text:p>
          </table:table-cell>
          <table:table-cell table:formula="of:=CONCATENATE([.AE4];&quot;, &quot;;[.F4])" office:value-type="string" office:string-value="Brunton Avenue, Richmond" calcext:value-type="string">
            <text:p>Brunton Avenue, Richmond</text:p>
          </table:table-cell>
          <table:table-cell office:value-type="string" calcext:value-type="string">
            <text:p>-37.8231743,144.9890157</text:p>
          </table:table-cell>
          <table:table-cell table:formula="of:=LEFT([.AG4];FIND(&quot;,&quot;;[.AG4])-1)" office:value-type="string" office:string-value="-37.8231743" calcext:value-type="string">
            <text:p>-37.8231743</text:p>
          </table:table-cell>
          <table:table-cell table:formula="of:=RIGHT([.AG4];FIND(&quot;,&quot;;[.AG4])-1)" office:value-type="string" office:string-value="144.9890157" calcext:value-type="string">
            <text:p>144.9890157</text:p>
          </table:table-cell>
        </table:table-row>
        <table:table-row table:style-name="ro1">
          <table:table-cell office:value-type="float" office:value="4" calcext:value-type="float">
            <text:p>4</text:p>
          </table:table-cell>
          <table:table-cell office:value-type="string" calcext:value-type="string">
            <text:p>Aboriginal Scarred Tree - Yarra Park 1</text:p>
          </table:table-cell>
          <table:table-cell table:number-columns-repeated="2" office:value-type="string" calcext:value-type="string">
            <text:p>Scarred red gum with toe holds recorded as alive but suffering from rot and possum damage in 2007. In common with Yarra Park 2, it is protected by a low metal fence.</text:p>
          </table:table-cell>
          <table:table-cell/>
          <table:table-cell office:value-type="string" calcext:value-type="string">
            <text:p>Richmond</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Yarra Park</text:p>
          </table:table-cell>
          <table:table-cell office:value-type="string" calcext:value-type="string">
            <text:p>Tree</text:p>
          </table:table-cell>
          <table:table-cell office:value-type="string" calcext:value-type="string">
            <text:p>Brunton Avenue</text:p>
          </table:table-cell>
          <table:table-cell table:formula="of:=CONCATENATE([.AE5];&quot;, &quot;;[.F5])" office:value-type="string" office:string-value="Brunton Avenue, Richmond" calcext:value-type="string">
            <text:p>Brunton Avenue, Richmond</text:p>
          </table:table-cell>
          <table:table-cell office:value-type="string" calcext:value-type="string">
            <text:p>-37.8231743,144.9890157</text:p>
          </table:table-cell>
          <table:table-cell table:formula="of:=LEFT([.AG5];FIND(&quot;,&quot;;[.AG5])-1)" office:value-type="string" office:string-value="-37.8231743" calcext:value-type="string">
            <text:p>-37.8231743</text:p>
          </table:table-cell>
          <table:table-cell table:formula="of:=RIGHT([.AG5];FIND(&quot;,&quot;;[.AG5])-1)" office:value-type="string" office:string-value="144.9890157" calcext:value-type="string">
            <text:p>144.9890157</text:p>
          </table:table-cell>
        </table:table-row>
        <table:table-row table:style-name="ro1">
          <table:table-cell office:value-type="float" office:value="5" calcext:value-type="float">
            <text:p>5</text:p>
          </table:table-cell>
          <table:table-cell office:value-type="string" calcext:value-type="string">
            <text:p>Aboriginal Scarred Tree - Yarra Park 3</text:p>
          </table:table-cell>
          <table:table-cell table:number-columns-repeated="2" office:value-type="string" calcext:value-type="string">
            <text:p>Scarred red gum located approximately equidistant between Punt Road and the MCG, in line with Rowena Parade. Unlike the two other examples in the park, this is unfenced.</text:p>
          </table:table-cell>
          <table:table-cell/>
          <table:table-cell office:value-type="string" calcext:value-type="string">
            <text:p>Richmond</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None Recorded</text:p>
          </table:table-cell>
          <table:table-cell office:value-type="string" calcext:value-type="string">
            <text:p>Sporting Ground</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Yarra Park</text:p>
          </table:table-cell>
          <table:table-cell office:value-type="string" calcext:value-type="string">
            <text:p>Tree</text:p>
          </table:table-cell>
          <table:table-cell office:value-type="string" calcext:value-type="string">
            <text:p>Brunton Avenue</text:p>
          </table:table-cell>
          <table:table-cell table:formula="of:=CONCATENATE([.AE6];&quot;, &quot;;[.F6])" office:value-type="string" office:string-value="Brunton Avenue, Richmond" calcext:value-type="string">
            <text:p>Brunton Avenue, Richmond</text:p>
          </table:table-cell>
          <table:table-cell office:value-type="string" calcext:value-type="string">
            <text:p>-37.8231743,144.9890157</text:p>
          </table:table-cell>
          <table:table-cell table:formula="of:=LEFT([.AG6];FIND(&quot;,&quot;;[.AG6])-1)" office:value-type="string" office:string-value="-37.8231743" calcext:value-type="string">
            <text:p>-37.8231743</text:p>
          </table:table-cell>
          <table:table-cell table:formula="of:=RIGHT([.AG6];FIND(&quot;,&quot;;[.AG6])-1)" office:value-type="string" office:string-value="144.9890157" calcext:value-type="string">
            <text:p>144.9890157</text:p>
          </table:table-cell>
        </table:table-row>
        <table:table-row table:style-name="ro1">
          <table:table-cell office:value-type="float" office:value="6" calcext:value-type="float">
            <text:p>6</text:p>
          </table:table-cell>
          <table:table-cell office:value-type="string" calcext:value-type="string">
            <text:p>Aboriginal Scarred Tree</text:p>
          </table:table-cell>
          <table:table-cell table:number-columns-repeated="2" office:value-type="string" calcext:value-type="string">
            <text:p>Red gum on Princes Park Drive.</text:p>
          </table:table-cell>
          <table:table-cell/>
          <table:table-cell office:value-type="string" calcext:value-type="string">
            <text:p>Parkville</text:p>
          </table:table-cell>
          <table:table-cell office:value-type="string" calcext:value-type="string">
            <text:p>Scarred Tree</text:p>
          </table:table-cell>
          <table:table-cell office:value-type="string" calcext:value-type="string">
            <text:p>Removing bark for cultural use; Burials</text:p>
          </table:table-cell>
          <table:table-cell table:number-columns-repeated="2"/>
          <table:table-cell office:value-type="string" calcext:value-type="string">
            <text:p>Water Vessels; Coolamons; Burials</text:p>
          </table:table-cell>
          <table:table-cell office:value-type="string" calcext:value-type="string">
            <text:p>Pre-contact; Early colonial; 19th century; 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Prices Park Drive</text:p>
          </table:table-cell>
          <table:table-cell office:value-type="string" calcext:value-type="string">
            <text:p>Tree</text:p>
          </table:table-cell>
          <table:table-cell office:value-type="string" calcext:value-type="string">
            <text:p>Princes Park Drive</text:p>
          </table:table-cell>
          <table:table-cell table:formula="of:=CONCATENATE([.AE7];&quot;, &quot;;[.F7])" office:value-type="string" office:string-value="Princes Park Drive, Parkville" calcext:value-type="string">
            <text:p>Princes Park Drive, Parkville</text:p>
          </table:table-cell>
          <table:table-cell office:value-type="string" calcext:value-type="string">
            <text:p>-37.7884741,144.9625891</text:p>
          </table:table-cell>
          <table:table-cell table:formula="of:=LEFT([.AG7];FIND(&quot;,&quot;;[.AG7])-1)" office:value-type="string" office:string-value="-37.7884741" calcext:value-type="string">
            <text:p>-37.7884741</text:p>
          </table:table-cell>
          <table:table-cell table:formula="of:=RIGHT([.AG7];FIND(&quot;,&quot;;[.AG7])-1)" office:value-type="string" office:string-value="144.9625891" calcext:value-type="string">
            <text:p>144.9625891</text:p>
          </table:table-cell>
        </table:table-row>
        <table:table-row table:style-name="ro1">
          <table:table-cell office:value-type="float" office:value="8" calcext:value-type="float">
            <text:p>8</text:p>
          </table:table-cell>
          <table:table-cell office:value-type="string" calcext:value-type="string">
            <text:p>Exhibition Gardens Meeting Place</text:p>
          </table:table-cell>
          <table:table-cell office:value-type="string" calcext:value-type="string">
            <text:p>From the 1920s to 1940s, the Moreton Bay Fig Tree (Ficus macrophylla) in Carlton Gardens provided one of the most important places for social or political meetings for the emerging Aboriginal communitities of Melbourne. Speakers who addressed gatherings here included Pastor Doug Nicholls, Jack Patten, Bill Onus, William Cooper, Ebenezer Lovett, Martha Nevin and Margaret Tucker.</text:p>
          </table:table-cell>
          <table:table-cell office:value-type="string" calcext:value-type="string">
            <text:p>From the 1920s to 1940s, the Moreton Bay Fig Tree (Ficus macrophylla) in Carlton Gardens provided one of the most important places for social or political meetings for the emerging Aboriginal community. </text:p>
          </table:table-cell>
          <table:table-cell/>
          <table:table-cell office:value-type="string" calcext:value-type="string">
            <text:p>Carlton</text:p>
          </table:table-cell>
          <table:table-cell office:value-type="string" calcext:value-type="string">
            <text:p>Meeting Place</text:p>
          </table:table-cell>
          <table:table-cell office:value-type="string" calcext:value-type="string">
            <text:p>Meetings</text:p>
          </table:table-cell>
          <table:table-cell table:number-columns-repeated="2"/>
          <table:table-cell office:value-type="string" calcext:value-type="string">
            <text:p>Meeting, socialising</text:p>
          </table:table-cell>
          <table:table-cell office:value-type="string" calcext:value-type="string">
            <text:p>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2"/>
          <table:table-cell office:value-type="string" calcext:value-type="string">
            <text:p>Pastor Doug Nicholls; Jack Patten; Bill Onus; William Cooper; Ebenezer Lovett; Martha Nevin; Margaret Tucker</text:p>
          </table:table-cell>
          <table:table-cell office:value-type="string" calcext:value-type="string">
            <text:p>Male; Fe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Carlton Gardens; Exhibition Gardens</text:p>
          </table:table-cell>
          <table:table-cell office:value-type="string" calcext:value-type="string">
            <text:p>Intangible Associations; Possible Archaeological Deposits</text:p>
          </table:table-cell>
          <table:table-cell office:value-type="string" calcext:value-type="string">
            <text:p>Carlton Gardens</text:p>
          </table:table-cell>
          <table:table-cell table:formula="of:=CONCATENATE([.AE8];&quot;, &quot;;[.F8])" office:value-type="string" office:string-value="Carlton Gardens, Carlton" calcext:value-type="string">
            <text:p>Carlton Gardens, Carlton</text:p>
          </table:table-cell>
          <table:table-cell office:value-type="string" calcext:value-type="string">
            <text:p>-37.8053707,144.9713945</text:p>
          </table:table-cell>
          <table:table-cell table:formula="of:=LEFT([.AG8];FIND(&quot;,&quot;;[.AG8])-1)" office:value-type="string" office:string-value="-37.8053707" calcext:value-type="string">
            <text:p>-37.8053707</text:p>
          </table:table-cell>
          <table:table-cell table:formula="of:=RIGHT([.AG8];FIND(&quot;,&quot;;[.AG8])-1)" office:value-type="string" office:string-value="144.9713945" calcext:value-type="string">
            <text:p>144.9713945</text:p>
          </table:table-cell>
        </table:table-row>
        <table:table-row table:style-name="ro1">
          <table:table-cell office:value-type="float" office:value="10" calcext:value-type="float">
            <text:p>10</text:p>
          </table:table-cell>
          <table:table-cell office:value-type="string" calcext:value-type="string">
            <text:p>Kings Domain Resting Place</text:p>
          </table:table-cell>
          <table:table-cell office:value-type="string" calcext:value-type="string">
            <text:p>In 1985 the unprovenanced skeletal remains of 38 Aboriginal people �â��from Victoria�â�� which had been residing in the Museum of Victoria were reburied here. Five �â��art poles�â�� have been erected behind the monument. The site is marked by a large granite boulder with an inscribed memorial plaque.</text:p>
          </table:table-cell>
          <table:table-cell office:value-type="string" calcext:value-type="string">
            <text:p>Five 'art poles' have been erected in memoriam of the unprovenced remains of 38 Aboriginal people 'from Victoria', which were repatriated from the Museum of Victoria in 1985. </text:p>
          </table:table-cell>
          <table:table-cell office:value-type="string" calcext:value-type="string">
            <text:p>On NW slope of grassy hill approx. 18m SE from Linithgow Avenue, Kings Domain</text:p>
          </table:table-cell>
          <table:table-cell office:value-type="string" calcext:value-type="string">
            <text:p>Melbourne</text:p>
          </table:table-cell>
          <table:table-cell office:value-type="string" calcext:value-type="string">
            <text:p>Re-burial site</text:p>
          </table:table-cell>
          <table:table-cell office:value-type="string" calcext:value-type="string">
            <text:p>Re-burial</text:p>
          </table:table-cell>
          <table:table-cell table:number-columns-repeated="2"/>
          <table:table-cell office:value-type="string" calcext:value-type="string">
            <text:p>Return of cultural material; Burial </text:p>
          </table:table-cell>
          <table:table-cell office:value-type="string" calcext:value-type="string">
            <text:p>20th Century</text:p>
          </table:table-cell>
          <table:table-cell office:value-type="string" calcext:value-type="string">
            <text:p>None Recorded</text:p>
          </table:table-cell>
          <table:table-cell office:value-type="string" calcext:value-type="string">
            <text:p>Bidawal; Brabiralung; Braikaulung; Bratauolung; Bungjanditj; Bunjilkraura; Bunrong; Dijilamatang; Duduroa; Gunditjmara; Jaadwa; Jaara; Jaitmathang; Jari Jari; Jupagalk; Katubamut; Kirrae; Kolakngat; Krauatungalung; Kurnai; Kurung; Kwatkwat; Latji Latji; Marditjali; Minjambuta; Ngurelban; Pangerang; Tati Tati; Tatungalung; Taungurong; Tjapwurung; Wamba Wamba; Wati Wati; Wathaurung; Watjobaluk; Wurundjeri; Yorta Yorta</text:p>
          </table:table-cell>
          <table:table-cell office:value-type="string" calcext:value-type="string">
            <text:p>None Recorded</text:p>
          </table:table-cell>
          <table:table-cell table:number-columns-repeated="8"/>
          <table:table-cell office:value-type="string" calcext:value-type="string">
            <text:p>None Recorded</text:p>
          </table:table-cell>
          <table:table-cell/>
          <table:table-cell office:value-type="string" calcext:value-type="string">
            <text:p>2F J8</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Kings Domain Resting Place</text:p>
          </table:table-cell>
          <table:table-cell office:value-type="string" calcext:value-type="string">
            <text:p>Burial; Memorial; Art Work; Intangible Associations</text:p>
          </table:table-cell>
          <table:table-cell office:value-type="string" calcext:value-type="string">
            <text:p>Linithgow Avenue</text:p>
          </table:table-cell>
          <table:table-cell table:formula="of:=CONCATENATE([.AE9];&quot;, &quot;;[.F9])" office:value-type="string" office:string-value="Linithgow Avenue, Melbourne" calcext:value-type="string">
            <text:p>Linithgow Avenue, Melbourne</text:p>
          </table:table-cell>
          <table:table-cell office:value-type="string" calcext:value-type="string">
            <text:p>-37.8783462,145.0289156</text:p>
          </table:table-cell>
          <table:table-cell table:formula="of:=LEFT([.AG9];FIND(&quot;,&quot;;[.AG9])-1)" office:value-type="string" office:string-value="-37.8783462" calcext:value-type="string">
            <text:p>-37.8783462</text:p>
          </table:table-cell>
          <table:table-cell table:formula="of:=RIGHT([.AG9];FIND(&quot;,&quot;;[.AG9])-1)" office:value-type="string" office:string-value="145.0289156" calcext:value-type="string">
            <text:p>145.0289156</text:p>
          </table:table-cell>
        </table:table-row>
        <table:table-row table:style-name="ro1">
          <table:table-cell office:value-type="float" office:value="11" calcext:value-type="float">
            <text:p>11</text:p>
          </table:table-cell>
          <table:table-cell office:value-type="string" calcext:value-type="string">
            <text:p>Melbourne Cricket Ground</text:p>
          </table:table-cell>
          <table:table-cell office:value-type="string" calcext:value-type="string">
            <text:p>William Kyle recorded the Yarra Yarra tribe camping on the site now occupied by the Melbourne and Richmond Cricket Clubs in the mid 19th century. The Wurundjeri-willam originally lived in this area.</text:p>
          </table:table-cell>
          <table:table-cell office:value-type="string" calcext:value-type="string">
            <text:p>An Aboriginal camping site is recorded in the mid 19th century on land now occupied by the Melbourne and Richmond Cricket Clubs . </text:p>
          </table:table-cell>
          <table:table-cell office:value-type="string" calcext:value-type="string">
            <text:p>The area around and including what is now Yarra Park</text:p>
          </table:table-cell>
          <table:table-cell office:value-type="string" calcext:value-type="string">
            <text:p>Richmond</text:p>
          </table:table-cell>
          <table:table-cell office:value-type="string" calcext:value-type="string">
            <text:p>Camping site</text:p>
          </table:table-cell>
          <table:table-cell office:value-type="string" calcext:value-type="string">
            <text:p>Camping</text:p>
          </table:table-cell>
          <table:table-cell table:number-columns-repeated="2" office:value-type="string" calcext:value-type="string">
            <text:p>1800s</text:p>
          </table:table-cell>
          <table:table-cell office:value-type="string" calcext:value-type="string">
            <text:p>Temporary occupation; Subsistence</text:p>
          </table:table-cell>
          <table:table-cell office:value-type="string" calcext:value-type="string">
            <text:p>Pre-contact; Early colonial</text:p>
          </table:table-cell>
          <table:table-cell office:value-type="string" calcext:value-type="string">
            <text:p>Woi Wurrung</text:p>
          </table:table-cell>
          <table:table-cell office:value-type="string" calcext:value-type="string">
            <text:p>Wurundjeri-willam; Yarra Yarra</text:p>
          </table:table-cell>
          <table:table-cell office:value-type="string" calcext:value-type="string">
            <text:p>Kulin Nation</text:p>
          </table:table-cell>
          <table:table-cell office:value-type="string" calcext:value-type="string">
            <text:p>VAHR</text:p>
          </table:table-cell>
          <table:table-cell office:value-type="string" calcext:value-type="string">
            <text:p>Register</text:p>
          </table:table-cell>
          <table:table-cell/>
          <table:table-cell office:value-type="string" calcext:value-type="string">
            <text:p>NA</text:p>
          </table:table-cell>
          <table:table-cell office:value-type="string" calcext:value-type="string">
            <text:p>No specific</text:p>
          </table:table-cell>
          <table:table-cell/>
          <table:table-cell office:value-type="string" calcext:value-type="string">
            <text:p>William Kyle</text:p>
          </table:table-cell>
          <table:table-cell office:value-type="string" calcext:value-type="string">
            <text:p>Male</text:p>
          </table:table-cell>
          <table:table-cell office:value-type="string" calcext:value-type="string">
            <text:p>Richmond Cricket Club; Melbourne Cricket Club; City of Melbourne</text:p>
          </table:table-cell>
          <table:table-cell office:value-type="string" calcext:value-type="string">
            <text:p>Sporting Ground</text:p>
          </table:table-cell>
          <table:table-cell office:value-type="string" calcext:value-type="string">
            <text:p>44 B10</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Cricket Ground; Yarra Park</text:p>
          </table:table-cell>
          <table:table-cell office:value-type="string" calcext:value-type="string">
            <text:p>No visible material; Possible archaeological deposits; Intangible associations</text:p>
          </table:table-cell>
          <table:table-cell office:value-type="string" calcext:value-type="string">
            <text:p>Brunton Avenue</text:p>
          </table:table-cell>
          <table:table-cell table:formula="of:=CONCATENATE([.AE10];&quot;, &quot;;[.F10])" office:value-type="string" office:string-value="Brunton Avenue, Richmond" calcext:value-type="string">
            <text:p>Brunton Avenue, Richmond</text:p>
          </table:table-cell>
          <table:table-cell office:value-type="string" calcext:value-type="string">
            <text:p>-37.8231521,144.9890559</text:p>
          </table:table-cell>
          <table:table-cell table:formula="of:=LEFT([.AG10];FIND(&quot;,&quot;;[.AG10])-1)" office:value-type="string" office:string-value="-37.8231521" calcext:value-type="string">
            <text:p>-37.8231521</text:p>
          </table:table-cell>
          <table:table-cell table:formula="of:=RIGHT([.AG10];FIND(&quot;,&quot;;[.AG10])-1)" office:value-type="string" office:string-value="144.9890559" calcext:value-type="string">
            <text:p>144.9890559</text:p>
          </table:table-cell>
        </table:table-row>
        <table:table-row table:style-name="ro1">
          <table:table-cell office:value-type="float" office:value="12" calcext:value-type="float">
            <text:p>12</text:p>
          </table:table-cell>
          <table:table-cell office:value-type="string" calcext:value-type="string">
            <text:p>Baldwin Spencer Building</text:p>
          </table:table-cell>
          <table:table-cell office:value-type="string" calcext:value-type="string">
            <text:p>The Baldwin Spencer Building at the University if Melbourne was opened in 1888 following designs submitted by the first Professor of Biology Walter Baldwin Spencer. Baldwin Spencer is heavily associated with the study of Aboriginal life at the turn of the 20th Century and in 1911 he accepted the position of special commissioner and Chief Protector of Aborgines. Despite his unnacceptable value judgements on Indigenous society, his voluminous written and photographic records endure as a priceless archive of Aboriginal history. </text:p>
          </table:table-cell>
          <table:table-cell office:value-type="string" calcext:value-type="string">
            <text:p>The Baldwin Spencer Building at the University if Melbourne was opened in 1888 following designs submitted by the first Professor of Biology Walter Baldwin Spencer; who took on the position of special commisioner and Chief Protector <text:s/>of Aborigines. </text:p>
          </table:table-cell>
          <table:table-cell office:value-type="string" calcext:value-type="string">
            <text:p>The Baldwin Spencer Building, University of Melbourne</text:p>
          </table:table-cell>
          <table:table-cell office:value-type="string" calcext:value-type="string">
            <text:p>Parkville</text:p>
          </table:table-cell>
          <table:table-cell office:value-type="string" calcext:value-type="string">
            <text:p>Building</text:p>
          </table:table-cell>
          <table:table-cell office:value-type="string" calcext:value-type="string">
            <text:p>Education</text:p>
          </table:table-cell>
          <table:table-cell office:value-type="float" office:value="1888" calcext:value-type="float">
            <text:p>1888</text:p>
          </table:table-cell>
          <table:table-cell/>
          <table:table-cell office:value-type="string" calcext:value-type="string">
            <text:p>University premises</text:p>
          </table:table-cell>
          <table:table-cell office:value-type="string" calcext:value-type="string">
            <text:p>19th Century</text:p>
          </table:table-cell>
          <table:table-cell table:number-columns-repeated="3" office:value-type="string" calcext:value-type="string">
            <text:p>None Recorded</text:p>
          </table:table-cell>
          <table:table-cell table:number-columns-repeated="6"/>
          <table:table-cell office:value-type="string" calcext:value-type="string">
            <text:p>Walter Baldwin Spencer</text:p>
          </table:table-cell>
          <table:table-cell office:value-type="string" calcext:value-type="string">
            <text:p>Male</text:p>
          </table:table-cell>
          <table:table-cell office:value-type="string" calcext:value-type="string">
            <text:p>Special Commisioner and Chief Protector of Aborigines</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Baldwin Spencer Building, University of Melbourne</text:p>
          </table:table-cell>
          <table:table-cell office:value-type="string" calcext:value-type="string">
            <text:p>Structure</text:p>
          </table:table-cell>
          <table:table-cell office:value-type="string" calcext:value-type="string">
            <text:p>156-292 Grattan Street</text:p>
          </table:table-cell>
          <table:table-cell table:formula="of:=CONCATENATE([.AE11];&quot;, &quot;;[.F11])" office:value-type="string" office:string-value="156-292 Grattan Street, Parkville" calcext:value-type="string">
            <text:p>156-292 Grattan Street, Parkville</text:p>
          </table:table-cell>
          <table:table-cell office:value-type="string" calcext:value-type="string">
            <text:p>-37.7999598,144.9605636</text:p>
          </table:table-cell>
          <table:table-cell table:formula="of:=LEFT([.AG11];FIND(&quot;,&quot;;[.AG11])-1)" office:value-type="string" office:string-value="-37.7999598" calcext:value-type="string">
            <text:p>-37.7999598</text:p>
          </table:table-cell>
          <table:table-cell table:formula="of:=RIGHT([.AG11];FIND(&quot;,&quot;;[.AG11])-1)" office:value-type="string" office:string-value="144.9605636" calcext:value-type="string">
            <text:p>144.9605636</text:p>
          </table:table-cell>
        </table:table-row>
        <table:table-row table:style-name="ro1">
          <table:table-cell office:value-type="float" office:value="13" calcext:value-type="float">
            <text:p>13</text:p>
          </table:table-cell>
          <table:table-cell office:value-type="string" calcext:value-type="string">
            <text:p>Derrimut�â��s Grave</text:p>
          </table:table-cell>
          <table:table-cell office:value-type="string" calcext:value-type="string">
            <text:p>Grave and memorial stone erected by some of the early Melbourne colonists to commemorate Derrimut, head of the Yalukit willam clan of the Bonn Wurrung, who�â��s timely information is recorded as having prevented an attack on the colonists by other Aboriginal clans. Derrimut was buried in a public grave on the 29th April 1864.</text:p>
          </table:table-cell>
          <table:table-cell office:value-type="string" calcext:value-type="string">
            <text:p>Grave and memorial stone erected by some of the early colonists to commemorate Derrimut, head of the Yalukit willam clan of the Bonn Wurrung. </text:p>
          </table:table-cell>
          <table:table-cell/>
          <table:table-cell office:value-type="string" calcext:value-type="string">
            <text:p>Carlton North</text:p>
          </table:table-cell>
          <table:table-cell office:value-type="string" calcext:value-type="string">
            <text:p>Grave</text:p>
          </table:table-cell>
          <table:table-cell office:value-type="string" calcext:value-type="string">
            <text:p>Burial; Memorial </text:p>
          </table:table-cell>
          <table:table-cell table:number-columns-repeated="2"/>
          <table:table-cell office:value-type="string" calcext:value-type="string">
            <text:p>Cemetery; Burial </text:p>
          </table:table-cell>
          <table:table-cell office:value-type="string" calcext:value-type="string">
            <text:p>Early colonial; 19th century</text:p>
          </table:table-cell>
          <table:table-cell office:value-type="string" calcext:value-type="string">
            <text:p>Boon Wurrung</text:p>
          </table:table-cell>
          <table:table-cell office:value-type="string" calcext:value-type="string">
            <text:p>Yalukit willam</text:p>
          </table:table-cell>
          <table:table-cell office:value-type="string" calcext:value-type="string">
            <text:p>Kulin Nation</text:p>
          </table:table-cell>
          <table:table-cell table:number-columns-repeated="4"/>
          <table:table-cell office:value-type="string" calcext:value-type="string">
            <text:p>Derrimut</text:p>
          </table:table-cell>
          <table:table-cell office:value-type="string" calcext:value-type="string">
            <text:p>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Burial; Memorial</text:p>
          </table:table-cell>
          <table:table-cell office:value-type="string" calcext:value-type="string">
            <text:p>Melbourne General Cemetery, Cemetery Road West</text:p>
          </table:table-cell>
          <table:table-cell table:formula="of:=CONCATENATE([.AE12];&quot;, &quot;;[.F12])" office:value-type="string" office:string-value="Melbourne General Cemetery, Cemetery Road West, Carlton North" calcext:value-type="string">
            <text:p>Melbourne General Cemetery, Cemetery Road West, Carlton North</text:p>
          </table:table-cell>
          <table:table-cell office:value-type="string" calcext:value-type="string">
            <text:p>-37.7891971,144.9652796</text:p>
          </table:table-cell>
          <table:table-cell table:formula="of:=LEFT([.AG12];FIND(&quot;,&quot;;[.AG12])-1)" office:value-type="string" office:string-value="-37.7891971" calcext:value-type="string">
            <text:p>-37.7891971</text:p>
          </table:table-cell>
          <table:table-cell table:formula="of:=RIGHT([.AG12];FIND(&quot;,&quot;;[.AG12])-1)" office:value-type="string" office:string-value="144.9652796" calcext:value-type="string">
            <text:p>144.9652796</text:p>
          </table:table-cell>
        </table:table-row>
        <table:table-row table:style-name="ro1">
          <table:table-cell office:value-type="float" office:value="14" calcext:value-type="float">
            <text:p>14</text:p>
          </table:table-cell>
          <table:table-cell office:value-type="string" calcext:value-type="string">
            <text:p>Former cemetery site, Queen Victoria Market</text:p>
          </table:table-cell>
          <table:table-cell office:value-type="string" calcext:value-type="string">
            <text:p>The burials of two men were found in 1991 at the site of �â��F�â�� Shed of the Queen Victoria Market, Elizabeth Street. The market was built in 1875 on land which was part of the Old Melbourne Cemetery, and are which now accommodates the eastern part of F Shed is marked as the Aboriginal section on old maps. The men were probably of mixed Aboriginal and non-Aboriginal descent. The site is believed to be the burial place of Tasmanian Aboriginal men Tunnerminnerwait and Maulboyheenner who in 1842 became the first people to be hanged in Melbourne after they were convicted for the murder of two whale-hunters in the Western Port area. </text:p>
          </table:table-cell>
          <table:table-cell office:value-type="string" calcext:value-type="string">
            <text:p>The market was built in 1875 on land which was part of the Old Melbourne Cemetery, part of which was used for the burial of Aboriginal people, including Tunnerminnerwait and Maulboyheenner, the first people to be executed in Melbourne. </text:p>
          </table:table-cell>
          <table:table-cell office:value-type="string" calcext:value-type="string">
            <text:p>In the vicinity of the southernmost covered market area, to the west of Queen Street</text:p>
          </table:table-cell>
          <table:table-cell office:value-type="string" calcext:value-type="string">
            <text:p>Melbourne</text:p>
          </table:table-cell>
          <table:table-cell office:value-type="string" calcext:value-type="string">
            <text:p>Cemetery</text:p>
          </table:table-cell>
          <table:table-cell office:value-type="string" calcext:value-type="string">
            <text:p>Burial</text:p>
          </table:table-cell>
          <table:table-cell office:value-type="float" office:value="1837" calcext:value-type="float">
            <text:p>1837</text:p>
          </table:table-cell>
          <table:table-cell office:value-type="float" office:value="1875" calcext:value-type="float">
            <text:p>1875</text:p>
          </table:table-cell>
          <table:table-cell office:value-type="string" calcext:value-type="string">
            <text:p>Cemetery; Burial </text:p>
          </table:table-cell>
          <table:table-cell office:value-type="string" calcext:value-type="string">
            <text:p>Early colonial; 19th century</text:p>
          </table:table-cell>
          <table:table-cell office:value-type="string" calcext:value-type="string">
            <text:p>Unknown</text:p>
          </table:table-cell>
          <table:table-cell table:number-columns-repeated="2" office:value-type="string" calcext:value-type="string">
            <text:p>None Recorded</text:p>
          </table:table-cell>
          <table:table-cell office:value-type="string" calcext:value-type="string">
            <text:p>VAHR; City of Melbourne 2015, Tunnerminnerwait and Maulboyheenner, City of Melbourne</text:p>
          </table:table-cell>
          <table:table-cell office:value-type="string" calcext:value-type="string">
            <text:p>Register; Web</text:p>
          </table:table-cell>
          <table:table-cell office:value-type="string" calcext:value-type="string">
            <text:p>https://www.melbourne.vic.gov.au/AboutMelbourne/indigenousculture/Pages/TunnerminnerwaitMaulboyheenner.aspx</text:p>
          </table:table-cell>
          <table:table-cell office:value-type="string" calcext:value-type="string">
            <text:p>NA</text:p>
          </table:table-cell>
          <table:table-cell office:value-type="string" calcext:value-type="string">
            <text:p>Tunnerminnerwait; Maulboyheenner</text:p>
          </table:table-cell>
          <table:table-cell office:value-type="string" calcext:value-type="string">
            <text:p>Male</text:p>
          </table:table-cell>
          <table:table-cell office:value-type="string" calcext:value-type="string">
            <text:p>No specific</text:p>
          </table:table-cell>
          <table:table-cell office:value-type="string" calcext:value-type="string">
            <text:p>Male</text:p>
          </table:table-cell>
          <table:table-cell office:value-type="string" calcext:value-type="string">
            <text:p>Queen Victoria Market; Old Melbourne Cemetery </text:p>
          </table:table-cell>
          <table:table-cell office:value-type="string" calcext:value-type="string">
            <text:p>Shopping; Cemetary</text:p>
          </table:table-cell>
          <table:table-cell office:value-type="string" calcext:value-type="string">
            <text:p>2B B12</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Queen Victoria Market; Old Melbourne Cemetery</text:p>
          </table:table-cell>
          <table:table-cell office:value-type="string" calcext:value-type="string">
            <text:p>No surface material; Known archaeological deposits; Burials; Intangible associations</text:p>
          </table:table-cell>
          <table:table-cell office:value-type="string" calcext:value-type="string">
            <text:p>Queen Street</text:p>
          </table:table-cell>
          <table:table-cell table:formula="of:=CONCATENATE([.AE13];&quot;, &quot;;[.F13])" office:value-type="string" office:string-value="Queen Street, Melbourne" calcext:value-type="string">
            <text:p>Queen Street, Melbourne</text:p>
          </table:table-cell>
          <table:table-cell office:value-type="string" calcext:value-type="string">
            <text:p>-37.812648,144.9597002</text:p>
          </table:table-cell>
          <table:table-cell table:formula="of:=LEFT([.AG13];FIND(&quot;,&quot;;[.AG13])-1)" office:value-type="string" office:string-value="-37.812648" calcext:value-type="string">
            <text:p>-37.812648</text:p>
          </table:table-cell>
          <table:table-cell table:formula="of:=RIGHT([.AG13];FIND(&quot;,&quot;;[.AG13])-1)" office:value-type="string" office:string-value="44.9597002" calcext:value-type="string">
            <text:p>44.9597002</text:p>
          </table:table-cell>
        </table:table-row>
        <table:table-row table:style-name="ro1">
          <table:table-cell office:value-type="float" office:value="15" calcext:value-type="float">
            <text:p>15</text:p>
          </table:table-cell>
          <table:table-cell office:value-type="string" calcext:value-type="string">
            <text:p>Victorian Parliament Building</text:p>
          </table:table-cell>
          <table:table-cell office:value-type="string" calcext:value-type="string">
            <text:p>In 1874, when the Coranderrk Aboriginal reserve came under threat of closure, William Barak launched a political campaign, assisted by Thomas Dunolly and his nephew Robert Wandin. This culminated in a walk to Parliament House to meet Chief Secretary Graham Berry whose intervention stopped the closure of the reserve. </text:p>
          </table:table-cell>
          <table:table-cell office:value-type="string" calcext:value-type="string">
            <text:p>In 1874, when the Coranderrk Aboriginal reserve came under threat of closure, William Barak launched a political campaign, to keep the mission open which culminated in a walk to Parliament House. </text:p>
          </table:table-cell>
          <table:table-cell/>
          <table:table-cell office:value-type="string" calcext:value-type="string">
            <text:p>East Melbourne</text:p>
          </table:table-cell>
          <table:table-cell office:value-type="string" calcext:value-type="string">
            <text:p>Building</text:p>
          </table:table-cell>
          <table:table-cell office:value-type="string" calcext:value-type="string">
            <text:p>Political Meetings</text:p>
          </table:table-cell>
          <table:table-cell table:number-columns-repeated="2" office:value-type="float" office:value="1874" calcext:value-type="float">
            <text:p>1874</text:p>
          </table:table-cell>
          <table:table-cell office:value-type="string" calcext:value-type="string">
            <text:p>Seat of government</text:p>
          </table:table-cell>
          <table:table-cell office:value-type="string" calcext:value-type="string">
            <text:p>19th Century</text:p>
          </table:table-cell>
          <table:table-cell table:number-columns-repeated="3" office:value-type="string" calcext:value-type="string">
            <text:p>None Recorded</text:p>
          </table:table-cell>
          <table:table-cell office:value-type="string" calcext:value-type="string">
            <text:p>Creative Victoria and CV Content Contributors 2014, William Barak: King of the Yarra, Creative Victoria and CV Content Contributors. </text:p>
          </table:table-cell>
          <table:table-cell office:value-type="string" calcext:value-type="string">
            <text:p>Web</text:p>
          </table:table-cell>
          <table:table-cell office:value-type="string" calcext:value-type="string">
            <text:p>http://www.cv.vic.gov.au/stories/william-barak/5588/william-barak--king-of-the-yarra/</text:p>
          </table:table-cell>
          <table:table-cell/>
          <table:table-cell office:value-type="string" calcext:value-type="string">
            <text:p><text:s/>William Barak; Thomas Dunolly; Robert Wandin</text:p>
          </table:table-cell>
          <table:table-cell office:value-type="string" calcext:value-type="string">
            <text:p>Male</text:p>
          </table:table-cell>
          <table:table-cell office:value-type="string" calcext:value-type="string">
            <text:p>Graham Berry</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Victoria Parliament Building</text:p>
          </table:table-cell>
          <table:table-cell office:value-type="string" calcext:value-type="string">
            <text:p>Structure</text:p>
          </table:table-cell>
          <table:table-cell office:value-type="string" calcext:value-type="string">
            <text:p>110 �â�� 116 Spring Street</text:p>
          </table:table-cell>
          <table:table-cell table:formula="of:=CONCATENATE([.AE14];&quot;, &quot;;[.F14])" office:value-type="string" office:string-value="110 �â�� 116 Spring Street, East Melbourne" calcext:value-type="string">
            <text:p>110 �â�� 116 Spring Street, East Melbourne</text:p>
          </table:table-cell>
          <table:table-cell office:value-type="string" calcext:value-type="string">
            <text:p>-37.812648,144.9597002</text:p>
          </table:table-cell>
          <table:table-cell table:formula="of:=LEFT([.AG14];FIND(&quot;,&quot;;[.AG14])-1)" office:value-type="string" office:string-value="-37.812648" calcext:value-type="string">
            <text:p>-37.812648</text:p>
          </table:table-cell>
          <table:table-cell table:formula="of:=RIGHT([.AG14];FIND(&quot;,&quot;;[.AG14])-1)" office:value-type="string" office:string-value="44.9597002" calcext:value-type="string">
            <text:p>44.9597002</text:p>
          </table:table-cell>
        </table:table-row>
        <table:table-row table:style-name="ro1">
          <table:table-cell office:value-type="float" office:value="16" calcext:value-type="float">
            <text:p>16</text:p>
          </table:table-cell>
          <table:table-cell office:value-type="string" calcext:value-type="string">
            <text:p>Parliament Hill (approximate location)</text:p>
          </table:table-cell>
          <table:table-cell office:value-type="string" calcext:value-type="string">
            <text:p>In 1835, when the first Europeans arrived, the future site of Parliament House, on the hill later known as the Eastern, or Parliament, Hill, was a gum and wattle forest. This site was a traditional Kulin meeting place and favoured for inter-clan gatherings and ceremonial purposes, including corroborees. When Aboriginal clans gathered together, dancing displays welcomed visitors and celebrated special events. There exists an eyewitness account of a corroboree in 1836, on the site of Parliament House. The writer of the Chronicles of Early Melbourne, "Garryowen", or Edmund Finn, describes a corroboree that occurred on Parliament Hill, on 21st August, 1836, just 14 months after Batman rowed up the Yarra to the site now occupied by the central business district of Melbourne. Garryowen, who arrived in Australia in 1841, was not an eyewitness to this corroboree, but his unnamed source might be the surveyor Robert Russell whom he cites as one of his principal authorities for the events of 1836. Garryowen�â��s account, stripped of the racism that was typical of the attitudes of many Europeans at the time, is as follows: �â��The anniversary of the Regal Nativity [the birthday of King William IV] was 21st August, and on that day�â��¦after dark, the Aborigines had the good manners to treat the whites to a[n]�â��¦entertainment further away on the hill, where the Parliament Houses were opened just twenty years after. The blackfellows�â��¦treated their guests �â�� for the first time performed before white men �â�� to their great national dance, known as the �â��ngargee�â��. Semicircling a huge bonfire, they pirouetted�â��¦around the flames, which leaping up to the sky, illumined the then houseless surrounding country�â��. This event draws together a number of interesting strands. It occurred very early in the history of European settlement and appears to be an eyewitness account; possibly the first time Europeans had seen a corroboree. <text:s/>The location was one traditionally used for corroborees and may have been considered a special place of power. The corroboree may have been intended as a welcome to the new people and/or as a celebration of their important man. It can be argued that it was a gift or a great honour for this ceremony to have been performed in conjunction with a European celebration.</text:p>
          </table:table-cell>
          <table:table-cell office:value-type="string" calcext:value-type="string">
            <text:p>Parliament Hill, which was a traditional Kulin meeting place and favoured for inter-clan gatherings and ceremonial purposes, is recorded as the site of a corroboree on 21st August, 1836, just 14 months after Batman rowed up the Yarra to the site now occupied by the central business district of Melbourne.</text:p>
          </table:table-cell>
          <table:table-cell/>
          <table:table-cell office:value-type="string" calcext:value-type="string">
            <text:p>East Melbourne</text:p>
          </table:table-cell>
          <table:table-cell office:value-type="string" calcext:value-type="string">
            <text:p>Corroboree Location</text:p>
          </table:table-cell>
          <table:table-cell office:value-type="string" calcext:value-type="string">
            <text:p>Corroboree</text:p>
          </table:table-cell>
          <table:table-cell table:number-columns-repeated="2" office:value-type="float" office:value="1836" calcext:value-type="float">
            <text:p>1836</text:p>
          </table:table-cell>
          <table:table-cell office:value-type="string" calcext:value-type="string">
            <text:p>Dancing; Singing; Ceremony; Business</text:p>
          </table:table-cell>
          <table:table-cell office:value-type="string" calcext:value-type="string">
            <text:p>Pre-contact; Early colonial</text:p>
          </table:table-cell>
          <table:table-cell table:number-columns-repeated="3" office:value-type="string" calcext:value-type="string">
            <text:p>None Recorded</text:p>
          </table:table-cell>
          <table:table-cell office:value-type="string" calcext:value-type="string">
            <text:p>Presland, G 1985, Aboriginal Melbourne: The Lost Land of the Kulin People, Harriland Press, Forest Hill; Parliament of Victoria 2010, Traditional Owners and the site of Parliament Hill, Parliament of Victoria</text:p>
          </table:table-cell>
          <table:table-cell office:value-type="string" calcext:value-type="string">
            <text:p>Book; Web</text:p>
          </table:table-cell>
          <table:table-cell office:value-type="string" calcext:value-type="string">
            <text:p>http://www.parliament.vic.gov.au/about/the-history-of-parliament/traditional-owners-and-site-of-parliament-house</text:p>
          </table:table-cell>
          <table:table-cell table:number-columns-repeated="5"/>
          <table:table-cell office:value-type="string" calcext:value-type="string">
            <text:p>None Recorded</text:p>
          </table:table-cell>
          <table:table-cell/>
          <table:table-cell office:value-type="string" calcext:value-type="string">
            <text:p>2F K2</text:p>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Suspected Archaeological Deposits</text:p>
          </table:table-cell>
          <table:table-cell/>
          <table:table-cell table:formula="of:=CONCATENATE([.AE15];&quot;, &quot;;[.F15])" office:value-type="string" office:string-value=", East Melbourne" calcext:value-type="string">
            <text:p>, East Melbourne</text:p>
          </table:table-cell>
          <table:table-cell office:value-type="string" calcext:value-type="string">
            <text:p>-37.8154085,144.9813591</text:p>
          </table:table-cell>
          <table:table-cell table:formula="of:=LEFT([.AG15];FIND(&quot;,&quot;;[.AG15])-1)" office:value-type="string" office:string-value="-37.8154085" calcext:value-type="string">
            <text:p>-37.8154085</text:p>
          </table:table-cell>
          <table:table-cell table:formula="of:=RIGHT([.AG15];FIND(&quot;,&quot;;[.AG15])-1)" office:value-type="string" office:string-value="144.9813591" calcext:value-type="string">
            <text:p>144.9813591</text:p>
          </table:table-cell>
        </table:table-row>
        <table:table-row table:style-name="ro1">
          <table:table-cell office:value-type="float" office:value="17" calcext:value-type="float">
            <text:p>17</text:p>
          </table:table-cell>
          <table:table-cell office:value-type="string" calcext:value-type="string">
            <text:p>Site of Yarra Mission</text:p>
          </table:table-cell>
          <table:table-cell office:value-type="string" calcext:value-type="string">
            <text:p>In 1837, prior to the establishment of the <text:s/>Aboriginal Protectorate, a mission comprising three houses and a number of huts was established <text:s/>on the south side of the Yarra River, at what had been an Aboriginal meeting place and corroboree site and is now occupied by Melbourne�â��s Royal Botanical Gardens. The mission and school failed and was closed in March 1939 because the people of the Kulin nations refused to give up cultural practices of travelling and hunting at certain times of the year. William Barak is known to have attended the Mission School. He later joined the Native Mounted Police in 1844, in which he was given the name of William Barak and became Police Trooper No. 19.</text:p>
          </table:table-cell>
          <table:table-cell office:value-type="string" calcext:value-type="string">
            <text:p>A mission school comprising three houses and a number of huts, which is known to have been attended by William Barak, was established in 1837 but closed in March 1839. </text:p>
          </table:table-cell>
          <table:table-cell office:value-type="string" calcext:value-type="string">
            <text:p>On site of Royal Botanic Gardens and properties between Anderson Street and Punt Road</text:p>
          </table:table-cell>
          <table:table-cell office:value-type="string" calcext:value-type="string">
            <text:p>South Yarra</text:p>
          </table:table-cell>
          <table:table-cell office:value-type="string" calcext:value-type="string">
            <text:p>Mission Site</text:p>
          </table:table-cell>
          <table:table-cell office:value-type="string" calcext:value-type="string">
            <text:p>Housing; Work; Schools; Church</text:p>
          </table:table-cell>
          <table:table-cell table:number-columns-repeated="2"/>
          <table:table-cell office:value-type="string" calcext:value-type="string">
            <text:p>Living; Temporary Occupation; Subsistence</text:p>
          </table:table-cell>
          <table:table-cell office:value-type="string" calcext:value-type="string">
            <text:p>19th century</text:p>
          </table:table-cell>
          <table:table-cell table:number-columns-repeated="3" office:value-type="string" calcext:value-type="string">
            <text:p>None Recorded</text:p>
          </table:table-cell>
          <table:table-cell office:value-type="string" calcext:value-type="string">
            <text:p>The Aboriginal History of the Yarra 2013, The Protectorate, The Aboriginal History of the Yarra</text:p>
          </table:table-cell>
          <table:table-cell office:value-type="string" calcext:value-type="string">
            <text:p>Register; Web</text:p>
          </table:table-cell>
          <table:table-cell office:value-type="string" calcext:value-type="string">
            <text:p>http://aboriginalhistoryofyarra.com.au/7-the-protectorate/</text:p>
          </table:table-cell>
          <table:table-cell/>
          <table:table-cell office:value-type="string" calcext:value-type="string">
            <text:p>William Barak</text:p>
          </table:table-cell>
          <table:table-cell office:value-type="string" calcext:value-type="string">
            <text:p>Male</text:p>
          </table:table-cell>
          <table:table-cell table:number-columns-repeated="2"/>
          <table:table-cell office:value-type="string" calcext:value-type="string">
            <text:p>None Recorded</text:p>
          </table:table-cell>
          <table:table-cell/>
          <table:table-cell office:value-type="string" calcext:value-type="string">
            <text:p>2G B10-11</text:p>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Suspected Archaeological Deposits; </text:p>
          </table:table-cell>
          <table:table-cell office:value-type="string" calcext:value-type="string">
            <text:p>Birdwood Avenue</text:p>
          </table:table-cell>
          <table:table-cell table:formula="of:=CONCATENATE([.AE16];&quot;, &quot;;[.F16])" office:value-type="string" office:string-value="Birdwood Avenue, South Yarra" calcext:value-type="string">
            <text:p>Birdwood Avenue, South Yarra</text:p>
          </table:table-cell>
          <table:table-cell office:value-type="string" calcext:value-type="string">
            <text:p>-37.8310458,144.9765985</text:p>
          </table:table-cell>
          <table:table-cell table:formula="of:=LEFT([.AG16];FIND(&quot;,&quot;;[.AG16])-1)" office:value-type="string" office:string-value="-37.8310458" calcext:value-type="string">
            <text:p>-37.8310458</text:p>
          </table:table-cell>
          <table:table-cell table:formula="of:=RIGHT([.AG16];FIND(&quot;,&quot;;[.AG16])-1)" office:value-type="string" office:string-value="144.9765985" calcext:value-type="string">
            <text:p>144.9765985</text:p>
          </table:table-cell>
        </table:table-row>
        <table:table-row table:style-name="ro1">
          <table:table-cell office:value-type="float" office:value="18" calcext:value-type="float">
            <text:p>18</text:p>
          </table:table-cell>
          <table:table-cell office:value-type="string" calcext:value-type="string">
            <text:p>Royal Botanic Gardens</text:p>
          </table:table-cell>
          <table:table-cell office:value-type="string" calcext:value-type="string">
            <text:p>The site of the former Yarra Mission was chosen for the botanic gardens in 1845. An Aboriginal Heritage Walk is currently run by Indigenous Guides through the gardens. This includes a traditional smoking ceremony and covers traditional uses of plants for food, tools and medicine.</text:p>
          </table:table-cell>
          <table:table-cell office:value-type="string" calcext:value-type="string">
            <text:p>An Aboriginal Heritage Walk is currently run by Indigenous Guides through the gardens, part of which comprise the site of the former Yarra Mission. </text:p>
          </table:table-cell>
          <table:table-cell/>
          <table:table-cell office:value-type="string" calcext:value-type="string">
            <text:p>South Yarra</text:p>
          </table:table-cell>
          <table:table-cell office:value-type="string" calcext:value-type="string">
            <text:p>Cultural Tour</text:p>
          </table:table-cell>
          <table:table-cell office:value-type="string" calcext:value-type="string">
            <text:p>Education; Walking; Gardens</text:p>
          </table:table-cell>
          <table:table-cell office:value-type="float" office:value="1845" calcext:value-type="float">
            <text:p>1845</text:p>
          </table:table-cell>
          <table:table-cell/>
          <table:table-cell office:value-type="string" calcext:value-type="string">
            <text:p>Entertainment</text:p>
          </table:table-cell>
          <table:table-cell office:value-type="string" calcext:value-type="string">
            <text:p>Early colonial; 19th century; 21st century</text:p>
          </table:table-cell>
          <table:table-cell table:number-columns-repeated="3" office:value-type="string" calcext:value-type="string">
            <text:p>None Recorded</text:p>
          </table:table-cell>
          <table:table-cell table:number-columns-repeated="8"/>
          <table:table-cell office:value-type="string" calcext:value-type="string">
            <text:p>None Recorded</text:p>
          </table:table-cell>
          <table:table-cell office:value-type="string" calcext:value-type="string">
            <text:p>Botanic Gardens</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Royal Botanic Gardens</text:p>
          </table:table-cell>
          <table:table-cell office:value-type="string" calcext:value-type="string">
            <text:p>Suspected Archaeological Deposits; </text:p>
          </table:table-cell>
          <table:table-cell office:value-type="string" calcext:value-type="string">
            <text:p>Birdwood Avenue</text:p>
          </table:table-cell>
          <table:table-cell table:formula="of:=CONCATENATE([.AE17];&quot;, &quot;;[.F17])" office:value-type="string" office:string-value="Birdwood Avenue, South Yarra" calcext:value-type="string">
            <text:p>Birdwood Avenue, South Yarra</text:p>
          </table:table-cell>
          <table:table-cell office:value-type="string" calcext:value-type="string">
            <text:p>-37.8310458,144.9765985</text:p>
          </table:table-cell>
          <table:table-cell table:formula="of:=LEFT([.AG17];FIND(&quot;,&quot;;[.AG17])-1)" office:value-type="string" office:string-value="-37.8310458" calcext:value-type="string">
            <text:p>-37.8310458</text:p>
          </table:table-cell>
          <table:table-cell table:formula="of:=RIGHT([.AG17];FIND(&quot;,&quot;;[.AG17])-1)" office:value-type="string" office:string-value="144.9765985" calcext:value-type="string">
            <text:p>144.9765985</text:p>
          </table:table-cell>
        </table:table-row>
        <table:table-row table:style-name="ro1">
          <table:table-cell office:value-type="float" office:value="19" calcext:value-type="float">
            <text:p>19</text:p>
          </table:table-cell>
          <table:table-cell office:value-type="string" calcext:value-type="string">
            <text:p>Koorie Heritage Trust</text:p>
          </table:table-cell>
          <table:table-cell office:value-type="string" calcext:value-type="string">
            <text:p>The Koorie Heritage Trust Inc is a not-for-profit Aboriginal community organisation that aims to protect, preserve and promote the living culture of Aboriginal people of south-eastern Australia. The Trust cares for a diverse range of artefacts, artworks, crafts, oral histories, books, manuscripts, historical material and photographs and houses four gallery spaces, including a permanent interactive exhibition that teaches about Koorie history and culture. </text:p>
          </table:table-cell>
          <table:table-cell office:value-type="string" calcext:value-type="string">
            <text:p>The Koorie Heritage Trust Inc is a not-for-profit Aboriginal community organisation that aims to protect, preserve and promote the living culture of Aboriginal people of south-eastern Australia.</text:p>
          </table:table-cell>
          <table:table-cell/>
          <table:table-cell office:value-type="string" calcext:value-type="string">
            <text:p>Melbourne</text:p>
          </table:table-cell>
          <table:table-cell office:value-type="string" calcext:value-type="string">
            <text:p>Collection; Building; Cultural Tour</text:p>
          </table:table-cell>
          <table:table-cell office:value-type="string" calcext:value-type="string">
            <text:p>Education; Art Display; Preservation</text:p>
          </table:table-cell>
          <table:table-cell table:number-columns-repeated="2"/>
          <table:table-cell office:value-type="string" calcext:value-type="string">
            <text:p>Entertainment</text:p>
          </table:table-cell>
          <table:table-cell office:value-type="string" calcext:value-type="string">
            <text:p>20th Century; 21st Century</text:p>
          </table:table-cell>
          <table:table-cell table:number-columns-repeated="3" office:value-type="string" calcext:value-type="string">
            <text:p>None Recorded</text:p>
          </table:table-cell>
          <table:table-cell table:number-columns-repeated="8"/>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The Koorie Heritage Trust</text:p>
          </table:table-cell>
          <table:table-cell office:value-type="string" calcext:value-type="string">
            <text:p>Structure</text:p>
          </table:table-cell>
          <table:table-cell office:value-type="string" calcext:value-type="string">
            <text:p>295-299 King Street</text:p>
          </table:table-cell>
          <table:table-cell table:formula="of:=CONCATENATE([.AE18];&quot;, &quot;;[.F18])" office:value-type="string" office:string-value="295-299 King Street, Melbourne" calcext:value-type="string">
            <text:p>295-299 King Street, Melbourne</text:p>
          </table:table-cell>
          <table:table-cell office:value-type="string" calcext:value-type="string">
            <text:p>-37.8133469,144.9543025</text:p>
          </table:table-cell>
          <table:table-cell table:formula="of:=LEFT([.AG18];FIND(&quot;,&quot;;[.AG18])-1)" office:value-type="string" office:string-value="-37.8133469" calcext:value-type="string">
            <text:p>-37.8133469</text:p>
          </table:table-cell>
          <table:table-cell table:formula="of:=RIGHT([.AG18];FIND(&quot;,&quot;;[.AG18])-1)" office:value-type="string" office:string-value="144.9543025" calcext:value-type="string">
            <text:p>144.9543025</text:p>
          </table:table-cell>
        </table:table-row>
        <table:table-row table:style-name="ro1">
          <table:table-cell office:value-type="float" office:value="20" calcext:value-type="float">
            <text:p>20</text:p>
          </table:table-cell>
          <table:table-cell office:value-type="string" calcext:value-type="string">
            <text:p>William Street Falls</text:p>
          </table:table-cell>
          <table:table-cell office:value-type="string" calcext:value-type="string">
            <text:p>At this point a c.1 �Â�½ metre high basalt ledge and rocks ran across the river, dividing the river into two different freshwater and salt water ecosystems. It provided the only crossing point for several kilometres and was of great importance to Aboriginal people who met here at least twice a year to settle grievances and for other matters. The falls were destroyed with dynamite in order to make the upper Yarra navigable. The site is commemorated by a plaque.</text:p>
          </table:table-cell>
          <table:table-cell office:value-type="string" calcext:value-type="string">
            <text:p>Before they were dynamited to make the upper Yarra navigable, the falls provided a meeting point of great importance to clans in the area where they met at least twice a year to settle grievances and for other matters. </text:p>
          </table:table-cell>
          <table:table-cell office:value-type="string" calcext:value-type="string">
            <text:p>On the Yarra at the foot of what is now William Street</text:p>
          </table:table-cell>
          <table:table-cell office:value-type="string" calcext:value-type="string">
            <text:p>Melbourne</text:p>
          </table:table-cell>
          <table:table-cell office:value-type="string" calcext:value-type="string">
            <text:p>Remnant Geography</text:p>
          </table:table-cell>
          <table:table-cell office:value-type="string" calcext:value-type="string">
            <text:p>Meetings; Corroboree</text:p>
          </table:table-cell>
          <table:table-cell table:number-columns-repeated="2"/>
          <table:table-cell office:value-type="string" calcext:value-type="string">
            <text:p>Dancing; Singing; Ceremony; Business</text:p>
          </table:table-cell>
          <table:table-cell office:value-type="string" calcext:value-type="string">
            <text:p>Pre-contact</text:p>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table:number-columns-repeated="6"/>
          <table:table-cell office:value-type="string" calcext:value-type="string">
            <text:p>None Recorded</text:p>
          </table:table-cell>
          <table:table-cell/>
          <table:table-cell office:value-type="string" calcext:value-type="string">
            <text:p>2F C6-D7</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William St</text:p>
          </table:table-cell>
          <table:table-cell office:value-type="string" calcext:value-type="string">
            <text:p>Suspected Archaeological Deposits; Memorial; Intangible Associations</text:p>
          </table:table-cell>
          <table:table-cell/>
          <table:table-cell table:formula="of:=CONCATENATE([.AE19];&quot;, &quot;;[.F19])" office:value-type="string" office:string-value=", Melbourne" calcext:value-type="string">
            <text:p>, Melbourne</text:p>
          </table:table-cell>
          <table:table-cell office:value-type="string" calcext:value-type="string">
            <text:p>-37.8602828,145.079616</text:p>
          </table:table-cell>
          <table:table-cell table:formula="of:=LEFT([.AG19];FIND(&quot;,&quot;;[.AG19])-1)" office:value-type="string" office:string-value="-37.8602828" calcext:value-type="string">
            <text:p>-37.8602828</text:p>
          </table:table-cell>
          <table:table-cell table:formula="of:=RIGHT([.AG19];FIND(&quot;,&quot;;[.AG19])-1)" office:value-type="string" office:string-value=",145.079616" calcext:value-type="string">
            <text:p>,145.079616</text:p>
          </table:table-cell>
        </table:table-row>
        <table:table-row table:style-name="ro1">
          <table:table-cell office:value-type="float" office:value="21" calcext:value-type="float">
            <text:p>21</text:p>
          </table:table-cell>
          <table:table-cell office:value-type="string" calcext:value-type="string">
            <text:p>Government House Battle Site</text:p>
          </table:table-cell>
          <table:table-cell table:number-columns-repeated="2" office:value-type="string" calcext:value-type="string">
            <text:p>The hill on which Government House stands was a known meeting place for Aboriginal clans, at which a battle (during which no lives were lost) was witnessed by the Hon. Fred Belcher in 1839.</text:p>
          </table:table-cell>
          <table:table-cell/>
          <table:table-cell office:value-type="string" calcext:value-type="string">
            <text:p>Melbourne</text:p>
          </table:table-cell>
          <table:table-cell office:value-type="string" calcext:value-type="string">
            <text:p>Battle Site</text:p>
          </table:table-cell>
          <table:table-cell office:value-type="string" calcext:value-type="string">
            <text:p>Battle</text:p>
          </table:table-cell>
          <table:table-cell table:number-columns-repeated="2" office:value-type="float" office:value="1839" calcext:value-type="float">
            <text:p>1839</text:p>
          </table:table-cell>
          <table:table-cell office:value-type="string" calcext:value-type="string">
            <text:p>Battle</text:p>
          </table:table-cell>
          <table:table-cell office:value-type="string" calcext:value-type="string">
            <text:p>Early colonial</text:p>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table:number-columns-repeated="4"/>
          <table:table-cell office:value-type="string" calcext:value-type="string">
            <text:p>Hon. Fred. Belcher</text:p>
          </table:table-cell>
          <table:table-cell office:value-type="string" calcext:value-type="string">
            <text:p>Male</text:p>
          </table:table-cell>
          <table:table-cell office:value-type="string" calcext:value-type="string">
            <text:p>None Recorded</text:p>
          </table:table-cell>
          <table:table-cell/>
          <table:table-cell office:value-type="string" calcext:value-type="string">
            <text:p>2G A11</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Government House</text:p>
          </table:table-cell>
          <table:table-cell office:value-type="string" calcext:value-type="string">
            <text:p>Suspected Archaeological Deposits; Memorial; Intangible Associations</text:p>
          </table:table-cell>
          <table:table-cell office:value-type="string" calcext:value-type="string">
            <text:p>Government House Drive</text:p>
          </table:table-cell>
          <table:table-cell table:formula="of:=CONCATENATE([.AE20];&quot;, &quot;;[.F20])" office:value-type="string" office:string-value="Government House Drive, Melbourne" calcext:value-type="string">
            <text:p>Government House Drive, Melbourne</text:p>
          </table:table-cell>
          <table:table-cell office:value-type="string" calcext:value-type="string">
            <text:p>-37.8271965,144.9743728</text:p>
          </table:table-cell>
          <table:table-cell table:formula="of:=LEFT([.AG20];FIND(&quot;,&quot;;[.AG20])-1)" office:value-type="string" office:string-value="-37.8271965" calcext:value-type="string">
            <text:p>-37.8271965</text:p>
          </table:table-cell>
          <table:table-cell table:formula="of:=RIGHT([.AG20];FIND(&quot;,&quot;;[.AG20])-1)" office:value-type="string" office:string-value="144.9743728" calcext:value-type="string">
            <text:p>144.9743728</text:p>
          </table:table-cell>
        </table:table-row>
        <table:table-row table:style-name="ro1">
          <table:table-cell office:value-type="float" office:value="22" calcext:value-type="float">
            <text:p>22</text:p>
          </table:table-cell>
          <table:table-cell office:value-type="string" calcext:value-type="string">
            <text:p>Former Barracks of the Native Police in Yarra Park</text:p>
          </table:table-cell>
          <table:table-cell office:value-type="string" calcext:value-type="string">
            <text:p>The Native police stayed in these barracks when absent from their station on the Dandenong flats. In 1853, when 10 acres were set aside for the use of the Melbourne Cricket Club, Aboriginal people were still camping nearby.</text:p>
          </table:table-cell>
          <table:table-cell office:value-type="string" calcext:value-type="string">
            <text:p>The Native police stayed in these barracks when absent from their station on the Dandenong flats. </text:p>
          </table:table-cell>
          <table:table-cell office:value-type="string" calcext:value-type="string">
            <text:p>Located near the corner of Punt Road and Wellington Street</text:p>
          </table:table-cell>
          <table:table-cell office:value-type="string" calcext:value-type="string">
            <text:p>Richmond</text:p>
          </table:table-cell>
          <table:table-cell office:value-type="string" calcext:value-type="string">
            <text:p>Native Police Barracks</text:p>
          </table:table-cell>
          <table:table-cell office:value-type="string" calcext:value-type="string">
            <text:p>Housing; Work</text:p>
          </table:table-cell>
          <table:table-cell office:value-type="float" office:value="1853" calcext:value-type="float">
            <text:p>1853</text:p>
          </table:table-cell>
          <table:table-cell table:number-columns-repeated="2"/>
          <table:table-cell office:value-type="string" calcext:value-type="string">
            <text:p>Early colonial; 19th Century</text:p>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office:value-type="string" calcext:value-type="string">
            <text:p>http://www.prov.vic.gov.au/online-exhibitions/nativepolice/background.html</text:p>
          </table:table-cell>
          <table:table-cell table:number-columns-repeated="5"/>
          <table:table-cell office:value-type="string" calcext:value-type="string">
            <text:p>Melbourne Cricket Club</text:p>
          </table:table-cell>
          <table:table-cell office:value-type="string" calcext:value-type="string">
            <text:p>Sporting Ground</text:p>
          </table:table-cell>
          <table:table-cell office:value-type="string" calcext:value-type="string">
            <text:p>2G F5-E7</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Cricket Club; MCG</text:p>
          </table:table-cell>
          <table:table-cell office:value-type="string" calcext:value-type="string">
            <text:p>Intangible Associations; Suspected Archaeological Deposits</text:p>
          </table:table-cell>
          <table:table-cell/>
          <table:table-cell table:formula="of:=CONCATENATE([.AE21];&quot;, &quot;;[.F21])" office:value-type="string" office:string-value=", Richmond" calcext:value-type="string">
            <text:p>, Richmond</text:p>
          </table:table-cell>
          <table:table-cell office:value-type="string" calcext:value-type="string">
            <text:p>-37.8231521,144.9890559</text:p>
          </table:table-cell>
          <table:table-cell table:formula="of:=LEFT([.AG21];FIND(&quot;,&quot;;[.AG21])-1)" office:value-type="string" office:string-value="-37.8231521" calcext:value-type="string">
            <text:p>-37.8231521</text:p>
          </table:table-cell>
          <table:table-cell table:formula="of:=RIGHT([.AG21];FIND(&quot;,&quot;;[.AG21])-1)" office:value-type="string" office:string-value="144.9890559" calcext:value-type="string">
            <text:p>144.9890559</text:p>
          </table:table-cell>
        </table:table-row>
        <table:table-row table:style-name="ro1">
          <table:table-cell office:value-type="float" office:value="23" calcext:value-type="float">
            <text:p>23</text:p>
          </table:table-cell>
          <table:table-cell office:value-type="string" calcext:value-type="string">
            <text:p>Another View Walking Trail</text:p>
          </table:table-cell>
          <table:table-cell office:value-type="string" calcext:value-type="string">
            <text:p>A project initiated by Melbourne City Council, providing an Aboriginal view of cultural and historic places and their role in Australian history. The trail is accompanied by a guide book: Another View Walking Trail - Pathway of the Rainbow Serpent. The walk is a collaboration of Aboriginal and non-Aboriginal visual artists, writers and researchers, particularly Ray Thomas (Gunnai tribe Gippsland Victoria), Megan Evans and Robert Mate Mate (Woorabinda/Berigaba tribe Queensland). The trail includes the following: Parliament House, Old Melbourne Gaol, Flagstaff Gardens, Melbourne Remand Centre, National Mutual Plaza, Old Customs House, Princes Bridge, Queen Victoria Monument and the Burke and Wills Monument. </text:p>
          </table:table-cell>
          <table:table-cell office:value-type="string" calcext:value-type="string">
            <text:p>A project initiated by Melbourne City Council, providing an Aboriginal view of cultural and historic places and their role in Australian history as well as Aboriginal history. </text:p>
          </table:table-cell>
          <table:table-cell table:number-columns-repeated="2"/>
          <table:table-cell office:value-type="string" calcext:value-type="string">
            <text:p>Walking Tour</text:p>
          </table:table-cell>
          <table:table-cell office:value-type="string" calcext:value-type="string">
            <text:p>Education; Art Display</text:p>
          </table:table-cell>
          <table:table-cell table:number-columns-repeated="2"/>
          <table:table-cell office:value-type="string" calcext:value-type="string">
            <text:p>Entertainment</text:p>
          </table:table-cell>
          <table:table-cell/>
          <table:table-cell table:number-columns-repeated="2" office:value-type="string" calcext:value-type="string">
            <text:p>None Recorded</text:p>
          </table:table-cell>
          <table:table-cell office:value-type="string" calcext:value-type="string">
            <text:p>Gunnai; Woorabinda; Berigaba</text:p>
          </table:table-cell>
          <table:table-cell office:value-type="string" calcext:value-type="string">
            <text:p>Another View Walking Trail �â�� Pathway of the Rainbow Serpent</text:p>
          </table:table-cell>
          <table:table-cell office:value-type="string" calcext:value-type="string">
            <text:p>Guide Book</text:p>
          </table:table-cell>
          <table:table-cell table:number-columns-repeated="2"/>
          <table:table-cell office:value-type="string" calcext:value-type="string">
            <text:p>Ray Thomas; Robert Mate Mate</text:p>
          </table:table-cell>
          <table:table-cell office:value-type="string" calcext:value-type="string">
            <text:p>Male</text:p>
          </table:table-cell>
          <table:table-cell office:value-type="string" calcext:value-type="string">
            <text:p>Megan Evans</text:p>
          </table:table-cell>
          <table:table-cell office:value-type="string" calcext:value-type="string">
            <text:p>Fe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Parliament House; Old Melbourne Gaol; Flagstaff Gardens; Melbourne Remand Centre; National Mutual Plaza; Old Customs House; Princes Bridge; Queen Victoria Monument; Burke and Wills Monument</text:p>
          </table:table-cell>
          <table:table-cell office:value-type="string" calcext:value-type="string">
            <text:p>Art Work; Intangible Associations; Structure</text:p>
          </table:table-cell>
          <table:table-cell/>
          <table:table-cell table:formula="of:=CONCATENATE([.AE22];&quot;, &quot;;[.F22])" office:value-type="string" office:string-value=", " calcext:value-type="string">
            <text:p>, </text:p>
          </table:table-cell>
          <table:table-cell/>
          <table:table-cell table:formula="of:=LEFT([.AG22];FIND(&quot;,&quot;;[.AG22])-1)" office:value-type="string" office:string-value="" calcext:value-type="error">
            <text:p>#VALUE!</text:p>
          </table:table-cell>
          <table:table-cell table:formula="of:=RIGHT([.AG22];FIND(&quot;,&quot;;[.AG22])-1)" office:value-type="string" office:string-value="" calcext:value-type="error">
            <text:p>#VALUE!</text:p>
          </table:table-cell>
        </table:table-row>
        <table:table-row table:style-name="ro1">
          <table:table-cell office:value-type="float" office:value="24" calcext:value-type="float">
            <text:p>24</text:p>
          </table:table-cell>
          <table:table-cell office:value-type="string" calcext:value-type="string">
            <text:p>Flagstaff Gardens</text:p>
          </table:table-cell>
          <table:table-cell table:number-columns-repeated="2" office:value-type="string" calcext:value-type="string">
            <text:p>A pioneer memorial erected on the hill marks the site of early inhabitant�â��s graves, including those of the first settlers killed in conflict with Aboriginal people.</text:p>
          </table:table-cell>
          <table:table-cell/>
          <table:table-cell office:value-type="string" calcext:value-type="string">
            <text:p>West Melbourne</text:p>
          </table:table-cell>
          <table:table-cell office:value-type="string" calcext:value-type="string">
            <text:p>Memorial</text:p>
          </table:table-cell>
          <table:table-cell office:value-type="string" calcext:value-type="string">
            <text:p>Burial</text:p>
          </table:table-cell>
          <table:table-cell table:number-columns-repeated="2"/>
          <table:table-cell office:value-type="string" calcext:value-type="string">
            <text:p>Cemetary; <text:s/>Burial</text:p>
          </table:table-cell>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table:number-columns-repeated="6"/>
          <table:table-cell office:value-type="string" calcext:value-type="string">
            <text:p>None Recorded</text:p>
          </table:table-cell>
          <table:table-cell/>
          <table:table-cell office:value-type="string" calcext:value-type="string">
            <text:p>2F A2</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Flagstaff Gardens</text:p>
          </table:table-cell>
          <table:table-cell office:value-type="string" calcext:value-type="string">
            <text:p>Burial; Memorial; Intangible Associations</text:p>
          </table:table-cell>
          <table:table-cell office:value-type="string" calcext:value-type="string">
            <text:p>Flagstaff Gardens</text:p>
          </table:table-cell>
          <table:table-cell table:formula="of:=CONCATENATE([.AE23];&quot;, &quot;;[.F23])" office:value-type="string" office:string-value="Flagstaff Gardens, West Melbourne" calcext:value-type="string">
            <text:p>Flagstaff Gardens, West Melbourne</text:p>
          </table:table-cell>
          <table:table-cell office:value-type="string" calcext:value-type="string">
            <text:p>-37.8104541,144.9543768</text:p>
          </table:table-cell>
          <table:table-cell table:formula="of:=LEFT([.AG23];FIND(&quot;,&quot;;[.AG23])-1)" office:value-type="string" office:string-value="-37.8104541" calcext:value-type="string">
            <text:p>-37.8104541</text:p>
          </table:table-cell>
          <table:table-cell table:formula="of:=RIGHT([.AG23];FIND(&quot;,&quot;;[.AG23])-1)" office:value-type="string" office:string-value="144.9543768" calcext:value-type="string">
            <text:p>144.9543768</text:p>
          </table:table-cell>
        </table:table-row>
        <table:table-row table:style-name="ro1">
          <table:table-cell office:value-type="float" office:value="25" calcext:value-type="float">
            <text:p>25</text:p>
          </table:table-cell>
          <table:table-cell office:value-type="string" calcext:value-type="string">
            <text:p>Old Melbourne Gaol and Gallows Hill</text:p>
          </table:table-cell>
          <table:table-cell office:value-type="string" calcext:value-type="string">
            <text:p>Maulboyheenner and Tunnerminnerwait (known at the time as Robert Smallboy and Jack Napoleon Tonermenerwail ), who had accompanied George Augustus Robinson to Port Phillip in 1839, were publically hung for the murder of two whalers on 20th January 1842. These are believed to have been the first executions in Victoria. </text:p>
          </table:table-cell>
          <table:table-cell office:value-type="string" calcext:value-type="string">
            <text:p>Maulboyheenner and Tunnerminnerwaitl were publically hung for the murder of two whalers on 20th January 1842 and are believed to be the first people executed in Victoria.</text:p>
          </table:table-cell>
          <table:table-cell office:value-type="string" calcext:value-type="string">
            <text:p>Opposite the corner of Russell and MacKenzie Streets</text:p>
          </table:table-cell>
          <table:table-cell office:value-type="string" calcext:value-type="string">
            <text:p>West Melbourne</text:p>
          </table:table-cell>
          <table:table-cell office:value-type="string" calcext:value-type="string">
            <text:p>Execution Site</text:p>
          </table:table-cell>
          <table:table-cell office:value-type="string" calcext:value-type="string">
            <text:p>Execution</text:p>
          </table:table-cell>
          <table:table-cell office:value-type="float" office:value="1842" calcext:value-type="float">
            <text:p>1842</text:p>
          </table:table-cell>
          <table:table-cell table:number-columns-repeated="2"/>
          <table:table-cell office:value-type="string" calcext:value-type="string">
            <text:p>Early Colonial</text:p>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table:number-columns-repeated="2"/>
          <table:table-cell office:value-type="string" calcext:value-type="string">
            <text:p>Robert Smallboy; Jack Napoleon Tonermenerwail; Maulboyheenner; Tunnerminnerwait</text:p>
          </table:table-cell>
          <table:table-cell office:value-type="string" calcext:value-type="string">
            <text:p>Male</text:p>
          </table:table-cell>
          <table:table-cell office:value-type="string" calcext:value-type="string">
            <text:p>George Augustus Robinson</text:p>
          </table:table-cell>
          <table:table-cell office:value-type="string" calcext:value-type="string">
            <text:p>Male</text:p>
          </table:table-cell>
          <table:table-cell office:value-type="string" calcext:value-type="string">
            <text:p>None Recorded</text:p>
          </table:table-cell>
          <table:table-cell/>
          <table:table-cell office:value-type="string" calcext:value-type="string">
            <text:p>2B F12</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Old Melbourne Gaol</text:p>
          </table:table-cell>
          <table:table-cell office:value-type="string" calcext:value-type="string">
            <text:p>Memorial; Structure</text:p>
          </table:table-cell>
          <table:table-cell office:value-type="string" calcext:value-type="string">
            <text:p>377 Russell Street</text:p>
          </table:table-cell>
          <table:table-cell table:formula="of:=CONCATENATE([.AE24];&quot;, &quot;;[.F24])" office:value-type="string" office:string-value="377 Russell Street, West Melbourne" calcext:value-type="string">
            <text:p>377 Russell Street, West Melbourne</text:p>
          </table:table-cell>
          <table:table-cell office:value-type="string" calcext:value-type="string">
            <text:p>-37.807514,144.965018</text:p>
          </table:table-cell>
          <table:table-cell table:formula="of:=LEFT([.AG24];FIND(&quot;,&quot;;[.AG24])-1)" office:value-type="string" office:string-value="-37.807514" calcext:value-type="string">
            <text:p>-37.807514</text:p>
          </table:table-cell>
          <table:table-cell table:formula="of:=RIGHT([.AG24];FIND(&quot;,&quot;;[.AG24])-1)" office:value-type="string" office:string-value="144.965018" calcext:value-type="string">
            <text:p>144.965018</text:p>
          </table:table-cell>
        </table:table-row>
        <table:table-row table:style-name="ro1">
          <table:table-cell office:value-type="float" office:value="26" calcext:value-type="float">
            <text:p>26</text:p>
          </table:table-cell>
          <table:table-cell office:value-type="string" calcext:value-type="string">
            <text:p>Collins Street Gaol (approximate site)</text:p>
          </table:table-cell>
          <table:table-cell table:number-columns-repeated="2" office:value-type="string" calcext:value-type="string">
            <text:p>A mass arrest and gaoling of Aboriginal people took place at this site in 1840.</text:p>
          </table:table-cell>
          <table:table-cell office:value-type="string" calcext:value-type="string">
            <text:p>On Collins Street near its junction with King Street</text:p>
          </table:table-cell>
          <table:table-cell office:value-type="string" calcext:value-type="string">
            <text:p>Melbourne</text:p>
          </table:table-cell>
          <table:table-cell office:value-type="string" calcext:value-type="string">
            <text:p>Gaol</text:p>
          </table:table-cell>
          <table:table-cell office:value-type="string" calcext:value-type="string">
            <text:p>Gaoling</text:p>
          </table:table-cell>
          <table:table-cell office:value-type="float" office:value="1840" calcext:value-type="float">
            <text:p>1840</text:p>
          </table:table-cell>
          <table:table-cell table:number-columns-repeated="2"/>
          <table:table-cell office:value-type="string" calcext:value-type="string">
            <text:p>Early Colonial</text:p>
          </table:table-cell>
          <table:table-cell table:number-columns-repeated="3" office:value-type="string" calcext:value-type="string">
            <text:p>None Recorded</text:p>
          </table:table-cell>
          <table:table-cell office:value-type="string" calcext:value-type="string">
            <text:p>Eidelson, M 1997, The Melbourne Dreaming: A Guide to the Aboriginal Places of Melbourne, Aboriginal Studies Press, Canberra. </text:p>
          </table:table-cell>
          <table:table-cell office:value-type="string" calcext:value-type="string">
            <text:p>Book</text:p>
          </table:table-cell>
          <table:table-cell table:number-columns-repeated="6"/>
          <table:table-cell office:value-type="string" calcext:value-type="string">
            <text:p>None Recorded</text:p>
          </table:table-cell>
          <table:table-cell/>
          <table:table-cell office:value-type="string" calcext:value-type="string">
            <text:p>1A G8</text:p>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Structure</text:p>
          </table:table-cell>
          <table:table-cell/>
          <table:table-cell table:formula="of:=CONCATENATE([.AE25];&quot;, &quot;;[.F25])" office:value-type="string" office:string-value=", Melbourne" calcext:value-type="string">
            <text:p>, Melbourne</text:p>
          </table:table-cell>
          <table:table-cell office:value-type="string" calcext:value-type="string">
            <text:p>-37.8602828,145.079616</text:p>
          </table:table-cell>
          <table:table-cell table:formula="of:=LEFT([.AG25];FIND(&quot;,&quot;;[.AG25])-1)" office:value-type="string" office:string-value="-37.8602828" calcext:value-type="string">
            <text:p>-37.8602828</text:p>
          </table:table-cell>
          <table:table-cell table:formula="of:=RIGHT([.AG25];FIND(&quot;,&quot;;[.AG25])-1)" office:value-type="string" office:string-value=",145.079616" calcext:value-type="string">
            <text:p>,145.079616</text:p>
          </table:table-cell>
        </table:table-row>
        <table:table-row table:style-name="ro1">
          <table:table-cell office:value-type="float" office:value="27" calcext:value-type="float">
            <text:p>27</text:p>
          </table:table-cell>
          <table:table-cell office:value-type="string" calcext:value-type="string">
            <text:p>Fawkner Park</text:p>
          </table:table-cell>
          <table:table-cell office:value-type="string" calcext:value-type="string">
            <text:p>Fawkner Park was a favourite Aboriginal camping ground in the mid 1800s. In 1849, European settlers reported Aborigines camping in the area and described corroborees taking place around huge camp fires. At the time, the park was said to provide a range of traditional food sources such as possum and edible native plants.</text:p>
          </table:table-cell>
          <table:table-cell office:value-type="string" calcext:value-type="string">
            <text:p>Fawkner Park was a favourite Aboriginal camping ground in the mid 1800s.</text:p>
          </table:table-cell>
          <table:table-cell office:value-type="string" calcext:value-type="string">
            <text:p>Near the corners of Toorak Road with Punt Road and St Kilda Road</text:p>
          </table:table-cell>
          <table:table-cell office:value-type="string" calcext:value-type="string">
            <text:p>South Yarra</text:p>
          </table:table-cell>
          <table:table-cell office:value-type="string" calcext:value-type="string">
            <text:p>Camping site</text:p>
          </table:table-cell>
          <table:table-cell office:value-type="string" calcext:value-type="string">
            <text:p>Camping</text:p>
          </table:table-cell>
          <table:table-cell table:number-columns-repeated="2"/>
          <table:table-cell office:value-type="string" calcext:value-type="string">
            <text:p>Temporary Occupation; Subsistence</text:p>
          </table:table-cell>
          <table:table-cell office:value-type="string" calcext:value-type="string">
            <text:p>Early Colonial; 19th century</text:p>
          </table:table-cell>
          <table:table-cell table:number-columns-repeated="3" office:value-type="string" calcext:value-type="string">
            <text:p>None Recorded</text:p>
          </table:table-cell>
          <table:table-cell office:value-type="string" calcext:value-type="string">
            <text:p>Eidelson, M 1997, The Melbourne Dreaming: A guide to the Aborginal Places of Melbourne, Aboriginal Studies Press, Canberra; Canning S. &amp; Thiele F. 2010 Indigenous Cultural Heritage and History within the Metropolitan Melbourne Investigation Area; City of Melbourne 2006, Fawkner Park Master Plan, City of Melbourne</text:p>
          </table:table-cell>
          <table:table-cell office:value-type="string" calcext:value-type="string">
            <text:p>Book; Report; Webb</text:p>
          </table:table-cell>
          <table:table-cell office:value-type="string" calcext:value-type="string">
            <text:p>http://www.melbourne.vic.gov.au/ParksandActivities/Parks/Documents/masterplan_fawkner.pdf</text:p>
          </table:table-cell>
          <table:table-cell table:number-columns-repeated="5"/>
          <table:table-cell office:value-type="string" calcext:value-type="string">
            <text:p>None Recorded</text:p>
          </table:table-cell>
          <table:table-cell/>
          <table:table-cell office:value-type="string" calcext:value-type="string">
            <text:p>2L D5-B5</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Fawkner Park</text:p>
          </table:table-cell>
          <table:table-cell office:value-type="string" calcext:value-type="string">
            <text:p>Suspected Archaeological Deposits; Intangible Associations</text:p>
          </table:table-cell>
          <table:table-cell office:value-type="string" calcext:value-type="string">
            <text:p>Fawkner Park</text:p>
          </table:table-cell>
          <table:table-cell table:formula="of:=CONCATENATE([.AE26];&quot;, &quot;;[.F26])" office:value-type="string" office:string-value="Fawkner Park, South Yarra" calcext:value-type="string">
            <text:p>Fawkner Park, South Yarra</text:p>
          </table:table-cell>
          <table:table-cell office:value-type="string" calcext:value-type="string">
            <text:p>-37.8415379,144.9821413</text:p>
          </table:table-cell>
          <table:table-cell table:formula="of:=LEFT([.AG26];FIND(&quot;,&quot;;[.AG26])-1)" office:value-type="string" office:string-value="-37.8415379" calcext:value-type="string">
            <text:p>-37.8415379</text:p>
          </table:table-cell>
          <table:table-cell table:formula="of:=RIGHT([.AG26];FIND(&quot;,&quot;;[.AG26])-1)" office:value-type="string" office:string-value="144.9821413" calcext:value-type="string">
            <text:p>144.9821413</text:p>
          </table:table-cell>
        </table:table-row>
        <table:table-row table:style-name="ro1">
          <table:table-cell office:value-type="float" office:value="28" calcext:value-type="float">
            <text:p>28</text:p>
          </table:table-cell>
          <table:table-cell office:value-type="string" calcext:value-type="string">
            <text:p>Melbourne City Town Hall</text:p>
          </table:table-cell>
          <table:table-cell office:value-type="string" calcext:value-type="string">
            <text:p>Aboriginal people have increasingly used this building over the years. <text:s/>Government Traditional Owner consultations are undertaken here and the site is used for functions such as the VAHS 30th Anniversary Dinner in November 1997</text:p>
          </table:table-cell>
          <table:table-cell office:value-type="string" calcext:value-type="string">
            <text:p>Aboriginal people have increasingly used this building over the years, including for political meetings and celebrations. </text:p>
          </table:table-cell>
          <table:table-cell/>
          <table:table-cell office:value-type="string" calcext:value-type="string">
            <text:p>Melbourne</text:p>
          </table:table-cell>
          <table:table-cell office:value-type="string" calcext:value-type="string">
            <text:p>Building</text:p>
          </table:table-cell>
          <table:table-cell office:value-type="string" calcext:value-type="string">
            <text:p>Discussions; Celebrations; Protests</text:p>
          </table:table-cell>
          <table:table-cell table:number-columns-repeated="2"/>
          <table:table-cell office:value-type="string" calcext:value-type="string">
            <text:p>Business; Entertainment</text:p>
          </table:table-cell>
          <table:table-cell office:value-type="string" calcext:value-type="string">
            <text:p>Pre-contact; Early colonial; 19th Century; 20th century; 21st Century</text:p>
          </table:table-cell>
          <table:table-cell table:number-columns-repeated="3" office:value-type="string" calcext:value-type="string">
            <text:p>None Recorded</text:p>
          </table:table-cell>
          <table:table-cell table:number-columns-repeated="3"/>
          <table:table-cell office:value-type="string" calcext:value-type="string">
            <text:p>Significant to Aunty Winni Quagliotti and present Wurundjeri Elders (pers. comm.).</text:p>
          </table:table-cell>
          <table:table-cell table:number-columns-repeated="4"/>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Melbourne City Town Hall</text:p>
          </table:table-cell>
          <table:table-cell office:value-type="string" calcext:value-type="string">
            <text:p>Structure; Intangible Associations</text:p>
          </table:table-cell>
          <table:table-cell office:value-type="string" calcext:value-type="string">
            <text:p>90-120 Swanston Street</text:p>
          </table:table-cell>
          <table:table-cell table:formula="of:=CONCATENATE([.AE27];&quot;, &quot;;[.F27])" office:value-type="string" office:string-value="90-120 Swanston Street, Melbourne" calcext:value-type="string">
            <text:p>90-120 Swanston Street, Melbourne</text:p>
          </table:table-cell>
          <table:table-cell office:value-type="string" calcext:value-type="string">
            <text:p>-37.8150496,144.9667106</text:p>
          </table:table-cell>
          <table:table-cell table:formula="of:=LEFT([.AG27];FIND(&quot;,&quot;;[.AG27])-1)" office:value-type="string" office:string-value="-37.8150496" calcext:value-type="string">
            <text:p>-37.8150496</text:p>
          </table:table-cell>
          <table:table-cell table:formula="of:=RIGHT([.AG27];FIND(&quot;,&quot;;[.AG27])-1)" office:value-type="string" office:string-value="144.9667106" calcext:value-type="string">
            <text:p>144.9667106</text:p>
          </table:table-cell>
        </table:table-row>
        <table:table-row table:style-name="ro1">
          <table:table-cell office:value-type="float" office:value="29" calcext:value-type="float">
            <text:p>29</text:p>
          </table:table-cell>
          <table:table-cell office:value-type="string" calcext:value-type="string">
            <text:p>Emerald Hill</text:p>
          </table:table-cell>
          <table:table-cell office:value-type="string" calcext:value-type="string">
            <text:p>William Hull, in the Report for the Select Committee of the Legislative Council on Aborigines 1858-1859, records corroborees and initiation ceremonies here.</text:p>
          </table:table-cell>
          <table:table-cell office:value-type="string" calcext:value-type="string">
            <text:p>A corroboree and initiation site frequented by the Aboriginal people. </text:p>
          </table:table-cell>
          <table:table-cell office:value-type="string" calcext:value-type="string">
            <text:p>Recorded on VAHR Historical Record as 'Near Victoria Barracks' but coords as mapped.</text:p>
          </table:table-cell>
          <table:table-cell office:value-type="string" calcext:value-type="string">
            <text:p>Southbank</text:p>
          </table:table-cell>
          <table:table-cell office:value-type="string" calcext:value-type="string">
            <text:p>Corroboree Location</text:p>
          </table:table-cell>
          <table:table-cell office:value-type="string" calcext:value-type="string">
            <text:p>Corroboree; Initiation</text:p>
          </table:table-cell>
          <table:table-cell office:value-type="float" office:value="1858" calcext:value-type="float">
            <text:p>1858</text:p>
          </table:table-cell>
          <table:table-cell office:value-type="float" office:value="1859" calcext:value-type="float">
            <text:p>1859</text:p>
          </table:table-cell>
          <table:table-cell office:value-type="string" calcext:value-type="string">
            <text:p>Dancing; Singing; Ceremony; Business</text:p>
          </table:table-cell>
          <table:table-cell office:value-type="string" calcext:value-type="string">
            <text:p>Early Colonial; 19th century</text:p>
          </table:table-cell>
          <table:table-cell table:number-columns-repeated="3" office:value-type="string" calcext:value-type="string">
            <text:p>None Recorded</text:p>
          </table:table-cell>
          <table:table-cell table:number-columns-repeated="6"/>
          <table:table-cell office:value-type="string" calcext:value-type="string">
            <text:p>William Hull</text:p>
          </table:table-cell>
          <table:table-cell office:value-type="string" calcext:value-type="string">
            <text:p>Male</text:p>
          </table:table-cell>
          <table:table-cell office:value-type="string" calcext:value-type="string">
            <text:p>Select Committee for the Legislative Council for Aborigines</text:p>
          </table:table-cell>
          <table:table-cell office:value-type="string" calcext:value-type="string">
            <text:p>Making Laws for Aboriginal people. </text:p>
          </table:table-cell>
          <table:table-cell office:value-type="string" calcext:value-type="string">
            <text:p>2K D3</text:p>
          </table:table-cell>
          <table:table-cell office:value-type="string" calcext:value-type="string">
            <text:p>None Recorded</text:p>
          </table:table-cell>
          <table:table-cell office:value-type="string" calcext:value-type="string">
            <text:p>None Recoded</text:p>
          </table:table-cell>
          <table:table-cell office:value-type="string" calcext:value-type="string">
            <text:p>South Melbourne</text:p>
          </table:table-cell>
          <table:table-cell office:value-type="string" calcext:value-type="string">
            <text:p>Possible Archaeological Deposits; Intangible Associations</text:p>
          </table:table-cell>
          <table:table-cell/>
          <table:table-cell table:formula="of:=CONCATENATE([.AE28];&quot;, &quot;;[.F28])" office:value-type="string" office:string-value=", Southbank" calcext:value-type="string">
            <text:p>, Southbank</text:p>
          </table:table-cell>
          <table:table-cell office:value-type="string" calcext:value-type="string">
            <text:p>-37.8253687,144.9591501</text:p>
          </table:table-cell>
          <table:table-cell table:formula="of:=LEFT([.AG28];FIND(&quot;,&quot;;[.AG28])-1)" office:value-type="string" office:string-value="-37.8253687" calcext:value-type="string">
            <text:p>-37.8253687</text:p>
          </table:table-cell>
          <table:table-cell table:formula="of:=RIGHT([.AG28];FIND(&quot;,&quot;;[.AG28])-1)" office:value-type="string" office:string-value="144.9591501" calcext:value-type="string">
            <text:p>144.9591501</text:p>
          </table:table-cell>
        </table:table-row>
        <table:table-row table:style-name="ro1">
          <table:table-cell office:value-type="float" office:value="30" calcext:value-type="float">
            <text:p>30</text:p>
          </table:table-cell>
          <table:table-cell office:value-type="string" calcext:value-type="string">
            <text:p>North Melbourne Town Hall</text:p>
          </table:table-cell>
          <table:table-cell office:value-type="string" calcext:value-type="string">
            <text:p>In March 1997 Friends of the Earth�â��s Indigenous Solidarity Group hosted the first of two significant Melbourne gatherings with Indigenous People at North Melbourne Town Hall (the second was held at Pipe Makers Park in 1998). Entitled 'A Gathering in Solidarity with Indigenous People and the Earth', the meeting was attended by about 150 people and featured 16 Aboriginal people from Australia and 12 speakers representing issues overseas. The key resolution for the gathering was 'this meeting recognises Aboriginal Sovereignty and accepts the rights of indigenous people in upholding Customary Law in Australia'.</text:p>
          </table:table-cell>
          <table:table-cell office:value-type="string" calcext:value-type="string">
            <text:p>Important meetings took place here in March 1997, when discussions took place about Indigenous sovereignty and the right to practise Customary Law in Australia. </text:p>
          </table:table-cell>
          <table:table-cell/>
          <table:table-cell office:value-type="string" calcext:value-type="string">
            <text:p>North Melbourne</text:p>
          </table:table-cell>
          <table:table-cell office:value-type="string" calcext:value-type="string">
            <text:p>Building</text:p>
          </table:table-cell>
          <table:table-cell office:value-type="string" calcext:value-type="string">
            <text:p>Conferences; Discussions; Political Meetings</text:p>
          </table:table-cell>
          <table:table-cell office:value-type="float" office:value="1997" calcext:value-type="float">
            <text:p>1997</text:p>
          </table:table-cell>
          <table:table-cell/>
          <table:table-cell office:value-type="string" calcext:value-type="string">
            <text:p>Business</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Friends of the Earth Australia 2015, The Indigenous Solidarity Group (ISG) (1997 - 1999), Friends of the Earth Australia.</text:p>
          </table:table-cell>
          <table:table-cell office:value-type="string" calcext:value-type="string">
            <text:p>Web</text:p>
          </table:table-cell>
          <table:table-cell office:value-type="string" calcext:value-type="string">
            <text:p>http://www.foe.org.au/indigenous-solidarity-group-isg-1997-1999</text:p>
          </table:table-cell>
          <table:table-cell table:number-columns-repeated="5"/>
          <table:table-cell office:value-type="string" calcext:value-type="string">
            <text:p>Friends of the Earths Indigenous Solidarity Group</text:p>
          </table:table-cell>
          <table:table-cell office:value-type="string" calcext:value-type="string">
            <text:p>FOE are a group dedicated to the climate</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North Melbourne Town Hall</text:p>
          </table:table-cell>
          <table:table-cell office:value-type="string" calcext:value-type="string">
            <text:p>Structure</text:p>
          </table:table-cell>
          <table:table-cell office:value-type="string" calcext:value-type="string">
            <text:p>521 Queensberry Street</text:p>
          </table:table-cell>
          <table:table-cell table:formula="of:=CONCATENATE([.AE29];&quot;, &quot;;[.F29])" office:value-type="string" office:string-value="521 Queensberry Street, North Melbourne" calcext:value-type="string">
            <text:p>521 Queensberry Street, North Melbourne</text:p>
          </table:table-cell>
          <table:table-cell office:value-type="string" calcext:value-type="string">
            <text:p>-37.8034,144.950052</text:p>
          </table:table-cell>
          <table:table-cell table:formula="of:=LEFT([.AG29];FIND(&quot;,&quot;;[.AG29])-1)" office:value-type="string" office:string-value="-37.8034" calcext:value-type="string">
            <text:p>-37.8034</text:p>
          </table:table-cell>
          <table:table-cell table:formula="of:=RIGHT([.AG29];FIND(&quot;,&quot;;[.AG29])-1)" office:value-type="string" office:string-value="4.950052" calcext:value-type="string">
            <text:p>4.950052</text:p>
          </table:table-cell>
        </table:table-row>
        <table:table-row table:style-name="ro1">
          <table:table-cell office:value-type="float" office:value="31" calcext:value-type="float">
            <text:p>31</text:p>
          </table:table-cell>
          <table:table-cell office:value-type="string" calcext:value-type="string">
            <text:p>Site of Queen�â��s Theatre</text:p>
          </table:table-cell>
          <table:table-cell table:number-columns-repeated="2" office:value-type="string" calcext:value-type="string">
            <text:p>Six Kulin men performed corroborees for a week in 1856 to entertain the gold diggers.</text:p>
          </table:table-cell>
          <table:table-cell office:value-type="string" calcext:value-type="string">
            <text:p>Corner of Queen and Little Bourke Streets</text:p>
          </table:table-cell>
          <table:table-cell office:value-type="string" calcext:value-type="string">
            <text:p>Melbourne</text:p>
          </table:table-cell>
          <table:table-cell office:value-type="string" calcext:value-type="string">
            <text:p>Site of Building</text:p>
          </table:table-cell>
          <table:table-cell office:value-type="string" calcext:value-type="string">
            <text:p>Corroboree</text:p>
          </table:table-cell>
          <table:table-cell office:value-type="float" office:value="1856" calcext:value-type="float">
            <text:p>1856</text:p>
          </table:table-cell>
          <table:table-cell/>
          <table:table-cell office:value-type="string" calcext:value-type="string">
            <text:p>Dancing; Singing; Ceremony; Business</text:p>
          </table:table-cell>
          <table:table-cell office:value-type="string" calcext:value-type="string">
            <text:p>Early Colonial; 19th century</text:p>
          </table:table-cell>
          <table:table-cell table:number-columns-repeated="2" office:value-type="string" calcext:value-type="string">
            <text:p>None Recorded</text:p>
          </table:table-cell>
          <table:table-cell office:value-type="string" calcext:value-type="string">
            <text:p>Kulin Nation</text:p>
          </table:table-cell>
          <table:table-cell office:value-type="string" calcext:value-type="string">
            <text:p>Melbourne Theatre History, Queen's Theatre Royale - also known as Queen's Theatre, Melbourne Theatre History</text:p>
          </table:table-cell>
          <table:table-cell office:value-type="string" calcext:value-type="string">
            <text:p>Web</text:p>
          </table:table-cell>
          <table:table-cell office:value-type="string" calcext:value-type="string">
            <text:p>http://dlibrary.acu.edu.au/staffhome/siryan/academy/theatres/..%5Ctheatres%5Cmelb_queens.htm</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Possible Archaeological Deposits; Intangible Associations</text:p>
          </table:table-cell>
          <table:table-cell office:value-type="string" calcext:value-type="string">
            <text:p>Corner of Queen St and Little Bourke St. </text:p>
          </table:table-cell>
          <table:table-cell table:formula="of:=CONCATENATE([.AE30];&quot;, &quot;;[.F30])" office:value-type="string" office:string-value="Corner of Queen St and Little Bourke St. , Melbourne" calcext:value-type="string">
            <text:p>Corner of Queen St and Little Bourke St. , Melbourne</text:p>
          </table:table-cell>
          <table:table-cell office:value-type="string" calcext:value-type="string">
            <text:p>-37.8139684,144.9602915</text:p>
          </table:table-cell>
          <table:table-cell table:formula="of:=LEFT([.AG30];FIND(&quot;,&quot;;[.AG30])-1)" office:value-type="string" office:string-value="-37.8139684" calcext:value-type="string">
            <text:p>-37.8139684</text:p>
          </table:table-cell>
          <table:table-cell table:formula="of:=RIGHT([.AG30];FIND(&quot;,&quot;;[.AG30])-1)" office:value-type="string" office:string-value="144.9602915" calcext:value-type="string">
            <text:p>144.9602915</text:p>
          </table:table-cell>
        </table:table-row>
        <table:table-row table:style-name="ro1">
          <table:table-cell office:value-type="float" office:value="32" calcext:value-type="float">
            <text:p>32</text:p>
          </table:table-cell>
          <table:table-cell office:value-type="string" calcext:value-type="string">
            <text:p>Princes Bridge near South Bank of the Yarra</text:p>
          </table:table-cell>
          <table:table-cell office:value-type="string" calcext:value-type="string">
            <text:p>Bill Bull, Gum Leaf Player, busked here before being moved on by the police or gaoled. In 1950 the Melbourne Herald defended his right to be there and a top Melbourne lawyer represented him in court. He was held in high regard for his paintings on Pentridge Prison Walls. </text:p>
          </table:table-cell>
          <table:table-cell office:value-type="string" calcext:value-type="string">
            <text:p>Bill Bull, Gum Leaf Player, busked here before being moved on by the police or gaoled.</text:p>
          </table:table-cell>
          <table:table-cell/>
          <table:table-cell office:value-type="string" calcext:value-type="string">
            <text:p>Melbourne</text:p>
          </table:table-cell>
          <table:table-cell office:value-type="string" calcext:value-type="string">
            <text:p>Building</text:p>
          </table:table-cell>
          <table:table-cell office:value-type="string" calcext:value-type="string">
            <text:p>Art Display; Music; Goaling; Busking</text:p>
          </table:table-cell>
          <table:table-cell office:value-type="float" office:value="1950" calcext:value-type="float">
            <text:p>1950</text:p>
          </table:table-cell>
          <table:table-cell/>
          <table:table-cell office:value-type="string" calcext:value-type="string">
            <text:p>Music; Entertainment</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eMelbourne 2015, Aboriginal Melbourne, eMelbourne; Unknown 1954, 'Bill Bull is not forgotten', The Argus, 19th June; Ellis, Sister E 2015, Aborigines I Have Met, Australian Institute of Aboriginal and Torres Strait Islander Studies</text:p>
          </table:table-cell>
          <table:table-cell office:value-type="string" calcext:value-type="string">
            <text:p>Web</text:p>
          </table:table-cell>
          <table:table-cell table:number-columns-repeated="2"/>
          <table:table-cell office:value-type="string" calcext:value-type="string">
            <text:p>Bill Bull</text:p>
          </table:table-cell>
          <table:table-cell office:value-type="string" calcext:value-type="string">
            <text:p>Male</text:p>
          </table:table-cell>
          <table:table-cell table:number-columns-repeated="2"/>
          <table:table-cell office:value-type="string" calcext:value-type="string">
            <text:p>The Melbourne Herald</text:p>
          </table:table-cell>
          <table:table-cell office:value-type="string" calcext:value-type="string">
            <text:p>a Newspaper</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Princes Bridge; Pentridge Prison</text:p>
          </table:table-cell>
          <table:table-cell office:value-type="string" calcext:value-type="string">
            <text:p>Intangible Associations; Structure</text:p>
          </table:table-cell>
          <table:table-cell office:value-type="string" calcext:value-type="string">
            <text:p>Princes Bridge St Kilda Rd</text:p>
          </table:table-cell>
          <table:table-cell table:formula="of:=CONCATENATE([.AE31];&quot;, &quot;;[.F31])" office:value-type="string" office:string-value="Princes Bridge St Kilda Rd, Melbourne" calcext:value-type="string">
            <text:p>Princes Bridge St Kilda Rd, Melbourne</text:p>
          </table:table-cell>
          <table:table-cell office:value-type="string" calcext:value-type="string">
            <text:p>-37.8193123,144.9683058</text:p>
          </table:table-cell>
          <table:table-cell table:formula="of:=LEFT([.AG31];FIND(&quot;,&quot;;[.AG31])-1)" office:value-type="string" office:string-value="-37.8193123" calcext:value-type="string">
            <text:p>-37.8193123</text:p>
          </table:table-cell>
          <table:table-cell table:formula="of:=RIGHT([.AG31];FIND(&quot;,&quot;;[.AG31])-1)" office:value-type="string" office:string-value="144.9683058" calcext:value-type="string">
            <text:p>144.9683058</text:p>
          </table:table-cell>
        </table:table-row>
        <table:table-row table:style-name="ro1">
          <table:table-cell office:value-type="float" office:value="33" calcext:value-type="float">
            <text:p>33</text:p>
          </table:table-cell>
          <table:table-cell office:value-type="string" calcext:value-type="string">
            <text:p>Punt Road Oval</text:p>
          </table:table-cell>
          <table:table-cell table:number-columns-repeated="2" office:value-type="string" calcext:value-type="string">
            <text:p>In 1850 the Richmond Cricket Club was given occupancy rights to six acres for a cricket ground on the eastern side of the Government Paddock at Yarra Park, an area used by Aboriginals until 1835.</text:p>
          </table:table-cell>
          <table:table-cell/>
          <table:table-cell office:value-type="string" calcext:value-type="string">
            <text:p>East Melbourne</text:p>
          </table:table-cell>
          <table:table-cell office:value-type="string" calcext:value-type="string">
            <text:p>Camping site</text:p>
          </table:table-cell>
          <table:table-cell office:value-type="string" calcext:value-type="string">
            <text:p>Camping; Sports</text:p>
          </table:table-cell>
          <table:table-cell office:value-type="float" office:value="1850" calcext:value-type="float">
            <text:p>1850</text:p>
          </table:table-cell>
          <table:table-cell/>
          <table:table-cell office:value-type="string" calcext:value-type="string">
            <text:p>Temporary Occupation; Subsistence; Entertainment</text:p>
          </table:table-cell>
          <table:table-cell office:value-type="string" calcext:value-type="string">
            <text:p>Pre-contact; Early Colonial</text:p>
          </table:table-cell>
          <table:table-cell table:number-columns-repeated="3" office:value-type="string" calcext:value-type="string">
            <text:p>None Recorded</text:p>
          </table:table-cell>
          <table:table-cell office:value-type="string" calcext:value-type="string">
            <text:p>Canning S. &amp; Thiele F. 2010 Indigenous Cultural Heritage and History within the Metropolitan Melbourne Investigation Area</text:p>
          </table:table-cell>
          <table:table-cell office:value-type="string" calcext:value-type="string">
            <text:p>Report</text:p>
          </table:table-cell>
          <table:table-cell table:number-columns-repeated="6"/>
          <table:table-cell office:value-type="string" calcext:value-type="string">
            <text:p>Richmond Cricket Club</text:p>
          </table:table-cell>
          <table:table-cell office:value-type="string" calcext:value-type="string">
            <text:p>Sporting Ground</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Punt Road Oval</text:p>
          </table:table-cell>
          <table:table-cell office:value-type="string" calcext:value-type="string">
            <text:p>Possible Archaeological Deposits; Intangible Associations</text:p>
          </table:table-cell>
          <table:table-cell office:value-type="string" calcext:value-type="string">
            <text:p>Punt Road</text:p>
          </table:table-cell>
          <table:table-cell table:formula="of:=CONCATENATE([.AE32];&quot;, &quot;;[.F32])" office:value-type="string" office:string-value="Punt Road, East Melbourne" calcext:value-type="string">
            <text:p>Punt Road, East Melbourne</text:p>
          </table:table-cell>
          <table:table-cell office:value-type="string" calcext:value-type="string">
            <text:p>-37.8221159,144.9880782</text:p>
          </table:table-cell>
          <table:table-cell table:formula="of:=LEFT([.AG32];FIND(&quot;,&quot;;[.AG32])-1)" office:value-type="string" office:string-value="-37.8221159" calcext:value-type="string">
            <text:p>-37.8221159</text:p>
          </table:table-cell>
          <table:table-cell table:formula="of:=RIGHT([.AG32];FIND(&quot;,&quot;;[.AG32])-1)" office:value-type="string" office:string-value="144.9880782" calcext:value-type="string">
            <text:p>144.9880782</text:p>
          </table:table-cell>
        </table:table-row>
        <table:table-row table:style-name="ro1">
          <table:table-cell office:value-type="float" office:value="34" calcext:value-type="float">
            <text:p>34</text:p>
          </table:table-cell>
          <table:table-cell office:value-type="string" calcext:value-type="string">
            <text:p>South Bank of the Yarra River (Princes Bridge and Punt Road)</text:p>
          </table:table-cell>
          <table:table-cell table:number-columns-repeated="2" office:value-type="string" calcext:value-type="string">
            <text:p>Known Camp Sites of the Bun wurrung, Daung wurrung and Woi wurrung.</text:p>
          </table:table-cell>
          <table:table-cell/>
          <table:table-cell office:value-type="string" calcext:value-type="string">
            <text:p>Southbank</text:p>
          </table:table-cell>
          <table:table-cell office:value-type="string" calcext:value-type="string">
            <text:p>Camping site</text:p>
          </table:table-cell>
          <table:table-cell office:value-type="string" calcext:value-type="string">
            <text:p>Camping</text:p>
          </table:table-cell>
          <table:table-cell table:number-columns-repeated="2"/>
          <table:table-cell office:value-type="string" calcext:value-type="string">
            <text:p>Temporary Occupation; Subsistance</text:p>
          </table:table-cell>
          <table:table-cell office:value-type="string" calcext:value-type="string">
            <text:p>Pre-contact</text:p>
          </table:table-cell>
          <table:table-cell office:value-type="string" calcext:value-type="string">
            <text:p>Bun wurrung; Daung wurrung; Woi wurrung</text:p>
          </table:table-cell>
          <table:table-cell office:value-type="string" calcext:value-type="string">
            <text:p>None Recorded</text:p>
          </table:table-cell>
          <table:table-cell office:value-type="string" calcext:value-type="string">
            <text:p>Kulin Nation</text:p>
          </table:table-cell>
          <table:table-cell office:value-type="string" calcext:value-type="string">
            <text:p>Canning S. &amp; Thiele F. 2010 Indigenous Cultural Heritage and History within the Metropolitan Melbourne Investigation Area</text:p>
          </table:table-cell>
          <table:table-cell office:value-type="string" calcext:value-type="string">
            <text:p>Report</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Princes Bridge; Punt Road</text:p>
          </table:table-cell>
          <table:table-cell office:value-type="string" calcext:value-type="string">
            <text:p>Possible Archaeological Deposits; Intangible Associations</text:p>
          </table:table-cell>
          <table:table-cell office:value-type="string" calcext:value-type="string">
            <text:p>Princes Bridge and Punt Road</text:p>
          </table:table-cell>
          <table:table-cell table:formula="of:=CONCATENATE([.AE33];&quot;, &quot;;[.F33])" office:value-type="string" office:string-value="Princes Bridge and Punt Road, Southbank" calcext:value-type="string">
            <text:p>Princes Bridge and Punt Road, Southbank</text:p>
          </table:table-cell>
          <table:table-cell office:value-type="string" calcext:value-type="string">
            <text:p>-37.8193123,144.9683058</text:p>
          </table:table-cell>
          <table:table-cell table:formula="of:=LEFT([.AG33];FIND(&quot;,&quot;;[.AG33])-1)" office:value-type="string" office:string-value="-37.8193123" calcext:value-type="string">
            <text:p>-37.8193123</text:p>
          </table:table-cell>
          <table:table-cell table:formula="of:=RIGHT([.AG33];FIND(&quot;,&quot;;[.AG33])-1)" office:value-type="string" office:string-value="144.9683058" calcext:value-type="string">
            <text:p>144.9683058</text:p>
          </table:table-cell>
        </table:table-row>
        <table:table-row table:style-name="ro1">
          <table:table-cell office:value-type="float" office:value="35" calcext:value-type="float">
            <text:p>35</text:p>
          </table:table-cell>
          <table:table-cell office:value-type="string" calcext:value-type="string">
            <text:p>Site of 'Aboriginal House'</text:p>
          </table:table-cell>
          <table:table-cell office:value-type="string" calcext:value-type="string">
            <text:p>This community facility housed important meeetings such as that in July 1973 when Victorian Aboriginal Health Service (VAHS) founders held a special meeting at to discuss plans for the establishment of a VAHS building. Later that month VAHS began to service the community from premises at 229 Gertrude Street Fitzroy.</text:p>
          </table:table-cell>
          <table:table-cell office:value-type="string" calcext:value-type="string">
            <text:p>This community facility housed important meeetings such as that in July 1973 when Victorian Aboriginal Health Service (VAHS) founders held a special meeting at to discuss plans for the establishment of a VAHS building.</text:p>
          </table:table-cell>
          <table:table-cell office:value-type="string" calcext:value-type="string">
            <text:p>What was previously 99 King St Melbourne</text:p>
          </table:table-cell>
          <table:table-cell office:value-type="string" calcext:value-type="string">
            <text:p>Melbourne</text:p>
          </table:table-cell>
          <table:table-cell office:value-type="string" calcext:value-type="string">
            <text:p>Site of building</text:p>
          </table:table-cell>
          <table:table-cell office:value-type="string" calcext:value-type="string">
            <text:p>Discussions</text:p>
          </table:table-cell>
          <table:table-cell office:value-type="float" office:value="1973" calcext:value-type="float">
            <text:p>1973</text:p>
          </table:table-cell>
          <table:table-cell/>
          <table:table-cell office:value-type="string" calcext:value-type="string">
            <text:p>Business</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Victorian Aboriginal Health Service 2014, History VAHS, Victorian Aboriginal Health Service</text:p>
          </table:table-cell>
          <table:table-cell office:value-type="string" calcext:value-type="string">
            <text:p>Web</text:p>
          </table:table-cell>
          <table:table-cell office:value-type="string" calcext:value-type="string">
            <text:p>http://www.vahs.org.au/history-vahs/</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Structure</text:p>
          </table:table-cell>
          <table:table-cell office:value-type="string" calcext:value-type="string">
            <text:p>99 King Street Melbourne</text:p>
          </table:table-cell>
          <table:table-cell table:formula="of:=CONCATENATE([.AE34];&quot;, &quot;;[.F34])" office:value-type="string" office:string-value="99 King Street Melbourne, Melbourne" calcext:value-type="string">
            <text:p>99 King Street Melbourne, Melbourne</text:p>
          </table:table-cell>
          <table:table-cell office:value-type="string" calcext:value-type="string">
            <text:p>-37.8177099,144.9558783</text:p>
          </table:table-cell>
          <table:table-cell table:formula="of:=LEFT([.AG34];FIND(&quot;,&quot;;[.AG34])-1)" office:value-type="string" office:string-value="-37.8177099" calcext:value-type="string">
            <text:p>-37.8177099</text:p>
          </table:table-cell>
          <table:table-cell table:formula="of:=RIGHT([.AG34];FIND(&quot;,&quot;;[.AG34])-1)" office:value-type="string" office:string-value="144.9558783" calcext:value-type="string">
            <text:p>144.9558783</text:p>
          </table:table-cell>
        </table:table-row>
        <table:table-row table:style-name="ro1">
          <table:table-cell office:value-type="float" office:value="36" calcext:value-type="float">
            <text:p>36</text:p>
          </table:table-cell>
          <table:table-cell office:value-type="string" calcext:value-type="string">
            <text:p>Royal Park and Princes Park - to both sides of Royal Parade</text:p>
          </table:table-cell>
          <table:table-cell table:number-columns-repeated="2" office:value-type="string" calcext:value-type="string">
            <text:p>A preferred camp area for all Aboriginal groups, within which areas of the pre-1836 landscape are understood to survive.</text:p>
          </table:table-cell>
          <table:table-cell office:value-type="string" calcext:value-type="string">
            <text:p>Royal Park and Princes Park - to both sides of Royal Parade</text:p>
          </table:table-cell>
          <table:table-cell office:value-type="string" calcext:value-type="string">
            <text:p>Parkville</text:p>
          </table:table-cell>
          <table:table-cell office:value-type="string" calcext:value-type="string">
            <text:p>Camping site</text:p>
          </table:table-cell>
          <table:table-cell office:value-type="string" calcext:value-type="string">
            <text:p>Camping</text:p>
          </table:table-cell>
          <table:table-cell/>
          <table:table-cell office:value-type="float" office:value="1836" calcext:value-type="float">
            <text:p>1836</text:p>
          </table:table-cell>
          <table:table-cell office:value-type="string" calcext:value-type="string">
            <text:p>Temporary Occupation; Subsistence</text:p>
          </table:table-cell>
          <table:table-cell office:value-type="string" calcext:value-type="string">
            <text:p>Pre-contact</text:p>
          </table:table-cell>
          <table:table-cell table:number-columns-repeated="3" office:value-type="string" calcext:value-type="string">
            <text:p>None Recorded</text:p>
          </table:table-cell>
          <table:table-cell office:value-type="string" calcext:value-type="string">
            <text:p>Canning S. &amp; Thiele F. 2010 Indigenous Cultural Heritage and History within the Metropolitan Melbourne Investigation Area</text:p>
          </table:table-cell>
          <table:table-cell office:value-type="string" calcext:value-type="string">
            <text:p>Report</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Royal Park; Princes Park</text:p>
          </table:table-cell>
          <table:table-cell office:value-type="string" calcext:value-type="string">
            <text:p>Possible Archaeological Deposits; Intangible Associations</text:p>
          </table:table-cell>
          <table:table-cell office:value-type="string" calcext:value-type="string">
            <text:p>Royal Parade</text:p>
          </table:table-cell>
          <table:table-cell table:formula="of:=CONCATENATE([.AE35];&quot;, &quot;;[.F35])" office:value-type="string" office:string-value="Royal Parade, Parkville" calcext:value-type="string">
            <text:p>Royal Parade, Parkville</text:p>
          </table:table-cell>
          <table:table-cell office:value-type="string" calcext:value-type="string">
            <text:p>-37.7890187,144.9586828</text:p>
          </table:table-cell>
          <table:table-cell table:formula="of:=LEFT([.AG35];FIND(&quot;,&quot;;[.AG35])-1)" office:value-type="string" office:string-value="-37.7890187" calcext:value-type="string">
            <text:p>-37.7890187</text:p>
          </table:table-cell>
          <table:table-cell table:formula="of:=RIGHT([.AG35];FIND(&quot;,&quot;;[.AG35])-1)" office:value-type="string" office:string-value="144.9586828" calcext:value-type="string">
            <text:p>144.9586828</text:p>
          </table:table-cell>
        </table:table-row>
        <table:table-row table:style-name="ro1">
          <table:table-cell office:value-type="float" office:value="37" calcext:value-type="float">
            <text:p>37</text:p>
          </table:table-cell>
          <table:table-cell office:value-type="string" calcext:value-type="string">
            <text:p>Royal Park Camp</text:p>
          </table:table-cell>
          <table:table-cell office:value-type="string" calcext:value-type="string">
            <text:p>William Kyle, who arrived at Port Phillip in 1841, records a gathering in 1861 attended by the Wada Wurrung, Woi Wurrung and Gippsland Tribes. Royal Park was an important Aboriginal camping ground and fell within the territory of the Wurundjeri people, with whom John Batman made his infamous land deal in 1835. Described by Batman as being, �â��thinly timbered with gum and wattle and she-oak�â��, grazing and park development on the site erased most of the original vegetation.</text:p>
          </table:table-cell>
          <table:table-cell office:value-type="string" calcext:value-type="string">
            <text:p>An important Aboriginal camping ground at which William Kyle, who arrived at Port Phillip in 1841, records a gathering in 1861 attended by the Wada Wurrung, Woi Wurrung and Gippsland Tribes.</text:p>
          </table:table-cell>
          <table:table-cell/>
          <table:table-cell office:value-type="string" calcext:value-type="string">
            <text:p>Parkville</text:p>
          </table:table-cell>
          <table:table-cell office:value-type="string" calcext:value-type="string">
            <text:p>Camping site</text:p>
          </table:table-cell>
          <table:table-cell office:value-type="string" calcext:value-type="string">
            <text:p>Corroboree; Meeting</text:p>
          </table:table-cell>
          <table:table-cell office:value-type="float" office:value="1841" calcext:value-type="float">
            <text:p>1841</text:p>
          </table:table-cell>
          <table:table-cell/>
          <table:table-cell office:value-type="string" calcext:value-type="string">
            <text:p>Dancing; Singing; Ceremony; Business</text:p>
          </table:table-cell>
          <table:table-cell office:value-type="string" calcext:value-type="string">
            <text:p>Early Colonial; 19th century</text:p>
          </table:table-cell>
          <table:table-cell office:value-type="string" calcext:value-type="string">
            <text:p>Wada Wurrung; Woi Wurrung </text:p>
          </table:table-cell>
          <table:table-cell office:value-type="string" calcext:value-type="string">
            <text:p>None Recorded</text:p>
          </table:table-cell>
          <table:table-cell office:value-type="string" calcext:value-type="string">
            <text:p>Kulin Nation</text:p>
          </table:table-cell>
          <table:table-cell/>
          <table:table-cell office:value-type="string" calcext:value-type="string">
            <text:p>Register</text:p>
          </table:table-cell>
          <table:table-cell table:number-columns-repeated="4"/>
          <table:table-cell office:value-type="string" calcext:value-type="string">
            <text:p>William Kyle</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Royal Park</text:p>
          </table:table-cell>
          <table:table-cell office:value-type="string" calcext:value-type="string">
            <text:p>Possible Archaeological Deposits; Intangible Associations</text:p>
          </table:table-cell>
          <table:table-cell/>
          <table:table-cell table:formula="of:=CONCATENATE([.AE36];&quot;, &quot;;[.F36])" office:value-type="string" office:string-value=", Parkville" calcext:value-type="string">
            <text:p>, Parkville</text:p>
          </table:table-cell>
          <table:table-cell office:value-type="string" calcext:value-type="string">
            <text:p>-37.7919373,144.9614016</text:p>
          </table:table-cell>
          <table:table-cell table:formula="of:=LEFT([.AG36];FIND(&quot;,&quot;;[.AG36])-1)" office:value-type="string" office:string-value="-37.7919373" calcext:value-type="string">
            <text:p>-37.7919373</text:p>
          </table:table-cell>
          <table:table-cell table:formula="of:=RIGHT([.AG36];FIND(&quot;,&quot;;[.AG36])-1)" office:value-type="string" office:string-value="144.9614016" calcext:value-type="string">
            <text:p>144.9614016</text:p>
          </table:table-cell>
        </table:table-row>
        <table:table-row table:style-name="ro1">
          <table:table-cell office:value-type="float" office:value="38" calcext:value-type="float">
            <text:p>38</text:p>
          </table:table-cell>
          <table:table-cell office:value-type="string" calcext:value-type="string">
            <text:p>Melbourne General Cemetery Camp</text:p>
          </table:table-cell>
          <table:table-cell table:number-columns-repeated="2" office:value-type="string" calcext:value-type="string">
            <text:p>William Kyle, who arrived at Port Phillip in 1841, records the Corio and other western district tribes camping on the hill now occupied by the cemetery.</text:p>
          </table:table-cell>
          <table:table-cell/>
          <table:table-cell office:value-type="string" calcext:value-type="string">
            <text:p>Parkville</text:p>
          </table:table-cell>
          <table:table-cell office:value-type="string" calcext:value-type="string">
            <text:p>Camping site</text:p>
          </table:table-cell>
          <table:table-cell office:value-type="string" calcext:value-type="string">
            <text:p>Camping</text:p>
          </table:table-cell>
          <table:table-cell office:value-type="float" office:value="1841" calcext:value-type="float">
            <text:p>1841</text:p>
          </table:table-cell>
          <table:table-cell/>
          <table:table-cell office:value-type="string" calcext:value-type="string">
            <text:p>Temporary Occupations; Subsistence</text:p>
          </table:table-cell>
          <table:table-cell office:value-type="string" calcext:value-type="string">
            <text:p>Early Colonial; 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William Kyle</text:p>
          </table:table-cell>
          <table:table-cell office:value-type="string" calcext:value-type="string">
            <text:p>Male</text:p>
          </table:table-cell>
          <table:table-cell table:number-columns-repeated="2" office:value-type="string" calcext:value-type="string">
            <text:p>Cemetary</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General Cemetary</text:p>
          </table:table-cell>
          <table:table-cell office:value-type="string" calcext:value-type="string">
            <text:p>Possible Archaeological Deposits; Intangible Associations</text:p>
          </table:table-cell>
          <table:table-cell office:value-type="string" calcext:value-type="string">
            <text:p>College Crescent</text:p>
          </table:table-cell>
          <table:table-cell table:formula="of:=CONCATENATE([.AE37];&quot;, &quot;;[.F37])" office:value-type="string" office:string-value="College Crescent, Parkville" calcext:value-type="string">
            <text:p>College Crescent, Parkville</text:p>
          </table:table-cell>
          <table:table-cell office:value-type="string" calcext:value-type="string">
            <text:p>-37.7919373,144.9614016</text:p>
          </table:table-cell>
          <table:table-cell table:formula="of:=LEFT([.AG37];FIND(&quot;,&quot;;[.AG37])-1)" office:value-type="string" office:string-value="-37.7919373" calcext:value-type="string">
            <text:p>-37.7919373</text:p>
          </table:table-cell>
          <table:table-cell table:formula="of:=RIGHT([.AG37];FIND(&quot;,&quot;;[.AG37])-1)" office:value-type="string" office:string-value="144.9614016" calcext:value-type="string">
            <text:p>144.9614016</text:p>
          </table:table-cell>
        </table:table-row>
        <table:table-row table:style-name="ro1">
          <table:table-cell office:value-type="float" office:value="39" calcext:value-type="float">
            <text:p>39</text:p>
          </table:table-cell>
          <table:table-cell office:value-type="string" calcext:value-type="string">
            <text:p>Site of Jimmy Dunbar's Grave</text:p>
          </table:table-cell>
          <table:table-cell office:value-type="string" calcext:value-type="string">
            <text:p>Jimmy/James Dunbar was recognised as the �â��last of the Bunurong Tribe�â�� and died on the 5th March 1877 on the Albert Ward at the Alfred Hospital of liver problems. He was buried on the 7th March 1877 in the Melbourne General Cemetary although the exact location of his grave is unknown. </text:p>
          </table:table-cell>
          <table:table-cell office:value-type="string" calcext:value-type="string">
            <text:p>Jimmy/James Dunbar was recognised as the �â��last of the Bunurong Tribe�â�� and died on the 5th March 1877, he was buried in the Melbourne General Cemetary, however the exact location remains unknown. </text:p>
          </table:table-cell>
          <table:table-cell office:value-type="string" calcext:value-type="string">
            <text:p>Melbourne General Cemetery - exact location unknown.</text:p>
          </table:table-cell>
          <table:table-cell office:value-type="string" calcext:value-type="string">
            <text:p>Parkville</text:p>
          </table:table-cell>
          <table:table-cell office:value-type="string" calcext:value-type="string">
            <text:p>Grave</text:p>
          </table:table-cell>
          <table:table-cell office:value-type="string" calcext:value-type="string">
            <text:p>Burial</text:p>
          </table:table-cell>
          <table:table-cell office:value-type="float" office:value="1877" calcext:value-type="float">
            <text:p>1877</text:p>
          </table:table-cell>
          <table:table-cell/>
          <table:table-cell office:value-type="string" calcext:value-type="string">
            <text:p>Cemetary; <text:s/>Burial</text:p>
          </table:table-cell>
          <table:table-cell office:value-type="string" calcext:value-type="string">
            <text:p>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2"/>
          <table:table-cell office:value-type="string" calcext:value-type="string">
            <text:p>Jimmy/James Dunbar</text:p>
          </table:table-cell>
          <table:table-cell office:value-type="string" calcext:value-type="string">
            <text:p>Male</text:p>
          </table:table-cell>
          <table:table-cell table:number-columns-repeated="2"/>
          <table:table-cell office:value-type="string" calcext:value-type="string">
            <text:p>Melbourne General Cemetary</text:p>
          </table:table-cell>
          <table:table-cell office:value-type="string" calcext:value-type="string">
            <text:p>Cemetary</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General Cemetary</text:p>
          </table:table-cell>
          <table:table-cell office:value-type="string" calcext:value-type="string">
            <text:p>Burial; Memorial</text:p>
          </table:table-cell>
          <table:table-cell office:value-type="string" calcext:value-type="string">
            <text:p>College Crescent</text:p>
          </table:table-cell>
          <table:table-cell table:formula="of:=CONCATENATE([.AE38];&quot;, &quot;;[.F38])" office:value-type="string" office:string-value="College Crescent, Parkville" calcext:value-type="string">
            <text:p>College Crescent, Parkville</text:p>
          </table:table-cell>
          <table:table-cell office:value-type="string" calcext:value-type="string">
            <text:p>-37.7919373,144.9614016</text:p>
          </table:table-cell>
          <table:table-cell table:formula="of:=LEFT([.AG38];FIND(&quot;,&quot;;[.AG38])-1)" office:value-type="string" office:string-value="-37.7919373" calcext:value-type="string">
            <text:p>-37.7919373</text:p>
          </table:table-cell>
          <table:table-cell table:formula="of:=RIGHT([.AG38];FIND(&quot;,&quot;;[.AG38])-1)" office:value-type="string" office:string-value="144.9614016" calcext:value-type="string">
            <text:p>144.9614016</text:p>
          </table:table-cell>
        </table:table-row>
        <table:table-row table:style-name="ro1">
          <table:table-cell office:value-type="float" office:value="40" calcext:value-type="float">
            <text:p>40</text:p>
          </table:table-cell>
          <table:table-cell office:value-type="string" calcext:value-type="string">
            <text:p>Collins Street Baptist Church</text:p>
          </table:table-cell>
          <table:table-cell office:value-type="string" calcext:value-type="string">
            <text:p>On Tuesday 12th May 1846, up to 600 people attended the Merri Creek Aboriginal School Committee�â��s Public Meeting at the Collins Street Baptist Church, at which 13 Aboriginal boys and seven girls stood on a platform and performed at spelling, reading and singing. </text:p>
          </table:table-cell>
          <table:table-cell office:value-type="string" calcext:value-type="string">
            <text:p>On Tuesday 12th May 1846, the Merri Creek Aboriginal School Committee held a Public Meeting at the Collins Street Baptist Church, at which 13 Aboriginal boys and seven girls performed. </text:p>
          </table:table-cell>
          <table:table-cell/>
          <table:table-cell office:value-type="string" calcext:value-type="string">
            <text:p>Melbourne</text:p>
          </table:table-cell>
          <table:table-cell office:value-type="string" calcext:value-type="string">
            <text:p>Building</text:p>
          </table:table-cell>
          <table:table-cell office:value-type="string" calcext:value-type="string">
            <text:p>Performance; Meeting</text:p>
          </table:table-cell>
          <table:table-cell office:value-type="float" office:value="1846" calcext:value-type="float">
            <text:p>1846</text:p>
          </table:table-cell>
          <table:table-cell/>
          <table:table-cell office:value-type="string" calcext:value-type="string">
            <text:p>Entertainment; Business</text:p>
          </table:table-cell>
          <table:table-cell office:value-type="string" calcext:value-type="string">
            <text:p>Early Colonial; 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Collins St Baptist Church; Merri Creek Aboriginal School Committee</text:p>
          </table:table-cell>
          <table:table-cell office:value-type="string" calcext:value-type="string">
            <text:p>Christian Place of Worship; The committee running the Aboriginal school </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Collins St Baptist Church</text:p>
          </table:table-cell>
          <table:table-cell office:value-type="string" calcext:value-type="string">
            <text:p>Structure; Intangible Associations</text:p>
          </table:table-cell>
          <table:table-cell office:value-type="string" calcext:value-type="string">
            <text:p>Collins Street</text:p>
          </table:table-cell>
          <table:table-cell table:formula="of:=CONCATENATE([.AE39];&quot;, &quot;;[.F39])" office:value-type="string" office:string-value="Collins Street, Melbourne" calcext:value-type="string">
            <text:p>Collins Street, Melbourne</text:p>
          </table:table-cell>
          <table:table-cell office:value-type="string" calcext:value-type="string">
            <text:p>-37.8179426,144.957851</text:p>
          </table:table-cell>
          <table:table-cell table:formula="of:=LEFT([.AG39];FIND(&quot;,&quot;;[.AG39])-1)" office:value-type="string" office:string-value="-37.8179426" calcext:value-type="string">
            <text:p>-37.8179426</text:p>
          </table:table-cell>
          <table:table-cell table:formula="of:=RIGHT([.AG39];FIND(&quot;,&quot;;[.AG39])-1)" office:value-type="string" office:string-value=",144.957851" calcext:value-type="string">
            <text:p>,144.957851</text:p>
          </table:table-cell>
        </table:table-row>
        <table:table-row table:style-name="ro1">
          <table:table-cell office:value-type="float" office:value="41" calcext:value-type="float">
            <text:p>41</text:p>
          </table:table-cell>
          <table:table-cell office:value-type="string" calcext:value-type="string">
            <text:p>'Save the Aboriginal Committee' office</text:p>
          </table:table-cell>
          <table:table-cell office:value-type="string" calcext:value-type="string">
            <text:p>Doris Blackburn, president of the Women�â��s Peace Movement, had a small office here which was used for meetings of the �â��Save the Aboriginal Committee�â��. In the mid 1950s, at a meeting at Embassy Hall on Collins Street it was decided to disband this committee and establish the Aboriginal Advancement League. This location became the first office. </text:p>
          </table:table-cell>
          <table:table-cell office:value-type="string" calcext:value-type="string">
            <text:p>The location of the first office for the Aboriginal Advancement League. </text:p>
          </table:table-cell>
          <table:table-cell office:value-type="string" calcext:value-type="string">
            <text:p>What was previously 46 Russell St Melbourne (now location of the Hyatt Hotel)</text:p>
          </table:table-cell>
          <table:table-cell office:value-type="string" calcext:value-type="string">
            <text:p>Melbourne</text:p>
          </table:table-cell>
          <table:table-cell office:value-type="string" calcext:value-type="string">
            <text:p>Site of building</text:p>
          </table:table-cell>
          <table:table-cell office:value-type="string" calcext:value-type="string">
            <text:p>Discussions; Political Meetings</text:p>
          </table:table-cell>
          <table:table-cell table:number-columns-repeated="2"/>
          <table:table-cell office:value-type="string" calcext:value-type="string">
            <text:p>Business</text:p>
          </table:table-cell>
          <table:table-cell office:value-type="string" calcext:value-type="string">
            <text:p>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Doris Blackburn</text:p>
          </table:table-cell>
          <table:table-cell office:value-type="string" calcext:value-type="string">
            <text:p>Female</text:p>
          </table:table-cell>
          <table:table-cell office:value-type="string" calcext:value-type="string">
            <text:p>Womans Peace Movement</text:p>
          </table:table-cell>
          <table:table-cell office:value-type="string" calcext:value-type="string">
            <text:p>A movement to unite women all around the world</text:p>
          </table:table-cell>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Structure; Intangible Associations</text:p>
          </table:table-cell>
          <table:table-cell/>
          <table:table-cell table:formula="of:=CONCATENATE([.AE40];&quot;, &quot;;[.F40])" office:value-type="string" office:string-value=", Melbourne" calcext:value-type="string">
            <text:p>, Melbourne</text:p>
          </table:table-cell>
          <table:table-cell office:value-type="string" calcext:value-type="string">
            <text:p>-37.8602828,145.079616</text:p>
          </table:table-cell>
          <table:table-cell table:formula="of:=LEFT([.AG40];FIND(&quot;,&quot;;[.AG40])-1)" office:value-type="string" office:string-value="-37.8602828" calcext:value-type="string">
            <text:p>-37.8602828</text:p>
          </table:table-cell>
          <table:table-cell table:formula="of:=RIGHT([.AG40];FIND(&quot;,&quot;;[.AG40])-1)" office:value-type="string" office:string-value=",145.079616" calcext:value-type="string">
            <text:p>,145.079616</text:p>
          </table:table-cell>
        </table:table-row>
        <table:table-row table:style-name="ro1">
          <table:table-cell office:value-type="float" office:value="42" calcext:value-type="float">
            <text:p>42</text:p>
          </table:table-cell>
          <table:table-cell office:value-type="string" calcext:value-type="string">
            <text:p>Site of Cattle Sheds, Melbourne</text:p>
          </table:table-cell>
          <table:table-cell table:number-columns-repeated="2" office:value-type="string" calcext:value-type="string">
            <text:p>The 1862 Second Report of the Board of the Protection of Aborigines recorded the provision of rations �â��for the blacks at the cattle sheds, Melbourne�â��.</text:p>
          </table:table-cell>
          <table:table-cell office:value-type="string" calcext:value-type="string">
            <text:p>Corner of Little Bourke and Spencer Street (later location of the MCCES Power Station)</text:p>
          </table:table-cell>
          <table:table-cell office:value-type="string" calcext:value-type="string">
            <text:p>Melbourne</text:p>
          </table:table-cell>
          <table:table-cell office:value-type="string" calcext:value-type="string">
            <text:p>Site of building</text:p>
          </table:table-cell>
          <table:table-cell/>
          <table:table-cell office:value-type="float" office:value="1862" calcext:value-type="float">
            <text:p>1862</text:p>
          </table:table-cell>
          <table:table-cell/>
          <table:table-cell office:value-type="string" calcext:value-type="string">
            <text:p>Living </text:p>
          </table:table-cell>
          <table:table-cell office:value-type="string" calcext:value-type="string">
            <text:p>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6"/>
          <table:table-cell office:value-type="string" calcext:value-type="string">
            <text:p>Board for the Protection of Aborigines</text:p>
          </table:table-cell>
          <table:table-cell office:value-type="string" calcext:value-type="string">
            <text:p>Making Laws for Aboriginal people</text:p>
          </table:table-cell>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Suspected Archaeological Deposits</text:p>
          </table:table-cell>
          <table:table-cell/>
          <table:table-cell table:formula="of:=CONCATENATE([.AE41];&quot;, &quot;;[.F41])" office:value-type="string" office:string-value=", Melbourne" calcext:value-type="string">
            <text:p>, Melbourne</text:p>
          </table:table-cell>
          <table:table-cell office:value-type="string" calcext:value-type="string">
            <text:p>-37.8602828,145.079616</text:p>
          </table:table-cell>
          <table:table-cell table:formula="of:=LEFT([.AG41];FIND(&quot;,&quot;;[.AG41])-1)" office:value-type="string" office:string-value="-37.8602828" calcext:value-type="string">
            <text:p>-37.8602828</text:p>
          </table:table-cell>
          <table:table-cell table:formula="of:=RIGHT([.AG41];FIND(&quot;,&quot;;[.AG41])-1)" office:value-type="string" office:string-value=",145.079616" calcext:value-type="string">
            <text:p>,145.079616</text:p>
          </table:table-cell>
        </table:table-row>
        <table:table-row table:style-name="ro1">
          <table:table-cell office:value-type="float" office:value="43" calcext:value-type="float">
            <text:p>43</text:p>
          </table:table-cell>
          <table:table-cell office:value-type="string" calcext:value-type="string">
            <text:p>Site of Lambs Inn</text:p>
          </table:table-cell>
          <table:table-cell office:value-type="string" calcext:value-type="string">
            <text:p>George Smith, the owner of the inn, which had 31 rooms together with cellars and large stables, sent a letter to William Lonsdale the police magistrate on 29th September 1838 complaining about the attempts of Christian De Villiers, Superintendent of the Native Police, to recruit two of his employees; Boudour and Mingyurer (or Mr Mann).</text:p>
          </table:table-cell>
          <table:table-cell office:value-type="string" calcext:value-type="string">
            <text:p>George Smith, the owner of the inn, had two Aboriginal employees, Boudeour and Mingyurer (Mr Mann).</text:p>
          </table:table-cell>
          <table:table-cell office:value-type="string" calcext:value-type="string">
            <text:p>Corner of William and Collins Street, between William Street and Gurners Lane (now the location of t</text:p>
          </table:table-cell>
          <table:table-cell office:value-type="string" calcext:value-type="string">
            <text:p>Melbourne</text:p>
          </table:table-cell>
          <table:table-cell office:value-type="string" calcext:value-type="string">
            <text:p>Site of building</text:p>
          </table:table-cell>
          <table:table-cell table:number-columns-repeated="4"/>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2"/>
          <table:table-cell office:value-type="string" calcext:value-type="string">
            <text:p>Boudour; Mingyurer (or Mr Mann)</text:p>
          </table:table-cell>
          <table:table-cell office:value-type="string" calcext:value-type="string">
            <text:p>Male</text:p>
          </table:table-cell>
          <table:table-cell office:value-type="string" calcext:value-type="string">
            <text:p>George Smith; William Lonsdale; De Villier</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Possible Archaeological Deposits</text:p>
          </table:table-cell>
          <table:table-cell office:value-type="string" calcext:value-type="string">
            <text:p>Collins Street</text:p>
          </table:table-cell>
          <table:table-cell table:formula="of:=CONCATENATE([.AE42];&quot;, &quot;;[.F42])" office:value-type="string" office:string-value="Collins Street, Melbourne" calcext:value-type="string">
            <text:p>Collins Street, Melbourne</text:p>
          </table:table-cell>
          <table:table-cell office:value-type="string" calcext:value-type="string">
            <text:p>-37.8179426,144.957851</text:p>
          </table:table-cell>
          <table:table-cell table:formula="of:=LEFT([.AG42];FIND(&quot;,&quot;;[.AG42])-1)" office:value-type="string" office:string-value="-37.8179426" calcext:value-type="string">
            <text:p>-37.8179426</text:p>
          </table:table-cell>
          <table:table-cell table:formula="of:=RIGHT([.AG42];FIND(&quot;,&quot;;[.AG42])-1)" office:value-type="string" office:string-value=",144.957851" calcext:value-type="string">
            <text:p>,144.957851</text:p>
          </table:table-cell>
        </table:table-row>
        <table:table-row table:style-name="ro1">
          <table:table-cell office:value-type="float" office:value="44" calcext:value-type="float">
            <text:p>44</text:p>
          </table:table-cell>
          <table:table-cell office:value-type="string" calcext:value-type="string">
            <text:p>Punt Bridge Corroboree</text:p>
          </table:table-cell>
          <table:table-cell office:value-type="string" calcext:value-type="string">
            <text:p>Probably refers to a wooden toll bridge built by Patrick Doherty (1846-50), near which various punts were located. William Hull in the Report for the Select Committee on the Legislative Council on the Aborigines 1858-1859 records arranging a corroboree here for a friend. </text:p>
          </table:table-cell>
          <table:table-cell office:value-type="string" calcext:value-type="string">
            <text:p>The site of a wooden toll bridge built by Patrick Doherty (1846-50), at which a corroboree was held. </text:p>
          </table:table-cell>
          <table:table-cell office:value-type="string" calcext:value-type="string">
            <text:p>On Yarra River, south of Swanston and Flinders Streets</text:p>
          </table:table-cell>
          <table:table-cell office:value-type="string" calcext:value-type="string">
            <text:p>Melbourne</text:p>
          </table:table-cell>
          <table:table-cell office:value-type="string" calcext:value-type="string">
            <text:p>Corroboree Location</text:p>
          </table:table-cell>
          <table:table-cell table:number-columns-repeated="3"/>
          <table:table-cell office:value-type="string" calcext:value-type="string">
            <text:p>Dancing; Singing; Ceremony; Business</text:p>
          </table:table-cell>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Patrick Doherty; William Hull</text:p>
          </table:table-cell>
          <table:table-cell office:value-type="string" calcext:value-type="string">
            <text:p>Male</text:p>
          </table:table-cell>
          <table:table-cell office:value-type="string" calcext:value-type="string">
            <text:p>Select Committee for the Legislative Council on the Aborigines</text:p>
          </table:table-cell>
          <table:table-cell office:value-type="string" calcext:value-type="string">
            <text:p>Making decisions for Aboriginal People</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Punt Bridge</text:p>
          </table:table-cell>
          <table:table-cell office:value-type="string" calcext:value-type="string">
            <text:p>Possible Archaeological Deposits; Intangible Associations</text:p>
          </table:table-cell>
          <table:table-cell office:value-type="string" calcext:value-type="string">
            <text:p>Punt Bridge</text:p>
          </table:table-cell>
          <table:table-cell table:formula="of:=CONCATENATE([.AE43];&quot;, &quot;;[.F43])" office:value-type="string" office:string-value="Punt Bridge, Melbourne" calcext:value-type="string">
            <text:p>Punt Bridge, Melbourne</text:p>
          </table:table-cell>
          <table:table-cell office:value-type="string" calcext:value-type="string">
            <text:p>-37.8221159,144.9880782</text:p>
          </table:table-cell>
          <table:table-cell table:formula="of:=LEFT([.AG43];FIND(&quot;,&quot;;[.AG43])-1)" office:value-type="string" office:string-value="-37.8221159" calcext:value-type="string">
            <text:p>-37.8221159</text:p>
          </table:table-cell>
          <table:table-cell table:formula="of:=RIGHT([.AG43];FIND(&quot;,&quot;;[.AG43])-1)" office:value-type="string" office:string-value="144.9880782" calcext:value-type="string">
            <text:p>144.9880782</text:p>
          </table:table-cell>
        </table:table-row>
        <table:table-row table:style-name="ro1">
          <table:table-cell office:value-type="float" office:value="45" calcext:value-type="float">
            <text:p>45</text:p>
          </table:table-cell>
          <table:table-cell office:value-type="string" calcext:value-type="string">
            <text:p>Flinders Park (Birrirung Marr)</text:p>
          </table:table-cell>
          <table:table-cell office:value-type="string" calcext:value-type="string">
            <text:p>From the 1930s, the Australian Aboriginal League used to run meetings every Sunday at Flinders Park. Speakers including Gary Foley, Bruce McGuiness and Alf Bamblett continue to use the park during May Day celebrations. </text:p>
          </table:table-cell>
          <table:table-cell office:value-type="string" calcext:value-type="string">
            <text:p>The Australian Aboriginal League used to run meetings every Sunday at Flinders Park.</text:p>
          </table:table-cell>
          <table:table-cell office:value-type="string" calcext:value-type="string">
            <text:p>Behind tennis courts on Batman Avenue, adjacent to Melbourne Park (now Birrirung Marr)</text:p>
          </table:table-cell>
          <table:table-cell office:value-type="string" calcext:value-type="string">
            <text:p>Melbourne</text:p>
          </table:table-cell>
          <table:table-cell office:value-type="string" calcext:value-type="string">
            <text:p>Meeting place</text:p>
          </table:table-cell>
          <table:table-cell office:value-type="string" calcext:value-type="string">
            <text:p>Political Meetings</text:p>
          </table:table-cell>
          <table:table-cell table:number-columns-repeated="2"/>
          <table:table-cell office:value-type="string" calcext:value-type="string">
            <text:p>Business</text:p>
          </table:table-cell>
          <table:table-cell office:value-type="string" calcext:value-type="string">
            <text:p>20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2"/>
          <table:table-cell office:value-type="string" calcext:value-type="string">
            <text:p>Gary Foley; Bruce McGuiness; Alf Bamblett</text:p>
          </table:table-cell>
          <table:table-cell office:value-type="string" calcext:value-type="string">
            <text:p>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Flinders Park</text:p>
          </table:table-cell>
          <table:table-cell office:value-type="string" calcext:value-type="string">
            <text:p>Possible Archaeological Deposits; Intangible Associations</text:p>
          </table:table-cell>
          <table:table-cell office:value-type="string" calcext:value-type="string">
            <text:p>Flinders Park</text:p>
          </table:table-cell>
          <table:table-cell table:formula="of:=CONCATENATE([.AE44];&quot;, &quot;;[.F44])" office:value-type="string" office:string-value="Flinders Park, Melbourne" calcext:value-type="string">
            <text:p>Flinders Park, Melbourne</text:p>
          </table:table-cell>
          <table:table-cell office:value-type="string" calcext:value-type="string">
            <text:p>-37.8211546,144.9798014</text:p>
          </table:table-cell>
          <table:table-cell table:formula="of:=LEFT([.AG44];FIND(&quot;,&quot;;[.AG44])-1)" office:value-type="string" office:string-value="-37.8211546" calcext:value-type="string">
            <text:p>-37.8211546</text:p>
          </table:table-cell>
          <table:table-cell table:formula="of:=RIGHT([.AG44];FIND(&quot;,&quot;;[.AG44])-1)" office:value-type="string" office:string-value="144.9798014" calcext:value-type="string">
            <text:p>144.9798014</text:p>
          </table:table-cell>
        </table:table-row>
        <table:table-row table:style-name="ro1">
          <table:table-cell office:value-type="float" office:value="46" calcext:value-type="float">
            <text:p>46</text:p>
          </table:table-cell>
          <table:table-cell office:value-type="string" calcext:value-type="string">
            <text:p>Narm-Jaap (Queen�â��s Wharf)</text:p>
          </table:table-cell>
          <table:table-cell table:number-columns-repeated="2" office:value-type="string" calcext:value-type="string">
            <text:p>According to the �â��Ballarat Star�â�� of 8th June 1864, after J.L. Currie, the Aboriginal word �â��Narm-Jaap�â�� refers to the Tea Tree Scrub where the Queen�â��s Wharf stood in 1864.</text:p>
          </table:table-cell>
          <table:table-cell office:value-type="string" calcext:value-type="string">
            <text:p>In the vicinity of Queens Bridge on the Yarra River, south of Flinders Street. Now Enterprise Park.</text:p>
          </table:table-cell>
          <table:table-cell office:value-type="string" calcext:value-type="string">
            <text:p>Melbourne</text:p>
          </table:table-cell>
          <table:table-cell office:value-type="string" calcext:value-type="string">
            <text:p>Aboriginal Named Area</text:p>
          </table:table-cell>
          <table:table-cell/>
          <table:table-cell office:value-type="float" office:value="1864" calcext:value-type="float">
            <text:p>1864</text:p>
          </table:table-cell>
          <table:table-cell table:number-columns-repeated="2"/>
          <table:table-cell office:value-type="string" calcext:value-type="string">
            <text:p>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J.L. Currie</text:p>
          </table:table-cell>
          <table:table-cell/>
          <table:table-cell office:value-type="string" calcext:value-type="string">
            <text:p>Ballarat Star</text:p>
          </table:table-cell>
          <table:table-cell office:value-type="string" calcext:value-type="string">
            <text:p>Newspaper</text:p>
          </table:table-cell>
          <table:table-cell/>
          <table:table-cell office:value-type="string" calcext:value-type="string">
            <text:p>Narm-Jaap</text:p>
          </table:table-cell>
          <table:table-cell office:value-type="string" calcext:value-type="string">
            <text:p>Tea-Tree Scrub</text:p>
          </table:table-cell>
          <table:table-cell office:value-type="string" calcext:value-type="string">
            <text:p>Enterprize Park</text:p>
          </table:table-cell>
          <table:table-cell office:value-type="string" calcext:value-type="string">
            <text:p>Intangible Associations; Possible Archaeological Deposits</text:p>
          </table:table-cell>
          <table:table-cell/>
          <table:table-cell table:formula="of:=CONCATENATE([.AE45];&quot;, &quot;;[.F45])" office:value-type="string" office:string-value=", Melbourne" calcext:value-type="string">
            <text:p>, Melbourne</text:p>
          </table:table-cell>
          <table:table-cell office:value-type="string" calcext:value-type="string">
            <text:p>-37.8602828,145.079616</text:p>
          </table:table-cell>
          <table:table-cell table:formula="of:=LEFT([.AG45];FIND(&quot;,&quot;;[.AG45])-1)" office:value-type="string" office:string-value="-37.8602828" calcext:value-type="string">
            <text:p>-37.8602828</text:p>
          </table:table-cell>
          <table:table-cell table:formula="of:=RIGHT([.AG45];FIND(&quot;,&quot;;[.AG45])-1)" office:value-type="string" office:string-value=",145.079616" calcext:value-type="string">
            <text:p>,145.079616</text:p>
          </table:table-cell>
        </table:table-row>
        <table:table-row table:style-name="ro1">
          <table:table-cell office:value-type="float" office:value="47" calcext:value-type="float">
            <text:p>47</text:p>
          </table:table-cell>
          <table:table-cell office:value-type="string" calcext:value-type="string">
            <text:p>Site of Benbow�â��s Hut</text:p>
          </table:table-cell>
          <table:table-cell office:value-type="string" calcext:value-type="string">
            <text:p>Benbow was apparently employed by Batman. An extract from �â��Bunce�â��s Wanderings in the Australias�â�� acclaims his good character and records his hut �â��in the corner of Batman�â��s garden�â��.</text:p>
          </table:table-cell>
          <table:table-cell office:value-type="string" calcext:value-type="string">
            <text:p>Benbow was apparently employed by Batman, and maintained a hut in Batman's garden. </text:p>
          </table:table-cell>
          <table:table-cell office:value-type="string" calcext:value-type="string">
            <text:p>In Batman Park, between Spencer Street, Kings Way and Flinders Street</text:p>
          </table:table-cell>
          <table:table-cell office:value-type="string" calcext:value-type="string">
            <text:p>Melbourne</text:p>
          </table:table-cell>
          <table:table-cell office:value-type="string" calcext:value-type="string">
            <text:p>Site of building</text:p>
          </table:table-cell>
          <table:table-cell office:value-type="string" calcext:value-type="string">
            <text:p>Housing; Employment</text:p>
          </table:table-cell>
          <table:table-cell table:number-columns-repeated="2"/>
          <table:table-cell office:value-type="string" calcext:value-type="string">
            <text:p>Living</text:p>
          </table:table-cell>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2"/>
          <table:table-cell office:value-type="string" calcext:value-type="string">
            <text:p>Benbow</text:p>
          </table:table-cell>
          <table:table-cell office:value-type="string" calcext:value-type="string">
            <text:p>Male</text:p>
          </table:table-cell>
          <table:table-cell office:value-type="string" calcext:value-type="string">
            <text:p>John Bat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Possible Archaeological Deposits; Intangible Associations</text:p>
          </table:table-cell>
          <table:table-cell/>
          <table:table-cell table:formula="of:=CONCATENATE([.AE46];&quot;, &quot;;[.F46])" office:value-type="string" office:string-value=", Melbourne" calcext:value-type="string">
            <text:p>, Melbourne</text:p>
          </table:table-cell>
          <table:table-cell office:value-type="string" calcext:value-type="string">
            <text:p>-37.8602828,145.079616</text:p>
          </table:table-cell>
          <table:table-cell table:formula="of:=LEFT([.AG46];FIND(&quot;,&quot;;[.AG46])-1)" office:value-type="string" office:string-value="-37.8602828" calcext:value-type="string">
            <text:p>-37.8602828</text:p>
          </table:table-cell>
          <table:table-cell table:formula="of:=RIGHT([.AG46];FIND(&quot;,&quot;;[.AG46])-1)" office:value-type="string" office:string-value=",145.079616" calcext:value-type="string">
            <text:p>,145.079616</text:p>
          </table:table-cell>
        </table:table-row>
        <table:table-row table:style-name="ro1">
          <table:table-cell office:value-type="float" office:value="48" calcext:value-type="float">
            <text:p>48</text:p>
          </table:table-cell>
          <table:table-cell office:value-type="string" calcext:value-type="string">
            <text:p>Turneet (Rivolla or Rivolia)</text:p>
          </table:table-cell>
          <table:table-cell office:value-type="string" calcext:value-type="string">
            <text:p>In 1840 Chief Protector George Augustus Robinson purchased eight hectares on land which the local Aboriginal people said was called �â��Turneet�â��. The land was cleared and a house with a garden in two hectares was constructed using bricks from the missionary Landhorne's cottage/ The property was named 'Rivolia or Rivolia' by 1848. </text:p>
          </table:table-cell>
          <table:table-cell office:value-type="string" calcext:value-type="string">
            <text:p>n 1840 Chief Protector George Augustus Robinson purchased eight hectares on land which the local Aboriginal people said was called �â��Turneet�â��. </text:p>
          </table:table-cell>
          <table:table-cell office:value-type="string" calcext:value-type="string">
            <text:p>In the vicinity of Southbank</text:p>
          </table:table-cell>
          <table:table-cell office:value-type="string" calcext:value-type="string">
            <text:p>Melbourne</text:p>
          </table:table-cell>
          <table:table-cell office:value-type="string" calcext:value-type="string">
            <text:p>Aboriginal Named Area</text:p>
          </table:table-cell>
          <table:table-cell/>
          <table:table-cell office:value-type="float" office:value="1840" calcext:value-type="float">
            <text:p>1840</text:p>
          </table:table-cell>
          <table:table-cell/>
          <table:table-cell office:value-type="string" calcext:value-type="string">
            <text:p>Living</text:p>
          </table:table-cell>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George Augustus Robinson; Landhorne</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Turneet</text:p>
          </table:table-cell>
          <table:table-cell office:value-type="string" calcext:value-type="string">
            <text:p>None Recoded</text:p>
          </table:table-cell>
          <table:table-cell/>
          <table:table-cell office:value-type="string" calcext:value-type="string">
            <text:p>Possible Archaeological Deposits; Intangible Associations</text:p>
          </table:table-cell>
          <table:table-cell/>
          <table:table-cell table:formula="of:=CONCATENATE([.AE47];&quot;, &quot;;[.F47])" office:value-type="string" office:string-value=", Melbourne" calcext:value-type="string">
            <text:p>, Melbourne</text:p>
          </table:table-cell>
          <table:table-cell office:value-type="string" calcext:value-type="string">
            <text:p>-37.8602828,145.079616</text:p>
          </table:table-cell>
          <table:table-cell table:formula="of:=LEFT([.AG47];FIND(&quot;,&quot;;[.AG47])-1)" office:value-type="string" office:string-value="-37.8602828" calcext:value-type="string">
            <text:p>-37.8602828</text:p>
          </table:table-cell>
          <table:table-cell table:formula="of:=RIGHT([.AG47];FIND(&quot;,&quot;;[.AG47])-1)" office:value-type="string" office:string-value=",145.079616" calcext:value-type="string">
            <text:p>,145.079616</text:p>
          </table:table-cell>
        </table:table-row>
        <table:table-row table:style-name="ro1">
          <table:table-cell office:value-type="float" office:value="49" calcext:value-type="float">
            <text:p>49</text:p>
          </table:table-cell>
          <table:table-cell office:value-type="string" calcext:value-type="string">
            <text:p>Lonsdale�â��s Paddock / Mounted Police Barracks</text:p>
          </table:table-cell>
          <table:table-cell office:value-type="string" calcext:value-type="string">
            <text:p>By 1838 the Native Police Corps has been established at a paddock here. James Rattenburg described construction of stables and barracks near the brick residence of the Chief Protector. The corps was disbanded in 1853, at which time 10 acres at this location were handed to the Melbourne Cricket Club, although Aboriginal people apparently continued to camp in the area.</text:p>
          </table:table-cell>
          <table:table-cell office:value-type="string" calcext:value-type="string">
            <text:p>By 1838 the Native Police Corps has been established at a paddock here. </text:p>
          </table:table-cell>
          <table:table-cell office:value-type="string" calcext:value-type="string">
            <text:p>Bounded by Wellington Parade, Punt Road and Yarra River</text:p>
          </table:table-cell>
          <table:table-cell office:value-type="string" calcext:value-type="string">
            <text:p>East Melbourne</text:p>
          </table:table-cell>
          <table:table-cell office:value-type="string" calcext:value-type="string">
            <text:p>Native Police Barracks</text:p>
          </table:table-cell>
          <table:table-cell office:value-type="string" calcext:value-type="string">
            <text:p>Sport; Construction; Living</text:p>
          </table:table-cell>
          <table:table-cell office:value-type="float" office:value="1838" calcext:value-type="float">
            <text:p>1838</text:p>
          </table:table-cell>
          <table:table-cell office:value-type="float" office:value="1853" calcext:value-type="float">
            <text:p>1853</text:p>
          </table:table-cell>
          <table:table-cell office:value-type="string" calcext:value-type="string">
            <text:p>Temporary Occupation; Subsistence; Living; Entertainment</text:p>
          </table:table-cell>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office:value-type="string" calcext:value-type="string">
            <text:p>http://www.prov.vic.gov.au/online-exhibitions/nativepolice/background.html</text:p>
          </table:table-cell>
          <table:table-cell table:number-columns-repeated="3"/>
          <table:table-cell office:value-type="string" calcext:value-type="string">
            <text:p>James Rattenburg</text:p>
          </table:table-cell>
          <table:table-cell office:value-type="string" calcext:value-type="string">
            <text:p>Male</text:p>
          </table:table-cell>
          <table:table-cell office:value-type="string" calcext:value-type="string">
            <text:p>Melbourne Cricket Club</text:p>
          </table:table-cell>
          <table:table-cell office:value-type="string" calcext:value-type="string">
            <text:p>Sporting Ground</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Melbourne Cricket Ground</text:p>
          </table:table-cell>
          <table:table-cell office:value-type="string" calcext:value-type="string">
            <text:p>Possible Archaeological Deposits; Intangible Associations; Structure</text:p>
          </table:table-cell>
          <table:table-cell/>
          <table:table-cell table:formula="of:=CONCATENATE([.AE48];&quot;, &quot;;[.F48])" office:value-type="string" office:string-value=", East Melbourne" calcext:value-type="string">
            <text:p>, East Melbourne</text:p>
          </table:table-cell>
          <table:table-cell office:value-type="string" calcext:value-type="string">
            <text:p>-37.8154085,144.9813591</text:p>
          </table:table-cell>
          <table:table-cell table:formula="of:=LEFT([.AG48];FIND(&quot;,&quot;;[.AG48])-1)" office:value-type="string" office:string-value="-37.8154085" calcext:value-type="string">
            <text:p>-37.8154085</text:p>
          </table:table-cell>
          <table:table-cell table:formula="of:=RIGHT([.AG48];FIND(&quot;,&quot;;[.AG48])-1)" office:value-type="string" office:string-value="144.9813591" calcext:value-type="string">
            <text:p>144.9813591</text:p>
          </table:table-cell>
        </table:table-row>
        <table:table-row table:style-name="ro1">
          <table:table-cell office:value-type="float" office:value="50" calcext:value-type="float">
            <text:p>50</text:p>
          </table:table-cell>
          <table:table-cell office:value-type="string" calcext:value-type="string">
            <text:p>Governor General�â��s Camp</text:p>
          </table:table-cell>
          <table:table-cell table:number-columns-repeated="2" office:value-type="string" calcext:value-type="string">
            <text:p>William Kyle records the Westernport tribes camping at what became the location of the Governor General�â��s Residence in the mid 19th century.</text:p>
          </table:table-cell>
          <table:table-cell office:value-type="string" calcext:value-type="string">
            <text:p>In the vicinity of Dallas Brooks Drive, Royal Botanical Gardens</text:p>
          </table:table-cell>
          <table:table-cell office:value-type="string" calcext:value-type="string">
            <text:p>Melbourne</text:p>
          </table:table-cell>
          <table:table-cell office:value-type="string" calcext:value-type="string">
            <text:p>Camping site</text:p>
          </table:table-cell>
          <table:table-cell office:value-type="string" calcext:value-type="string">
            <text:p>Camping</text:p>
          </table:table-cell>
          <table:table-cell table:number-columns-repeated="2"/>
          <table:table-cell office:value-type="string" calcext:value-type="string">
            <text:p>Temporary Occupation; Subsistence</text:p>
          </table:table-cell>
          <table:table-cell office:value-type="string" calcext:value-type="string">
            <text:p>19th century</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William Kyle</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Governor Generals Residence</text:p>
          </table:table-cell>
          <table:table-cell office:value-type="string" calcext:value-type="string">
            <text:p>Intangible Associations; Possible Archaeological Deposits</text:p>
          </table:table-cell>
          <table:table-cell/>
          <table:table-cell table:formula="of:=CONCATENATE([.AE49];&quot;, &quot;;[.F49])" office:value-type="string" office:string-value=", Melbourne" calcext:value-type="string">
            <text:p>, Melbourne</text:p>
          </table:table-cell>
          <table:table-cell office:value-type="string" calcext:value-type="string">
            <text:p>-37.8602828,145.079616</text:p>
          </table:table-cell>
          <table:table-cell table:formula="of:=LEFT([.AG49];FIND(&quot;,&quot;;[.AG49])-1)" office:value-type="string" office:string-value="-37.8602828" calcext:value-type="string">
            <text:p>-37.8602828</text:p>
          </table:table-cell>
          <table:table-cell table:formula="of:=RIGHT([.AG49];FIND(&quot;,&quot;;[.AG49])-1)" office:value-type="string" office:string-value=",145.079616" calcext:value-type="string">
            <text:p>,145.079616</text:p>
          </table:table-cell>
        </table:table-row>
        <table:table-row table:style-name="ro1">
          <table:table-cell office:value-type="float" office:value="51" calcext:value-type="float">
            <text:p>51</text:p>
          </table:table-cell>
          <table:table-cell office:value-type="string" calcext:value-type="string">
            <text:p>Yarra Mission</text:p>
          </table:table-cell>
          <table:table-cell office:value-type="string" calcext:value-type="string">
            <text:p>The Yarra Mission was set up in March 1837 by George Langhorne, an Anglican Minister, at the Port Phillip Settlement.</text:p>
          </table:table-cell>
          <table:table-cell office:value-type="string" calcext:value-type="string">
            <text:p>The Yarra Mission was set up in March 1837 by George Langhorne, an Anglican Minister, at the Port Philllip Settlement.</text:p>
          </table:table-cell>
          <table:table-cell office:value-type="string" calcext:value-type="string">
            <text:p>In the vicinity of Anderson Street, South Yarra, overlooking the present site of the Botanic Gardens</text:p>
          </table:table-cell>
          <table:table-cell office:value-type="string" calcext:value-type="string">
            <text:p>South Yarra</text:p>
          </table:table-cell>
          <table:table-cell office:value-type="string" calcext:value-type="string">
            <text:p>Site of Mission</text:p>
          </table:table-cell>
          <table:table-cell office:value-type="string" calcext:value-type="string">
            <text:p>Housing; Work; Schools; Church</text:p>
          </table:table-cell>
          <table:table-cell office:value-type="float" office:value="1837" calcext:value-type="float">
            <text:p>1837</text:p>
          </table:table-cell>
          <table:table-cell/>
          <table:table-cell office:value-type="string" calcext:value-type="string">
            <text:p>Living; Temporary Occupation; Subsistence</text:p>
          </table:table-cell>
          <table:table-cell office:value-type="string" calcext:value-type="string">
            <text:p>early colonial</text:p>
          </table:table-cell>
          <table:table-cell table:number-columns-repeated="3" office:value-type="string" calcext:value-type="string">
            <text:p>None Recorded</text:p>
          </table:table-cell>
          <table:table-cell/>
          <table:table-cell office:value-type="string" calcext:value-type="string">
            <text:p>Register</text:p>
          </table:table-cell>
          <table:table-cell table:number-columns-repeated="4"/>
          <table:table-cell office:value-type="string" calcext:value-type="string">
            <text:p>George Langhorne</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Possible Archaeological Deposits</text:p>
          </table:table-cell>
          <table:table-cell/>
          <table:table-cell table:formula="of:=CONCATENATE([.AE50];&quot;, &quot;;[.F50])" office:value-type="string" office:string-value=", South Yarra" calcext:value-type="string">
            <text:p>, South Yarra</text:p>
          </table:table-cell>
          <table:table-cell office:value-type="string" calcext:value-type="string">
            <text:p>-37.837881,144.9911303</text:p>
          </table:table-cell>
          <table:table-cell table:formula="of:=LEFT([.AG50];FIND(&quot;,&quot;;[.AG50])-1)" office:value-type="string" office:string-value="-37.837881" calcext:value-type="string">
            <text:p>-37.837881</text:p>
          </table:table-cell>
          <table:table-cell table:formula="of:=RIGHT([.AG50];FIND(&quot;,&quot;;[.AG50])-1)" office:value-type="string" office:string-value="44.9911303" calcext:value-type="string">
            <text:p>44.9911303</text:p>
          </table:table-cell>
        </table:table-row>
        <table:table-row table:style-name="ro1">
          <table:table-cell office:value-type="float" office:value="52" calcext:value-type="float">
            <text:p>52</text:p>
          </table:table-cell>
          <table:table-cell office:value-type="string" calcext:value-type="string">
            <text:p>Another View Walking Trail 4 - Flagstaff Gardens</text:p>
          </table:table-cell>
          <table:table-cell office:value-type="string" calcext:value-type="string">
            <text:p>This 'gingin buller' (hill) was once an Aboriginal burial ground and a lookout point from where the Aboriginal People first observed the white settlers sailing up Port Phillip Bay in 1835. In 1836 the first Melbourne settlers were buried here and it became known as Burial Hill. The child William Goodman was the first white person to be buried here, followed by the pastoralistt Charles Franks and his shepherd, who were killed by Aboriginal people using tomahawks. The Pioneer Monument was erected over thirty years later in memory of these first settlers. The three boxes are a symbolic representation of the relationship between the early pioneers and the local Aboriginal people. Miniature replica paintings of early settlers are taken from photographs of the artist's ancestors. The red ribbons are symbolic of the sinews and veins of all people connected to the land. Artist: Megan Evans.</text:p>
          </table:table-cell>
          <table:table-cell office:value-type="string" calcext:value-type="string">
            <text:p>This was once an Aboriginal burial ground and a lookout point from where the Aboriginal People first observed the white settlers sailing up Port Phillip Bay in 1835</text:p>
          </table:table-cell>
          <table:table-cell table:number-columns-repeated="2"/>
          <table:table-cell office:value-type="string" calcext:value-type="string">
            <text:p>Memorial</text:p>
          </table:table-cell>
          <table:table-cell table:number-columns-repeated="4"/>
          <table:table-cell office:value-type="string" calcext:value-type="string">
            <text:p>Pre-contact; Early colonial; 19th Century; 20th century; 21st Century</text:p>
          </table:table-cell>
          <table:table-cell table:number-columns-repeated="3"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No Speccific</text:p>
          </table:table-cell>
          <table:table-cell/>
          <table:table-cell office:value-type="string" calcext:value-type="string">
            <text:p>William Goodman; Charles Franks; William Thomas; Megan Evans</text:p>
          </table:table-cell>
          <table:table-cell office:value-type="string" calcext:value-type="string">
            <text:p>Male; Female</text:p>
          </table:table-cell>
          <table:table-cell office:value-type="string" calcext:value-type="string">
            <text:p>None Recorded</text:p>
          </table:table-cell>
          <table:table-cell table:number-columns-repeated="2"/>
          <table:table-cell office:value-type="string" calcext:value-type="string">
            <text:p>Gingin Buller</text:p>
          </table:table-cell>
          <table:table-cell office:value-type="string" calcext:value-type="string">
            <text:p>Hill</text:p>
          </table:table-cell>
          <table:table-cell office:value-type="string" calcext:value-type="string">
            <text:p>Flagstaff Gardens</text:p>
          </table:table-cell>
          <table:table-cell office:value-type="string" calcext:value-type="string">
            <text:p>Burial; Memorial; Intangible Associations; Possible Archaeological Deposits; Art Work</text:p>
          </table:table-cell>
          <table:table-cell office:value-type="string" calcext:value-type="string">
            <text:p>Flaggstaff Gardens, Latrobe St. </text:p>
          </table:table-cell>
          <table:table-cell table:formula="of:=CONCATENATE([.AE51];&quot;, &quot;;[.F51])" office:value-type="string" office:string-value="Flaggstaff Gardens, Latrobe St. , " calcext:value-type="string">
            <text:p>Flaggstaff Gardens, Latrobe St. , </text:p>
          </table:table-cell>
          <table:table-cell office:value-type="string" calcext:value-type="string">
            <text:p>-37.8104541,144.9543768</text:p>
          </table:table-cell>
          <table:table-cell table:formula="of:=LEFT([.AG51];FIND(&quot;,&quot;;[.AG51])-1)" office:value-type="string" office:string-value="-37.8104541" calcext:value-type="string">
            <text:p>-37.8104541</text:p>
          </table:table-cell>
          <table:table-cell table:formula="of:=RIGHT([.AG51];FIND(&quot;,&quot;;[.AG51])-1)" office:value-type="string" office:string-value="144.9543768" calcext:value-type="string">
            <text:p>144.9543768</text:p>
          </table:table-cell>
        </table:table-row>
        <table:table-row table:style-name="ro1">
          <table:table-cell office:value-type="float" office:value="53" calcext:value-type="float">
            <text:p>53</text:p>
          </table:table-cell>
          <table:table-cell office:value-type="string" calcext:value-type="string">
            <text:p>Another View Walking Trail 5 - Melbourne Remand Centre (Melbourne Assessment Prison)</text:p>
          </table:table-cell>
          <table:table-cell office:value-type="string" calcext:value-type="string">
            <text:p>Since the beginning of European occupation, the labour of Aboriginal men and women was often exploited to contribute to the development of the Australian industry and the building of this nation. From 1798 Aboriginal women along the southern Victorian coast were kidnapped by sealers and taken to the islands in the Bass Strait. Here they worked long hours in the whaling industry - catching, skinning seals and rendering the fat. In the mid 1800s the Immigration Barracks was located on this site. It housed Women from the United Kingdom who had come to Australia in response to advertisements promising a better life in the 'new' country. Treatment in the Barracks was strict while the women waited for work opportunities as domestic servants. Employers complained that the women were choosy in selecting jobs and often stayed in the Barracks in preference to a life of hardship in the bush and so Aboriginal girls were also sent to outstations to work for European couples for little or no remuneration. The purpose was to assimilate the girls into European culture and to breed out the Aborigine, in the hope that they would lead a 'better life'. Students from the Victorian College of Arts, Lucy Tancredi, Kirsten Lacy and Lorrae Head have created two mosaic pieces in consultation with residents from the Galiamble men's Recovery Centre. The work is a personal response from the students to the broad issues of the 'Another View' Walking Trail project. <text:s/></text:p>
          </table:table-cell>
          <table:table-cell office:value-type="string" calcext:value-type="string">
            <text:p>Melbourne Remand Centre contains artwork describing the Whaling Trade in Southern Victoria and is on the site of the Immigration Barracks from which Aboriginal girls were sent to work on outstations.</text:p>
          </table:table-cell>
          <table:table-cell table:number-columns-repeated="2"/>
          <table:table-cell office:value-type="string" calcext:value-type="string">
            <text:p>Gaol</text:p>
          </table:table-cell>
          <table:table-cell table:number-columns-repeated="4"/>
          <table:table-cell office:value-type="string" calcext:value-type="string">
            <text:p>19th century; 20th century</text:p>
          </table:table-cell>
          <table:table-cell table:number-columns-repeated="3"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No Specific</text:p>
          </table:table-cell>
          <table:table-cell/>
          <table:table-cell office:value-type="string" calcext:value-type="string">
            <text:p>Lucy Tancredi; Kirsten Lacy; Lorrae Head</text:p>
          </table:table-cell>
          <table:table-cell office:value-type="string" calcext:value-type="string">
            <text:p>Fe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Melbourne Remand Centre</text:p>
          </table:table-cell>
          <table:table-cell office:value-type="string" calcext:value-type="string">
            <text:p>Structure; Intangible Associations; Art Work</text:p>
          </table:table-cell>
          <table:table-cell/>
          <table:table-cell table:formula="of:=CONCATENATE([.AE52];&quot;, &quot;;[.F52])" office:value-type="string" office:string-value=", " calcext:value-type="string">
            <text:p>, </text:p>
          </table:table-cell>
          <table:table-cell/>
          <table:table-cell table:formula="of:=LEFT([.AG52];FIND(&quot;,&quot;;[.AG52])-1)" office:value-type="string" office:string-value="" calcext:value-type="error">
            <text:p>#VALUE!</text:p>
          </table:table-cell>
          <table:table-cell table:formula="of:=RIGHT([.AG52];FIND(&quot;,&quot;;[.AG52])-1)" office:value-type="string" office:string-value="" calcext:value-type="error">
            <text:p>#VALUE!</text:p>
          </table:table-cell>
        </table:table-row>
        <table:table-row table:style-name="ro1">
          <table:table-cell office:value-type="float" office:value="54" calcext:value-type="float">
            <text:p>54</text:p>
          </table:table-cell>
          <table:table-cell office:value-type="string" calcext:value-type="string">
            <text:p>Another View Walking Trail 6 - Corner Collins &amp; Spencer Streets </text:p>
          </table:table-cell>
          <table:table-cell office:value-type="string" calcext:value-type="string">
            <text:p>This area was once covered with she-oaks and was traditionally the borderline between the Woiworung and the Bunurong tribe of the Kulin Nation. Members of the Kulin nation were governed by two special totems, Bunjil the Eaglehawk and Waang the Crow. Each tribe also had their own insignia. The Woiworung tribe were known as the coograbulluk - the possum skinned people, and the Bunurong tribe were the boonatallung - the kangaroo skinned people. Both tribes wore possum skinned cloaks and would mark their totems on the inside of their cloaks. The cloaks were highly valued because of the work put into making them. John Batman built his house in this vicinity, now the Southern Cross Railway station and yards. Batman is known as one of the pioneers of settlement at Port Phillip. He sailed from Tasmania with the purpose of acquiring land in the Port Phillip region. On the 6 June 1835 he signed the Treaty of Doutta Galla and Geellong with the Ngurungetti Head men of the Watharaung tribe. In return for land the Aboriginal people recieved blankets, knives, tomahawks, looking-glasses, scissors, handkerchiefs, clothing and flour. One purpose of the treaty was to persuade the governments in Sydney and London that Batman would treat the Local Aboriginal people fairly, so that the new settlement initiated by independent landowners should be sanctioned. After signing the treaty Batman sailed back to Tasmania and left written authority witht he holding party "to put off any person or persons that may tresspass on the land i have purchased from the natives". Next year the British Government disallowed the purchase, holding that the land was not occupied by a settled people and was therefore terra nullius (belonging to no-one); the Aboriginal people therefore had no title to it and it belonged to the Crown. At the same time, Batman had not realised that according to Aboriginal Traditions, the tribes were merely custodians of the land and could not sell it. The painted Electricity box and pavement mosaic illustrates John Batman's original house (from a water colour by Liardet) and the artists' representation of the kangaroo and possum inginia's of the Woiworung and the Bunurong tribes.</text:p>
          </table:table-cell>
          <table:table-cell office:value-type="string" calcext:value-type="string">
            <text:p>At the traditional border between the Woiworung and Bunurong, the painted Electricity box and pavement mosaic illustrates John Batman's original house (from a water colour by Liardet) and the artists' representation of the kangaroo and possum inginia's of the Woiworung and the Bunurong tribes.</text:p>
          </table:table-cell>
          <table:table-cell table:number-columns-repeated="2"/>
          <table:table-cell office:value-type="string" calcext:value-type="string">
            <text:p>Remnant Geography; Walking Tour</text:p>
          </table:table-cell>
          <table:table-cell office:value-type="string" calcext:value-type="string">
            <text:p>Borders</text:p>
          </table:table-cell>
          <table:table-cell table:number-columns-repeated="3"/>
          <table:table-cell office:value-type="string" calcext:value-type="string">
            <text:p>pre-contact; 20th century</text:p>
          </table:table-cell>
          <table:table-cell office:value-type="string" calcext:value-type="string">
            <text:p>Woiworung; Bunurong; Wathaurung</text:p>
          </table:table-cell>
          <table:table-cell office:value-type="string" calcext:value-type="string">
            <text:p>None Recorded</text:p>
          </table:table-cell>
          <table:table-cell office:value-type="string" calcext:value-type="string">
            <text:p>Kulin Nation</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Bunjil; Waang</text:p>
          </table:table-cell>
          <table:table-cell office:value-type="string" calcext:value-type="string">
            <text:p>Male</text:p>
          </table:table-cell>
          <table:table-cell office:value-type="string" calcext:value-type="string">
            <text:p>John Bat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Coograballuk; Boonatallung; Ngurungetti</text:p>
          </table:table-cell>
          <table:table-cell office:value-type="string" calcext:value-type="string">
            <text:p>Possum skinned people; kangaroo skinned people; head men</text:p>
          </table:table-cell>
          <table:table-cell office:value-type="string" calcext:value-type="string">
            <text:p>Corner of Collins Street and Spencer Street</text:p>
          </table:table-cell>
          <table:table-cell office:value-type="string" calcext:value-type="string">
            <text:p>Possible Archaeological Deposits; Intangible Associations; Art Work</text:p>
          </table:table-cell>
          <table:table-cell office:value-type="string" calcext:value-type="string">
            <text:p>Collins &amp; Spencer Streets</text:p>
          </table:table-cell>
          <table:table-cell table:formula="of:=CONCATENATE([.AE53];&quot;, &quot;;[.F53])" office:value-type="string" office:string-value="Collins &amp; Spencer Streets, " calcext:value-type="string">
            <text:p>Collins &amp; Spencer Streets, </text:p>
          </table:table-cell>
          <table:table-cell office:value-type="string" calcext:value-type="string">
            <text:p>-37.7833131,144.9306715</text:p>
          </table:table-cell>
          <table:table-cell table:formula="of:=LEFT([.AG53];FIND(&quot;,&quot;;[.AG53])-1)" office:value-type="string" office:string-value="-37.7833131" calcext:value-type="string">
            <text:p>-37.7833131</text:p>
          </table:table-cell>
          <table:table-cell table:formula="of:=RIGHT([.AG53];FIND(&quot;,&quot;;[.AG53])-1)" office:value-type="string" office:string-value="144.9306715" calcext:value-type="string">
            <text:p>144.9306715</text:p>
          </table:table-cell>
        </table:table-row>
        <table:table-row table:style-name="ro1">
          <table:table-cell office:value-type="float" office:value="55" calcext:value-type="float">
            <text:p>55</text:p>
          </table:table-cell>
          <table:table-cell office:value-type="string" calcext:value-type="string">
            <text:p>Another View Walking Trail 8 - Old Customs House Sculpture</text:p>
          </table:table-cell>
          <table:table-cell office:value-type="string" calcext:value-type="string">
            <text:p>It was near this site that Simon, a member of the Wurundjeri clan, and other Local Aboriginal people are said to have threatened to kill the whites at the settlement on October 18, 1835. In March 1838 the settlement's first race meeting was held over two days on a course not far away, marked out near the present Spencer Street Station (now Southern Cross Station). It was a primitive affair with two drays lashed together to make the grandstand. After the 1839 race, at a meeting held in Fawkners nearby hotel in Market Street, it was decided to move the race to a better site - at Flemington, later the site of the VRC racecourse and the famous Melbourne Cup. Many years later in 1876, a thriteen year old Aboriginal schoolboy called Peter substituted for jockey Tommy Hales in the Melbourne Cup and rode the winner, 'Briseis' a three year old black filly. Peter lived with his adopted father Jim Wilson, owner of the St. Albans Stud Farm near Geelong, and he became the youngest person to win a national turf event. The pavement mosaic depicts the figure of Simon (taken from a lithograph by A. Gould) and the horse race that was the forerunner to the Melbourne Cup. The mosaic was intentionally placed in contrast to the John Batman plaque, which commemorates his landing in 1835.</text:p>
          </table:table-cell>
          <table:table-cell office:value-type="string" calcext:value-type="string">
            <text:p>A pavement mosaic, intentionally placed in contrast to the John Batman plaque which commemorates his landing in 1835, depicting the figure of Simon , one of a group of Aboriginal people said to have threatened early settlers, and an Aboriginal schoolboy called Peter who rode the winner in the 1876 Melbourne Cup, .</text:p>
          </table:table-cell>
          <table:table-cell table:number-columns-repeated="2"/>
          <table:table-cell office:value-type="string" calcext:value-type="string">
            <text:p>Memorial; Walking Tour</text:p>
          </table:table-cell>
          <table:table-cell office:value-type="string" calcext:value-type="string">
            <text:p>Migrant Landing; Sport</text:p>
          </table:table-cell>
          <table:table-cell table:number-columns-repeated="2"/>
          <table:table-cell office:value-type="string" calcext:value-type="string">
            <text:p>Entertainment</text:p>
          </table:table-cell>
          <table:table-cell office:value-type="string" calcext:value-type="string">
            <text:p>early colonial; 19th century; 20th century</text:p>
          </table:table-cell>
          <table:table-cell office:value-type="string" calcext:value-type="string">
            <text:p>Woi Wurrung</text:p>
          </table:table-cell>
          <table:table-cell office:value-type="string" calcext:value-type="string">
            <text:p>Wurundjeri</text:p>
          </table:table-cell>
          <table:table-cell office:value-type="string" calcext:value-type="string">
            <text:p>Kulin Nation</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Simon; Peter</text:p>
          </table:table-cell>
          <table:table-cell office:value-type="string" calcext:value-type="string">
            <text:p>Male</text:p>
          </table:table-cell>
          <table:table-cell office:value-type="string" calcext:value-type="string">
            <text:p>John Pascoe Fawkner; John Batman; Tommy Hales; Jim Wilson; A Gould</text:p>
          </table:table-cell>
          <table:table-cell office:value-type="string" calcext:value-type="string">
            <text:p>Male</text:p>
          </table:table-cell>
          <table:table-cell office:value-type="string" calcext:value-type="string">
            <text:p>Melbourne Cup</text:p>
          </table:table-cell>
          <table:table-cell office:value-type="string" calcext:value-type="string">
            <text:p>A horse race</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Southern Cross Station</text:p>
          </table:table-cell>
          <table:table-cell office:value-type="string" calcext:value-type="string">
            <text:p>Possible Archaeological Deposits; Intangible Associations; Memorial; Art Work </text:p>
          </table:table-cell>
          <table:table-cell/>
          <table:table-cell table:formula="of:=CONCATENATE([.AE54];&quot;, &quot;;[.F54])" office:value-type="string" office:string-value=", " calcext:value-type="string">
            <text:p>, </text:p>
          </table:table-cell>
          <table:table-cell/>
          <table:table-cell table:formula="of:=LEFT([.AG54];FIND(&quot;,&quot;;[.AG54])-1)" office:value-type="string" office:string-value="" calcext:value-type="error">
            <text:p>#VALUE!</text:p>
          </table:table-cell>
          <table:table-cell table:formula="of:=RIGHT([.AG54];FIND(&quot;,&quot;;[.AG54])-1)" office:value-type="string" office:string-value="" calcext:value-type="error">
            <text:p>#VALUE!</text:p>
          </table:table-cell>
        </table:table-row>
        <table:table-row table:style-name="ro1">
          <table:table-cell office:value-type="float" office:value="56" calcext:value-type="float">
            <text:p>56</text:p>
          </table:table-cell>
          <table:table-cell office:value-type="string" calcext:value-type="string">
            <text:p>Another View Walking Trail 9 - Yarra Footbridge</text:p>
          </table:table-cell>
          <table:table-cell office:value-type="string" calcext:value-type="string">
            <text:p>Near the Flinders Street Railway Station water from the eummemmering (creek) flows from under Elizabeth St and enters the Birrarang (Yarra River). It is an old Aboriginal belief that when a creek flows into a river the meeting place of the waters is the Kameruka (camp of spirit children) waiting to be reborn as human beings. The Yarra River that flows through Melbourne was infact misnamed at the time of white settlement by surveyor John Heldar Wedge who was a member of Batman's party. In August 1835, he was exploring the Bellarine peninsula and the coast as far as cape addis witht he intention of finding a suitable place to establish a township. Accompanying him were two Aboriginal youths from the Wauthaurung tribe. Wedge's account is as follows: "On arriving in site fot he river, the two natives who were with me pointed to the river and called out 'Yarra', 'Yarra', which at the time i imagined to be it's name. But I afterwards learnt that the words were what they used to designate a waterfall, as they later gave the same designation to a small fall in the Werribee river, as we crossed it on our way back to Indented Head". Birrarang means 'river of mists', and in the Wauthaurung language 'Yarra' means 'falling or free flowing'. The painting portrays a scene of traditional daily Aboriginal life on the Birrarang (Yarra River) before white settlement. Artist: Ray Thomas.</text:p>
          </table:table-cell>
          <table:table-cell office:value-type="string" calcext:value-type="string">
            <text:p>A painting portraying a scene of traditional daily Aboriginal life on the Birrarang (Yarra River) before white settlement, and a seat where visitors can sit and look for the eumemmering (creek) that flows under Elizabeth Street and enters the Birranrang (Yarra River). </text:p>
          </table:table-cell>
          <table:table-cell table:number-columns-repeated="2"/>
          <table:table-cell office:value-type="string" calcext:value-type="string">
            <text:p>Remnant Geography; Walking Tour</text:p>
          </table:table-cell>
          <table:table-cell table:number-columns-repeated="4"/>
          <table:table-cell office:value-type="string" calcext:value-type="string">
            <text:p>Early Colonial; 20th century</text:p>
          </table:table-cell>
          <table:table-cell office:value-type="string" calcext:value-type="string">
            <text:p>Wathaurung</text:p>
          </table:table-cell>
          <table:table-cell office:value-type="string" calcext:value-type="string">
            <text:p>None Recorded</text:p>
          </table:table-cell>
          <table:table-cell office:value-type="string" calcext:value-type="string">
            <text:p>Kulin Nation</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No Specific; Ray Thomas</text:p>
          </table:table-cell>
          <table:table-cell office:value-type="string" calcext:value-type="string">
            <text:p>Male</text:p>
          </table:table-cell>
          <table:table-cell office:value-type="string" calcext:value-type="string">
            <text:p>John Helder Wedge; John Bat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eumemmering; Birrarang; Kameruka; yarra</text:p>
          </table:table-cell>
          <table:table-cell office:value-type="string" calcext:value-type="string">
            <text:p>Creek; Yarra River; Camp of Spirit Children; falling or free flowing</text:p>
          </table:table-cell>
          <table:table-cell office:value-type="string" calcext:value-type="string">
            <text:p>Yarra Footbridge</text:p>
          </table:table-cell>
          <table:table-cell office:value-type="string" calcext:value-type="string">
            <text:p>Intangible Associations; Structure; Art Work</text:p>
          </table:table-cell>
          <table:table-cell office:value-type="string" calcext:value-type="string">
            <text:p>Yarra Foot Bridge</text:p>
          </table:table-cell>
          <table:table-cell table:formula="of:=CONCATENATE([.AE55];&quot;, &quot;;[.F55])" office:value-type="string" office:string-value="Yarra Foot Bridge, " calcext:value-type="string">
            <text:p>Yarra Foot Bridge, </text:p>
          </table:table-cell>
          <table:table-cell office:value-type="string" calcext:value-type="string">
            <text:p>-37.8196429,144.9650616</text:p>
          </table:table-cell>
          <table:table-cell table:formula="of:=LEFT([.AG55];FIND(&quot;,&quot;;[.AG55])-1)" office:value-type="string" office:string-value="-37.8196429" calcext:value-type="string">
            <text:p>-37.8196429</text:p>
          </table:table-cell>
          <table:table-cell table:formula="of:=RIGHT([.AG55];FIND(&quot;,&quot;;[.AG55])-1)" office:value-type="string" office:string-value="144.9650616" calcext:value-type="string">
            <text:p>144.9650616</text:p>
          </table:table-cell>
        </table:table-row>
        <table:table-row table:style-name="ro1">
          <table:table-cell office:value-type="float" office:value="57" calcext:value-type="float">
            <text:p>57</text:p>
          </table:table-cell>
          <table:table-cell office:value-type="string" calcext:value-type="string">
            <text:p>Another View Walking Trail 10 - Princes Bridge</text:p>
          </table:table-cell>
          <table:table-cell office:value-type="string" calcext:value-type="string">
            <text:p>Prior to white settlement this was the old river crossing pace of bapora where an Aboriginal named Wharrimee was responsible for ferrying people across the river. In the mid 1840's when the Princes Bridge was under construction, William Thomas the Protector of Aborigines at Narre Narre Warren Mission and a group of Aboriginals were watching a brick maker at work. Billy Lonsdale, a Westernport Aboriginal, seeing the brick maker smoothing the clay in the mould commented that the action reminded him of the Kulin creation story. The story as interpreted by William Thomas in his recording is as follows. Bunjil the Eagle created two males figures out of clay. He cut three large sheets of bark and mixed the clay in one and placed the soft mixture on the two other sheets. He shaped the clay into two male figures starting at the feet, and when he had completed them he performed a ritual dance around the figures. He took some stringy bark from the tree and made straight and curly hair which he placed on the head of each figure. Again he danced around the figures. he called the straight hair figure Berrok Boorn and the curly hair Kookin Berrook. He then lay upon each of the figures and breathed into their nostrils, mouth and navel. The figures stirred and he danced around them for a third time, giving them speech and movement. Bunjil had created the first Kulin-man. Bunjils sister Pallyon the Bat created woman Ba Goruk from the waters of the Birrarang (Yarra River). The painting here depicts this Kulin Nation story of the creation of men and women. Artist: Ray Thomas.</text:p>
          </table:table-cell>
          <table:table-cell office:value-type="string" calcext:value-type="string">
            <text:p>Painting depicting the Story of the Kulin nation which describes the creation of men and women. </text:p>
          </table:table-cell>
          <table:table-cell table:number-columns-repeated="2"/>
          <table:table-cell office:value-type="string" calcext:value-type="string">
            <text:p>Contemporary Art; Walking Tour; Memorial</text:p>
          </table:table-cell>
          <table:table-cell office:value-type="string" calcext:value-type="string">
            <text:p>Dreamtime Stories; Art Display</text:p>
          </table:table-cell>
          <table:table-cell table:number-columns-repeated="2"/>
          <table:table-cell office:value-type="string" calcext:value-type="string">
            <text:p>Entertainment</text:p>
          </table:table-cell>
          <table:table-cell office:value-type="string" calcext:value-type="string">
            <text:p>20th century</text:p>
          </table:table-cell>
          <table:table-cell table:number-columns-repeated="2" office:value-type="string" calcext:value-type="string">
            <text:p>None Recorded</text:p>
          </table:table-cell>
          <table:table-cell office:value-type="string" calcext:value-type="string">
            <text:p>Kulin Nation</text:p>
          </table:table-cell>
          <table:table-cell office:value-type="string" calcext:value-type="string">
            <text:p>Ray Thomas, Megan Evans and Robert Mate Mate, Another View Walking Trail: Pathway of the Rainbow Serpent,City of Melbourne, Melbourne; The Aboriginal History of the Yarra 2013, The Protectorate, The Aboriginal History of the Yarra. </text:p>
          </table:table-cell>
          <table:table-cell office:value-type="string" calcext:value-type="string">
            <text:p>Pamphlet/Brochure; Web</text:p>
          </table:table-cell>
          <table:table-cell office:value-type="string" calcext:value-type="string">
            <text:p>http://aboriginalhistoryofyarra.com.au/7-the-protectorate/</text:p>
          </table:table-cell>
          <table:table-cell/>
          <table:table-cell office:value-type="string" calcext:value-type="string">
            <text:p>Wharrimee; Billy Lonsdale; Bunjil; Berrook Boorn; Kookin Berrook; Pallyan; Ba Goruk; Ray Thomas</text:p>
          </table:table-cell>
          <table:table-cell office:value-type="string" calcext:value-type="string">
            <text:p>Male; Female</text:p>
          </table:table-cell>
          <table:table-cell table:number-columns-repeated="2"/>
          <table:table-cell office:value-type="string" calcext:value-type="string">
            <text:p>None Recorded</text:p>
          </table:table-cell>
          <table:table-cell table:number-columns-repeated="2"/>
          <table:table-cell office:value-type="string" calcext:value-type="string">
            <text:p>Bapora</text:p>
          </table:table-cell>
          <table:table-cell office:value-type="string" calcext:value-type="string">
            <text:p>Old river crossing place</text:p>
          </table:table-cell>
          <table:table-cell office:value-type="string" calcext:value-type="string">
            <text:p>Princes Bridge</text:p>
          </table:table-cell>
          <table:table-cell office:value-type="string" calcext:value-type="string">
            <text:p>Intangible Associations; Structure; Art Work</text:p>
          </table:table-cell>
          <table:table-cell office:value-type="string" calcext:value-type="string">
            <text:p>Princes Bridge</text:p>
          </table:table-cell>
          <table:table-cell table:formula="of:=CONCATENATE([.AE56];&quot;, &quot;;[.F56])" office:value-type="string" office:string-value="Princes Bridge, " calcext:value-type="string">
            <text:p>Princes Bridge, </text:p>
          </table:table-cell>
          <table:table-cell office:value-type="string" calcext:value-type="string">
            <text:p>-37.8193123,144.9683058</text:p>
          </table:table-cell>
          <table:table-cell table:formula="of:=LEFT([.AG56];FIND(&quot;,&quot;;[.AG56])-1)" office:value-type="string" office:string-value="-37.8193123" calcext:value-type="string">
            <text:p>-37.8193123</text:p>
          </table:table-cell>
          <table:table-cell table:formula="of:=RIGHT([.AG56];FIND(&quot;,&quot;;[.AG56])-1)" office:value-type="string" office:string-value="144.9683058" calcext:value-type="string">
            <text:p>144.9683058</text:p>
          </table:table-cell>
        </table:table-row>
        <table:table-row table:style-name="ro1">
          <table:table-cell office:value-type="float" office:value="58" calcext:value-type="float">
            <text:p>58</text:p>
          </table:table-cell>
          <table:table-cell office:value-type="string" calcext:value-type="string">
            <text:p>Another View Walking Trail 11/12 - Queen Victoria Gardens / Monument</text:p>
          </table:table-cell>
          <table:table-cell office:value-type="string" calcext:value-type="string">
            <text:p>The Rainbow Serpent appears at this site to remind us of the central theme of the 'Another View' Walking Trail. The pavement mosaic here illustrates the Rainbow Serpent appearing from the ground and the footprints lead towards the next site on the Another View trail.It is seen here emerging from the ground, and is the earthly reflection of the walk, stop and contemplate the birth, death and rebirth to which this land has been silent witness. The loss of certain rituals and traidtions, their rebirth and revival and the birth of cultures and rituals from other lands - a changing landscape that embodies the spirit of the Rainbow Serpent forever. <text:s/>Produced by the artists and residents at the Galiamble Men's Recovery Centre. The image of Queen Victoria is a self-assured inspring hope, endurance and compassion in her subjects throughtout the colonies of the British Empire. The four figures recessed beneath her on the monument are allegorical representations of 'wisdom', 'progress', 'history' and 'justice'. Through diaries, journals, paintings and later photography, the early white settlers were avid documentors of the Aboriginal People. But ethnocentrism, or the belief in the superiority of their own culture lay at the base of many of their observations. Records of Aboriginal traditional lifestyle generally stressed how the two cultures differed, and they depicted the Aboriginal way of life as inferior. In interpreting the 'history' of this country, the Europeans did not comprehend the forty thousand years or more of Aboriginal occupation prior to their arrival. Nor did they understand the wisdom of the ceremonial rituals and customs, as they believed the Aboriginals were 'living without the benefit of God'. The rapid rate and spread of land settlement by the Europeans was upheld as 'progress' <text:s/>by the Colonial Administration in Britain. But to the Aboriginals, who moved in search of food and did not tend crops or animals, the purchase and settlement of land was an unknown concept. At the time of white settlement Aboriginals were made subjects of Great Britain and in the eyes of the law they were equal and 'justice' prevailed. But in reality the treatment was often illegal and unjust. </text:p>
          </table:table-cell>
          <table:table-cell office:value-type="string" calcext:value-type="string">
            <text:p>A mosaic that illustrates the Rianbow serpent appearing from underneath the ground. </text:p>
          </table:table-cell>
          <table:table-cell table:number-columns-repeated="2"/>
          <table:table-cell office:value-type="string" calcext:value-type="string">
            <text:p>Contemporary Art; Walking <text:s/>Tour; Memorial</text:p>
          </table:table-cell>
          <table:table-cell office:value-type="string" calcext:value-type="string">
            <text:p>Dreamtime Stories; Art Display</text:p>
          </table:table-cell>
          <table:table-cell table:number-columns-repeated="2"/>
          <table:table-cell office:value-type="string" calcext:value-type="string">
            <text:p>Entertainment</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No specific</text:p>
          </table:table-cell>
          <table:table-cell/>
          <table:table-cell office:value-type="string" calcext:value-type="string">
            <text:p>Queen Victoria; Connell; Henty Brothers</text:p>
          </table:table-cell>
          <table:table-cell office:value-type="string" calcext:value-type="string">
            <text:p>Female; 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Queen Victoria Gardens</text:p>
          </table:table-cell>
          <table:table-cell office:value-type="string" calcext:value-type="string">
            <text:p>Intangible Associations; Memorial; Art Work</text:p>
          </table:table-cell>
          <table:table-cell office:value-type="string" calcext:value-type="string">
            <text:p>Queen Victoria Gardens</text:p>
          </table:table-cell>
          <table:table-cell table:formula="of:=CONCATENATE([.AE57];&quot;, &quot;;[.F57])" office:value-type="string" office:string-value="Queen Victoria Gardens, " calcext:value-type="string">
            <text:p>Queen Victoria Gardens, </text:p>
          </table:table-cell>
          <table:table-cell office:value-type="string" calcext:value-type="string">
            <text:p>-37.8196429,144.9650616</text:p>
          </table:table-cell>
          <table:table-cell table:formula="of:=LEFT([.AG57];FIND(&quot;,&quot;;[.AG57])-1)" office:value-type="string" office:string-value="-37.8196429" calcext:value-type="string">
            <text:p>-37.8196429</text:p>
          </table:table-cell>
          <table:table-cell table:formula="of:=RIGHT([.AG57];FIND(&quot;,&quot;;[.AG57])-1)" office:value-type="string" office:string-value="144.9650616" calcext:value-type="string">
            <text:p>144.9650616</text:p>
          </table:table-cell>
        </table:table-row>
        <table:table-row table:style-name="ro1">
          <table:table-cell office:value-type="float" office:value="59" calcext:value-type="float">
            <text:p>59</text:p>
          </table:table-cell>
          <table:table-cell office:value-type="string" calcext:value-type="string">
            <text:p>Another View Walking Trail 16 - Burke and Wills Monument</text:p>
          </table:table-cell>
          <table:table-cell office:value-type="string" calcext:value-type="string">
            <text:p>In 1860, the Victorian <text:s/>Exploration Expedition set off to cross the continent from south to north. Robert O'Hara Burke, the leader of the ill-fated expedition, believed that it was not necessary to employ Aboriignal trackers as was common at the time. In the early stages of the expedition the party journeyed inland and encountered different Aboriginal tribes. Writings from their journals indicate that the leaders viewed Aboriignals with some disdain. Several months later Burke, Wills and King returned to Coopers Creek in South Australia to find thats the depot party had given them up as lost and had left several hours earlier. The three men survived for two months on the supplies left by the depot party and provisions from <text:s/>the Yuntruwanta tribe. After two months Burke and Wills died - Worn out and weakened by the ordeal; Burke had refused help from the local Aboriginals and fired on them. King gladly excepted their help and survived, being carefully looked after until the rescue party from Melbourne arrived several months later. </text:p>
          </table:table-cell>
          <table:table-cell office:value-type="string" calcext:value-type="string">
            <text:p>A monument dedicated to Burke and Wills, who attempted to cross the continent of Australia without Aboriginal assistance during their 1860 expedition. </text:p>
          </table:table-cell>
          <table:table-cell table:number-columns-repeated="2"/>
          <table:table-cell office:value-type="string" calcext:value-type="string">
            <text:p>Memorial; Walking Tour</text:p>
          </table:table-cell>
          <table:table-cell office:value-type="string" calcext:value-type="string">
            <text:p>Memorium; Walking</text:p>
          </table:table-cell>
          <table:table-cell table:number-columns-repeated="2"/>
          <table:table-cell office:value-type="string" calcext:value-type="string">
            <text:p>Entertainment</text:p>
          </table:table-cell>
          <table:table-cell office:value-type="string" calcext:value-type="string">
            <text:p>Early colonial; 20th century</text:p>
          </table:table-cell>
          <table:table-cell office:value-type="string" calcext:value-type="string">
            <text:p>None Recorded</text:p>
          </table:table-cell>
          <table:table-cell office:value-type="string" calcext:value-type="string">
            <text:p>Yuntruwanta</text:p>
          </table:table-cell>
          <table:table-cell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4"/>
          <table:table-cell office:value-type="string" calcext:value-type="string">
            <text:p>Robert O'Hara Burke; Wills; King</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Burke and Wills Monument</text:p>
          </table:table-cell>
          <table:table-cell office:value-type="string" calcext:value-type="string">
            <text:p>Memorial; Intangible Associations</text:p>
          </table:table-cell>
          <table:table-cell/>
          <table:table-cell table:formula="of:=CONCATENATE([.AE58];&quot;, &quot;;[.F58])" office:value-type="string" office:string-value=", " calcext:value-type="string">
            <text:p>, </text:p>
          </table:table-cell>
          <table:table-cell/>
          <table:table-cell table:formula="of:=LEFT([.AG58];FIND(&quot;,&quot;;[.AG58])-1)" office:value-type="string" office:string-value="" calcext:value-type="error">
            <text:p>#VALUE!</text:p>
          </table:table-cell>
          <table:table-cell table:formula="of:=RIGHT([.AG58];FIND(&quot;,&quot;;[.AG58])-1)" office:value-type="string" office:string-value="" calcext:value-type="error">
            <text:p>#VALUE!</text:p>
          </table:table-cell>
        </table:table-row>
        <table:table-row table:style-name="ro1">
          <table:table-cell office:value-type="float" office:value="60" calcext:value-type="float">
            <text:p>60</text:p>
          </table:table-cell>
          <table:table-cell office:value-type="string" calcext:value-type="string">
            <text:p>Another View Walking Trail 15 - Mathew Flinders Statue</text:p>
          </table:table-cell>
          <table:table-cell office:value-type="string" calcext:value-type="string">
            <text:p>When Flinders circumnavigated the the continent in 1802-3 he was accompanied by an Aborginal person named Bungaree of the Dharuk tribe of New South Wales, who had sailed with flinders in the Norfolk up the Queensland Coast in 1799. Bungaree became the fist Aboriginal Australian and Australian born person to circumnavigate the continent. The cross-shaped box is an artistic interpretation of the effects of colonization on Indigenous people across Victoria. The cross also recalls the four star configuration that in Aboriginal mythology symbolised Barramal, the emu constellation known today as the Southern Cross. Barramal is a powerful martiarchal symbols for Aboriginal people. Early settlers saw the cross symbol etched on burial trees and rocks and believed it to be a Christian Symbol. Artist: Megan Evans. </text:p>
          </table:table-cell>
          <table:table-cell office:value-type="string" calcext:value-type="string">
            <text:p>When Mathew Flinders circumnavigated the continent in 1802-3 he was accompanied by an Aborginal person, called Bungaree. </text:p>
          </table:table-cell>
          <table:table-cell table:number-columns-repeated="2"/>
          <table:table-cell office:value-type="string" calcext:value-type="string">
            <text:p>Memorial; Walking Tour</text:p>
          </table:table-cell>
          <table:table-cell office:value-type="string" calcext:value-type="string">
            <text:p>Memorium; Walking</text:p>
          </table:table-cell>
          <table:table-cell table:number-columns-repeated="3"/>
          <table:table-cell office:value-type="string" calcext:value-type="string">
            <text:p>Early colonial; 20th century</text:p>
          </table:table-cell>
          <table:table-cell office:value-type="string" calcext:value-type="string">
            <text:p>None Recorded</text:p>
          </table:table-cell>
          <table:table-cell office:value-type="string" calcext:value-type="string">
            <text:p>Dharuk</text:p>
          </table:table-cell>
          <table:table-cell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Bungaree</text:p>
          </table:table-cell>
          <table:table-cell office:value-type="string" calcext:value-type="string">
            <text:p>Male</text:p>
          </table:table-cell>
          <table:table-cell office:value-type="string" calcext:value-type="string">
            <text:p>Mathew Flinders; Megan Evans</text:p>
          </table:table-cell>
          <table:table-cell office:value-type="string" calcext:value-type="string">
            <text:p>Male; Female</text:p>
          </table:table-cell>
          <table:table-cell office:value-type="string" calcext:value-type="string">
            <text:p>None Recorded</text:p>
          </table:table-cell>
          <table:table-cell table:number-columns-repeated="2"/>
          <table:table-cell office:value-type="string" calcext:value-type="string">
            <text:p>Barramal</text:p>
          </table:table-cell>
          <table:table-cell office:value-type="string" calcext:value-type="string">
            <text:p>Emu Constallation</text:p>
          </table:table-cell>
          <table:table-cell office:value-type="string" calcext:value-type="string">
            <text:p>Mathew Flinder's Statue</text:p>
          </table:table-cell>
          <table:table-cell office:value-type="string" calcext:value-type="string">
            <text:p>Intangible Associations; Memorial; Art Work</text:p>
          </table:table-cell>
          <table:table-cell/>
          <table:table-cell table:formula="of:=CONCATENATE([.AE59];&quot;, &quot;;[.F59])" office:value-type="string" office:string-value=", " calcext:value-type="string">
            <text:p>, </text:p>
          </table:table-cell>
          <table:table-cell/>
          <table:table-cell table:formula="of:=LEFT([.AG59];FIND(&quot;,&quot;;[.AG59])-1)" office:value-type="string" office:string-value="" calcext:value-type="error">
            <text:p>#VALUE!</text:p>
          </table:table-cell>
          <table:table-cell table:formula="of:=RIGHT([.AG59];FIND(&quot;,&quot;;[.AG59])-1)" office:value-type="string" office:string-value="" calcext:value-type="error">
            <text:p>#VALUE!</text:p>
          </table:table-cell>
        </table:table-row>
        <table:table-row table:style-name="ro1">
          <table:table-cell office:value-type="float" office:value="61" calcext:value-type="float">
            <text:p>61</text:p>
          </table:table-cell>
          <table:table-cell office:value-type="string" calcext:value-type="string">
            <text:p>Another View Walking Trail 14 - King Edward VII Monument</text:p>
          </table:table-cell>
          <table:table-cell office:value-type="string" calcext:value-type="string">
            <text:p>Sculptor Edgar Bertram Mackennal's statue of Edward VII, depicting a heroic king in the full dress uniform of a British field marshal, was unveiled in 1920. The accompanying artworks recall the native police. In October 1837, William Lonsdale the first Police Magistrate in Victoria, appointed Charles De Villiers to form a Native Police Corps consisting of Aboriginal troopers. It was intended to select all the troopers from the same clan in order to minimise fighting within the Corps. Billibellary, a headman of the Kulin Nation whose thumb print appears on the treaty of Doutta Galla, believed that the establishment of a Native Police Force would promote understanding and respect between Aboriginals and the new settlers. It was through his <text:s/>powerful influence that fellow tribal members joined the force. After a year Billibellary became disillusioned and resigned. The initial attempt to form a Native Police Corps was abandoned in Victoria less than two years after it's establishment. A Native Police was eventually established in Victoria in 1842 under Superintendant La Trobe, the local head of the Port Phillip government. Native Police Corps were westablished throughout Australia but by far the most lethal force used against the Aboriginals was the Queensland Native Mounted Police, often conjoled by the European officiers, who were responcible for murder and other atrocities against their own people. The Native Police were still being used in a modified form in the remote parts of <text:s/>Queensland in the early 20th century. </text:p>
          </table:table-cell>
          <table:table-cell office:value-type="string" calcext:value-type="string">
            <text:p>Artworksrecalling the native police. </text:p>
          </table:table-cell>
          <table:table-cell table:number-columns-repeated="2"/>
          <table:table-cell office:value-type="string" calcext:value-type="string">
            <text:p>Memorial; Walking Tour</text:p>
          </table:table-cell>
          <table:table-cell office:value-type="string" calcext:value-type="string">
            <text:p>Memorium; Walking</text:p>
          </table:table-cell>
          <table:table-cell office:value-type="float" office:value="1920" calcext:value-type="float">
            <text:p>1920</text:p>
          </table:table-cell>
          <table:table-cell table:number-columns-repeated="2"/>
          <table:table-cell office:value-type="string" calcext:value-type="string">
            <text:p>20th century</text:p>
          </table:table-cell>
          <table:table-cell table:number-columns-repeated="2" office:value-type="string" calcext:value-type="string">
            <text:p>None Recorded</text:p>
          </table:table-cell>
          <table:table-cell office:value-type="string" calcext:value-type="string">
            <text:p>Kulin Nation</text:p>
          </table:table-cell>
          <table:table-cell office:value-type="string" calcext:value-type="string">
            <text:p>Ray Thomas, Megan Evans and Robert Mate Mate, Another View Walking Trail: Pathway of the Rainbow Serpent,City of Melbourne, Melbourne; eMelbourne 2015, King Edward VII Memorial, eMelbourne.</text:p>
          </table:table-cell>
          <table:table-cell office:value-type="string" calcext:value-type="string">
            <text:p>Pamphlet/Brochure; Web</text:p>
          </table:table-cell>
          <table:table-cell office:value-type="string" calcext:value-type="string">
            <text:p>http://www.emelbourne.net.au/biogs/EM02089b.htm</text:p>
          </table:table-cell>
          <table:table-cell/>
          <table:table-cell office:value-type="string" calcext:value-type="string">
            <text:p>Billibellary</text:p>
          </table:table-cell>
          <table:table-cell office:value-type="string" calcext:value-type="string">
            <text:p>male</text:p>
          </table:table-cell>
          <table:table-cell office:value-type="string" calcext:value-type="string">
            <text:p>William Lonsdale; Charles De Villiers; Superintendant Charles La Trobe; A.B. Burton; Edgar Burton Mackennal</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Queen Victoria Gardens</text:p>
          </table:table-cell>
          <table:table-cell office:value-type="string" calcext:value-type="string">
            <text:p>Intangible Associations; Memorial </text:p>
          </table:table-cell>
          <table:table-cell/>
          <table:table-cell table:formula="of:=CONCATENATE([.AE60];&quot;, &quot;;[.F60])" office:value-type="string" office:string-value=", " calcext:value-type="string">
            <text:p>, </text:p>
          </table:table-cell>
          <table:table-cell/>
          <table:table-cell table:formula="of:=LEFT([.AG60];FIND(&quot;,&quot;;[.AG60])-1)" office:value-type="string" office:string-value="" calcext:value-type="error">
            <text:p>#VALUE!</text:p>
          </table:table-cell>
          <table:table-cell table:formula="of:=RIGHT([.AG60];FIND(&quot;,&quot;;[.AG60])-1)" office:value-type="string" office:string-value="" calcext:value-type="error">
            <text:p>#VALUE!</text:p>
          </table:table-cell>
        </table:table-row>
        <table:table-row table:style-name="ro1">
          <table:table-cell office:value-type="float" office:value="62" calcext:value-type="float">
            <text:p>62</text:p>
          </table:table-cell>
          <table:table-cell office:value-type="string" calcext:value-type="string">
            <text:p>Another View Walking Trail 7 - National Mutual Plaza (John Pascoe Fawkner and John Batman statues)</text:p>
          </table:table-cell>
          <table:table-cell office:value-type="string" calcext:value-type="string">
            <text:p>At the time that Batman and Fawkner were establishing themselves on the land that is now known as Melbourne, the British Government and the Anti Slavery Society was intent on civilising that Aboriginals. <text:s/>Having achieved it's aim of abolishing slavery throughout the British Empire, the Society turned it's attention to the Native Peoples in British colonies. Christianity was seen as the natural means to civilising Aboriginal people. The first mission station was set up in what is now the Botanic Gardens in 1837, and Aboriignal adults were provided with food , and their children with lessons and three meals a day, in return for a few hours labour. The mission failed and was replaced in 1839 by the Aboriginal Protectorate led by George Ausgustus Robinson: his four Assistant Protectors, who were appointed in England had no experience with Australian Aboriginals. Each was allotted a district, and their first duty was to travel throughout their districts and win the confidence of the Aboriginal people in the hope of converting them to Christianity and persuading them not to interfere with the incoming pastoral settlers. Later the Protectors tried to persuade the Aboriginal epople to settle on fixed stations and learn a trade or how to cultivate the soil. But despite the disruption of their traiditonal way of life by the spread of pastoral settlement, the Aboriginal people held strongly to their tradditional patterns of movement and resisted the Protectorate settlements. The Protectorate could not prevent clashes between Aboriginal people and the settlers nor the hostile actions against the Aboriginal people by other governement <text:s/>officers. By 1848, the Protectorate had clearly failed. It had been given little encouragement by the Government, most settlers bitterly opposed it and the press (except for Fawkner's paper the Port Phillip Patriot) were very critical. The Prevailling view was that the Aboriginal People would soon die out. The traditional Aboriginal pattern work on the poles represents all of the Aboriginal tribes. The bones symbolise the effect of colonisation on the Aboriignal people and the ribbons are the bloodlines of both Aboriginal and non-Aboriginal people. </text:p>
          </table:table-cell>
          <table:table-cell office:value-type="string" calcext:value-type="string">
            <text:p><text:s/>Art instalation of traditional Aboriginal pattern work on poles representing all of the Aboriginal tribes; the bones symbolise the effect of colonisation on the Aboriignal people and the ribbons are the bloodlines of both Aboriginal and non-Aboriginal people</text:p>
          </table:table-cell>
          <table:table-cell/>
          <table:table-cell office:value-type="string" calcext:value-type="string">
            <text:p>Melbourne</text:p>
          </table:table-cell>
          <table:table-cell table:number-columns-repeated="5"/>
          <table:table-cell office:value-type="string" calcext:value-type="string">
            <text:p>19th century; 20th century</text:p>
          </table:table-cell>
          <table:table-cell table:number-columns-repeated="3"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4"/>
          <table:table-cell office:value-type="string" calcext:value-type="string">
            <text:p>John Pascoe Fawkner; John Batman; George Augustus Robinso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National Mutual Plaza</text:p>
          </table:table-cell>
          <table:table-cell office:value-type="string" calcext:value-type="string">
            <text:p>Structure; Intangible Associations; Art Work; Memorial</text:p>
          </table:table-cell>
          <table:table-cell office:value-type="string" calcext:value-type="string">
            <text:p>447 Collins Street</text:p>
          </table:table-cell>
          <table:table-cell table:formula="of:=CONCATENATE([.AE61];&quot;, &quot;;[.F61])" office:value-type="string" office:string-value="447 Collins Street, Melbourne" calcext:value-type="string">
            <text:p>447 Collins Street, Melbourne</text:p>
          </table:table-cell>
          <table:table-cell office:value-type="string" calcext:value-type="string">
            <text:p>-37.7873185,144.9936081</text:p>
          </table:table-cell>
          <table:table-cell table:formula="of:=LEFT([.AG61];FIND(&quot;,&quot;;[.AG61])-1)" office:value-type="string" office:string-value="-37.7873185" calcext:value-type="string">
            <text:p>-37.7873185</text:p>
          </table:table-cell>
          <table:table-cell table:formula="of:=RIGHT([.AG61];FIND(&quot;,&quot;;[.AG61])-1)" office:value-type="string" office:string-value="144.9936081" calcext:value-type="string">
            <text:p>144.9936081</text:p>
          </table:table-cell>
        </table:table-row>
        <table:table-row table:style-name="ro1">
          <table:table-cell office:value-type="float" office:value="63" calcext:value-type="float">
            <text:p>63</text:p>
          </table:table-cell>
          <table:table-cell office:value-type="string" calcext:value-type="string">
            <text:p>Statue of Pastor Sir Doug and Lady Gladys Nicholls</text:p>
          </table:table-cell>
          <table:table-cell office:value-type="string" calcext:value-type="string">
            <text:p>The statue was unveiled in 2007 in honour of Pastor Doug Nicholls and his wife Gladys Nicholls. Having established a church service that attracted a devoted Aboriginal congregation in 1943, Sir Pastor Douglas Nichols became a field officer for the Aboriginal Advancement League where his commitment to Indigenous welfare made him a natural representative for Aboriginal peple. He was awarded a MBE for his efforts in 1957, in 1972 he became the first Aboriginal person to be knighted and four years later he became the governor of South Australia. Pastor Douglas and Lady Gladys both were born at the Cummeragunga Aboriginal Mission in N.S.W. After the death of Howard Nicholls in 1942 <text:s/>(Lady Gladys' first husband and Pastor Douglas' brother), Lady Gladys married Pastor Douglas. Lady Gladys was a strong person, who was committed to working towards the welfare of the underprivelleged as well as the rights of women. She was a charity worker and fundraiser, and among other achievements became the secretary <text:s/>of the National Aboriginal and Torres Strait Islander Women's council and the Victorian state president in the 1970's. Together the Nicholls were prominent campaigners for Indigenous rights and justice, and this memorial statue, first proposed by the Department of Justice and keenly supported by the Nicholls' family, recognises this. It is the first memorial sculpture in Melbourne dedicated to Aboriginal leaders and its presence strengthens the visibility of Indigenous people and cultural diversity in Melbourne. Sculpture Louis Lauman's intention with these life-size bronze figures was to create a literal representation of his subjects' place in public life, achknowledging them as a great catalyst for social change. In the bluestone paving below the sculpture, their grandaughter, Ngarra Murray, has etched in the totems of her grandparents, Bigarrumdja the Emu and Waa the Crow with diamond shaped markings. these sysmbols mark the connections that Sir Pastor Douglas and Lady Gladys Nicholls held to their country. The statue is significantly located between Fitzroy and the State Parliament; the locations where Pastor Douglas accomplished most of his work. <text:s/></text:p>
          </table:table-cell>
          <table:table-cell office:value-type="string" calcext:value-type="string">
            <text:p>A Statue of Sir Pastor Douglas and Lady Gladys Nicholls in honour of the work they accomplished and the effect they had on the future of the Aboriginal People of Australia.</text:p>
          </table:table-cell>
          <table:table-cell/>
          <table:table-cell office:value-type="string" calcext:value-type="string">
            <text:p>East Melbourne</text:p>
          </table:table-cell>
          <table:table-cell office:value-type="string" calcext:value-type="string">
            <text:p>Memorial</text:p>
          </table:table-cell>
          <table:table-cell office:value-type="string" calcext:value-type="string">
            <text:p>Celebration; Memorium</text:p>
          </table:table-cell>
          <table:table-cell office:value-type="float" office:value="2007" calcext:value-type="float">
            <text:p>2007</text:p>
          </table:table-cell>
          <table:table-cell table:number-columns-repeated="2"/>
          <table:table-cell office:value-type="string" calcext:value-type="string">
            <text:p>21st centry</text:p>
          </table:table-cell>
          <table:table-cell table:number-columns-repeated="3" office:value-type="string" calcext:value-type="string">
            <text:p>None Recorded</text:p>
          </table:table-cell>
          <table:table-cell office:value-type="string" calcext:value-type="string">
            <text:p>Wikipedia 2015, Douglas Nicholls, Wikipedia</text:p>
          </table:table-cell>
          <table:table-cell office:value-type="string" calcext:value-type="string">
            <text:p>Web</text:p>
          </table:table-cell>
          <table:table-cell office:value-type="string" calcext:value-type="string">
            <text:p>http://en.wikipedia.org/wiki/Douglas_Nicholls</text:p>
          </table:table-cell>
          <table:table-cell/>
          <table:table-cell office:value-type="string" calcext:value-type="string">
            <text:p>Pastor Doug Nicholls; Lady Gladys Nicholls; Ngarra Murray; Bigarrumdja; Waa</text:p>
          </table:table-cell>
          <table:table-cell office:value-type="string" calcext:value-type="string">
            <text:p>Male/Female</text:p>
          </table:table-cell>
          <table:table-cell office:value-type="string" calcext:value-type="string">
            <text:p>Louis Lau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Parliament Gardens</text:p>
          </table:table-cell>
          <table:table-cell office:value-type="string" calcext:value-type="string">
            <text:p>Intangible Associations; Art Work; Memorial </text:p>
          </table:table-cell>
          <table:table-cell office:value-type="string" calcext:value-type="string">
            <text:p>Parliament Gardens</text:p>
          </table:table-cell>
          <table:table-cell table:formula="of:=CONCATENATE([.AE62];&quot;, &quot;;[.F62])" office:value-type="string" office:string-value="Parliament Gardens, East Melbourne" calcext:value-type="string">
            <text:p>Parliament Gardens, East Melbourne</text:p>
          </table:table-cell>
          <table:table-cell office:value-type="string" calcext:value-type="string">
            <text:p>-37.8098873,144.9736066</text:p>
          </table:table-cell>
          <table:table-cell table:formula="of:=LEFT([.AG62];FIND(&quot;,&quot;;[.AG62])-1)" office:value-type="string" office:string-value="-37.8098873" calcext:value-type="string">
            <text:p>-37.8098873</text:p>
          </table:table-cell>
          <table:table-cell table:formula="of:=RIGHT([.AG62];FIND(&quot;,&quot;;[.AG62])-1)" office:value-type="string" office:string-value="144.9736066" calcext:value-type="string">
            <text:p>144.9736066</text:p>
          </table:table-cell>
        </table:table-row>
        <table:table-row table:style-name="ro1">
          <table:table-cell office:value-type="float" office:value="64" calcext:value-type="float">
            <text:p>64</text:p>
          </table:table-cell>
          <table:table-cell office:value-type="string" calcext:value-type="string">
            <text:p>Another View Walking Trail 13 - Kings Domain Resting Place</text:p>
          </table:table-cell>
          <table:table-cell office:value-type="string" calcext:value-type="string">
            <text:p>Buried here, under the large Granite rock marked by the National Aboriginal Flag, are the skeletal remains of thirty eight Aboriignal people from tribes across Unungan (Victoria). Until their return to tribal elders in 1988, the remains had been locked in a vault in the State Museum of Victoria. Now they are Reunited with their land. Previously the site was also marked by a cluster of five painted ghostlike Eucalypt poles adorned with the spirit people, the Rainbow serpent and the red ribbons, which stood above the Burial Rock to honour the Aboriginal people of Unungan (Victoria), but these have been removed. </text:p>
          </table:table-cell>
          <table:table-cell office:value-type="string" calcext:value-type="string">
            <text:p>The Site in which the Reburial of 38 Aboriginal people, who were repatriated by the State Museum of Victoria, took place. </text:p>
          </table:table-cell>
          <table:table-cell table:number-columns-repeated="2"/>
          <table:table-cell office:value-type="string" calcext:value-type="string">
            <text:p>Re-burial Site</text:p>
          </table:table-cell>
          <table:table-cell office:value-type="string" calcext:value-type="string">
            <text:p>Burial</text:p>
          </table:table-cell>
          <table:table-cell table:number-columns-repeated="2"/>
          <table:table-cell office:value-type="string" calcext:value-type="string">
            <text:p>Cemetary; Burial</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Ray Thomas, Megan Evans and Robert Mate Mate, Another View Walking Trail: Pathway of the Rainbow Serpent,City of Melbourne, Melbourne</text:p>
          </table:table-cell>
          <table:table-cell office:value-type="string" calcext:value-type="string">
            <text:p>Pamphlet/Brochure</text:p>
          </table:table-cell>
          <table:table-cell table:number-columns-repeated="2"/>
          <table:table-cell office:value-type="string" calcext:value-type="string">
            <text:p>No specific</text:p>
          </table:table-cell>
          <table:table-cell table:number-columns-repeated="3"/>
          <table:table-cell office:value-type="string" calcext:value-type="string">
            <text:p>None Recorded</text:p>
          </table:table-cell>
          <table:table-cell table:number-columns-repeated="2"/>
          <table:table-cell office:value-type="string" calcext:value-type="string">
            <text:p>Unungan</text:p>
          </table:table-cell>
          <table:table-cell office:value-type="string" calcext:value-type="string">
            <text:p>Victoria</text:p>
          </table:table-cell>
          <table:table-cell office:value-type="string" calcext:value-type="string">
            <text:p>Kings Domain Resting Place</text:p>
          </table:table-cell>
          <table:table-cell office:value-type="string" calcext:value-type="string">
            <text:p>Burial; Memorial; Artwork; Intangible Associations</text:p>
          </table:table-cell>
          <table:table-cell/>
          <table:table-cell table:formula="of:=CONCATENATE([.AE63];&quot;, &quot;;[.F63])" office:value-type="string" office:string-value=", " calcext:value-type="string">
            <text:p>, </text:p>
          </table:table-cell>
          <table:table-cell/>
          <table:table-cell table:formula="of:=LEFT([.AG63];FIND(&quot;,&quot;;[.AG63])-1)" office:value-type="string" office:string-value="" calcext:value-type="error">
            <text:p>#VALUE!</text:p>
          </table:table-cell>
          <table:table-cell table:formula="of:=RIGHT([.AG63];FIND(&quot;,&quot;;[.AG63])-1)" office:value-type="string" office:string-value="" calcext:value-type="error">
            <text:p>#VALUE!</text:p>
          </table:table-cell>
        </table:table-row>
        <table:table-row table:style-name="ro1">
          <table:table-cell office:value-type="float" office:value="65" calcext:value-type="float">
            <text:p>65</text:p>
          </table:table-cell>
          <table:table-cell office:value-type="string" calcext:value-type="string">
            <text:p>Celebrate Indigenous Melbourne - Bunjil</text:p>
          </table:table-cell>
          <table:table-cell office:value-type="string" calcext:value-type="string">
            <text:p>For the people of the Kulin Nation (the Woiwurrung (Wurundjeri), Boonwurrung, Taungurong, Dja Dja Wurrung and the Wathaurung groups), Bunjil (an Eaglehawk) is the creator spirit of the land, the lore and it's people. Created by sculpture Bruce Armstrong, you can find Bunjil keeping watch over people at the intersection of Flinders Street and Wurundjeri Way. Bunjil stands a proud 25 meters and made of timber and aluminium. His eyes made of glass. </text:p>
          </table:table-cell>
          <table:table-cell office:value-type="string" calcext:value-type="string">
            <text:p>A sculpture in Tribute of Bunjil, the creator of the Kulin Nations. </text:p>
          </table:table-cell>
          <table:table-cell table:number-columns-repeated="2"/>
          <table:table-cell office:value-type="string" calcext:value-type="string">
            <text:p>Contemporary Art; Memorial</text:p>
          </table:table-cell>
          <table:table-cell office:value-type="string" calcext:value-type="string">
            <text:p>Art Display</text:p>
          </table:table-cell>
          <table:table-cell table:number-columns-repeated="2"/>
          <table:table-cell office:value-type="string" calcext:value-type="string">
            <text:p>Entertainment</text:p>
          </table:table-cell>
          <table:table-cell/>
          <table:table-cell office:value-type="string" calcext:value-type="string">
            <text:p>Woiwurrung; Boonwurrung; Taungurong; Dja Dja Wurrung; Wathaurung </text:p>
          </table:table-cell>
          <table:table-cell office:value-type="string" calcext:value-type="string">
            <text:p>Wurundjeri</text:p>
          </table:table-cell>
          <table:table-cell office:value-type="string" calcext:value-type="string">
            <text:p>Kulin Nation</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table-cell office:value-type="string" calcext:value-type="string">
            <text:p>Bunjil </text:p>
          </table:table-cell>
          <table:table-cell office:value-type="string" calcext:value-type="string">
            <text:p>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Flinders Street; Wurundjeri Way</text:p>
          </table:table-cell>
          <table:table-cell office:value-type="string" calcext:value-type="string">
            <text:p>Memorial; Intangible Associations; Art Work; Structure</text:p>
          </table:table-cell>
          <table:table-cell office:value-type="string" calcext:value-type="string">
            <text:p>Flinders Street and Wurundjeri Way</text:p>
          </table:table-cell>
          <table:table-cell table:formula="of:=CONCATENATE([.AE64];&quot;, &quot;;[.F64])" office:value-type="string" office:string-value="Flinders Street and Wurundjeri Way, " calcext:value-type="string">
            <text:p>Flinders Street and Wurundjeri Way, </text:p>
          </table:table-cell>
          <table:table-cell office:value-type="string" calcext:value-type="string">
            <text:p>-37.8219235,144.9521147</text:p>
          </table:table-cell>
          <table:table-cell table:formula="of:=LEFT([.AG64];FIND(&quot;,&quot;;[.AG64])-1)" office:value-type="string" office:string-value="-37.8219235" calcext:value-type="string">
            <text:p>-37.8219235</text:p>
          </table:table-cell>
          <table:table-cell table:formula="of:=RIGHT([.AG64];FIND(&quot;,&quot;;[.AG64])-1)" office:value-type="string" office:string-value="144.9521147" calcext:value-type="string">
            <text:p>144.9521147</text:p>
          </table:table-cell>
        </table:table-row>
        <table:table-row table:style-name="ro1">
          <table:table-cell office:value-type="float" office:value="66" calcext:value-type="float">
            <text:p>66</text:p>
          </table:table-cell>
          <table:table-cell office:value-type="string" calcext:value-type="string">
            <text:p>Celebrate Indigenous Melbourne - Birrarung Marr</text:p>
          </table:table-cell>
          <table:table-cell office:value-type="string" calcext:value-type="string">
            <text:p>Birrarung Marr's name comes from the language of the Wurundjeri and Boonerwrung peoples who inhabited this area. 'Birrarung' means 'river of mist' while 'Marr' refers to the side of the river. This unusual and popular park, which incorporates the former Flinders Park, sits on the noth bank of the Yarra River next to Federation Square. The popular park now includes some striking Indigenous Art and has become a focus for Indigenous community events.</text:p>
          </table:table-cell>
          <table:table-cell office:value-type="string" calcext:value-type="string">
            <text:p>This popular park includes some striking Indigenous Art and has become a focus for Indigenous community events.</text:p>
          </table:table-cell>
          <table:table-cell table:number-columns-repeated="2"/>
          <table:table-cell office:value-type="string" calcext:value-type="string">
            <text:p>Aboriginal Named Area; Contemporary Art</text:p>
          </table:table-cell>
          <table:table-cell office:value-type="string" calcext:value-type="string">
            <text:p>Art Display; Walking</text:p>
          </table:table-cell>
          <table:table-cell table:number-columns-repeated="2"/>
          <table:table-cell office:value-type="string" calcext:value-type="string">
            <text:p>Entertainment</text:p>
          </table:table-cell>
          <table:table-cell/>
          <table:table-cell office:value-type="string" calcext:value-type="string">
            <text:p><text:s/>Woi Wurrung; Boonerwrung</text:p>
          </table:table-cell>
          <table:table-cell office:value-type="string" calcext:value-type="string">
            <text:p>Wurundjeri</text:p>
          </table:table-cell>
          <table:table-cell office:value-type="string" calcext:value-type="string">
            <text:p>Kulin Nation</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birrarung; marr</text:p>
          </table:table-cell>
          <table:table-cell office:value-type="string" calcext:value-type="string">
            <text:p>river of mist; refering to side of river</text:p>
          </table:table-cell>
          <table:table-cell office:value-type="string" calcext:value-type="string">
            <text:p>Federation Square</text:p>
          </table:table-cell>
          <table:table-cell office:value-type="string" calcext:value-type="string">
            <text:p>Possible Archaeological Deposits; Art Work; Intangible Associations</text:p>
          </table:table-cell>
          <table:table-cell office:value-type="string" calcext:value-type="string">
            <text:p>Federation Square</text:p>
          </table:table-cell>
          <table:table-cell table:formula="of:=CONCATENATE([.AE65];&quot;, &quot;;[.F65])" office:value-type="string" office:string-value="Federation Square, " calcext:value-type="string">
            <text:p>Federation Square, </text:p>
          </table:table-cell>
          <table:table-cell office:value-type="string" calcext:value-type="string">
            <text:p>-37.8179789,144.9690576</text:p>
          </table:table-cell>
          <table:table-cell table:formula="of:=LEFT([.AG65];FIND(&quot;,&quot;;[.AG65])-1)" office:value-type="string" office:string-value="-37.8179789" calcext:value-type="string">
            <text:p>-37.8179789</text:p>
          </table:table-cell>
          <table:table-cell table:formula="of:=RIGHT([.AG65];FIND(&quot;,&quot;;[.AG65])-1)" office:value-type="string" office:string-value="144.9690576" calcext:value-type="string">
            <text:p>144.9690576</text:p>
          </table:table-cell>
        </table:table-row>
        <table:table-row table:style-name="ro1">
          <table:table-cell office:value-type="float" office:value="67" calcext:value-type="float">
            <text:p>67</text:p>
          </table:table-cell>
          <table:table-cell office:value-type="string" calcext:value-type="string">
            <text:p>Celebrate Indigenous Melbourne - Birrarung Wilam</text:p>
          </table:table-cell>
          <table:table-cell office:value-type="string" calcext:value-type="string">
            <text:p>Birrarung Wilam (river camp) celebrates the diversity of Victoria's Aboriginal culture. The Artwork interprets stories from local communities, using a winding, textured pathway to acknowledge the eel, a traditional food source for groups camped by the river. Large rocks incised with animal drawings enclose a performanced space, and closer to the river a semi-circle of metal sheilds represents each of the five groups of the Kulin Nation. Look for the silver touch panels (on the ArtPlay building's outer wall) to hear recordings of indigenous people telling their stories. </text:p>
          </table:table-cell>
          <table:table-cell office:value-type="string" calcext:value-type="string">
            <text:p>A permanent art display along side the Yarra River that represents the diversity of Victorias' Aboriginal Culture. </text:p>
          </table:table-cell>
          <table:table-cell table:number-columns-repeated="2"/>
          <table:table-cell office:value-type="string" calcext:value-type="string">
            <text:p>Aboriginal Named Area; Contemporary Art</text:p>
          </table:table-cell>
          <table:table-cell office:value-type="string" calcext:value-type="string">
            <text:p>Art Display; Walking</text:p>
          </table:table-cell>
          <table:table-cell table:number-columns-repeated="2"/>
          <table:table-cell office:value-type="string" calcext:value-type="string">
            <text:p>Entertainment</text:p>
          </table:table-cell>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birrarung wilam</text:p>
          </table:table-cell>
          <table:table-cell office:value-type="string" calcext:value-type="string">
            <text:p>River Camp</text:p>
          </table:table-cell>
          <table:table-cell/>
          <table:table-cell office:value-type="string" calcext:value-type="string">
            <text:p>Possible Archaeological Deposits; Art Work; Intangible Associations</text:p>
          </table:table-cell>
          <table:table-cell office:value-type="string" calcext:value-type="string">
            <text:p>Federation Square</text:p>
          </table:table-cell>
          <table:table-cell table:formula="of:=CONCATENATE([.AE66];&quot;, &quot;;[.F66])" office:value-type="string" office:string-value="Federation Square, " calcext:value-type="string">
            <text:p>Federation Square, </text:p>
          </table:table-cell>
          <table:table-cell office:value-type="string" calcext:value-type="string">
            <text:p>-37.8179789,144.9690576</text:p>
          </table:table-cell>
          <table:table-cell table:formula="of:=LEFT([.AG66];FIND(&quot;,&quot;;[.AG66])-1)" office:value-type="string" office:string-value="-37.8179789" calcext:value-type="string">
            <text:p>-37.8179789</text:p>
          </table:table-cell>
          <table:table-cell table:formula="of:=RIGHT([.AG66];FIND(&quot;,&quot;;[.AG66])-1)" office:value-type="string" office:string-value="144.9690576" calcext:value-type="string">
            <text:p>144.9690576</text:p>
          </table:table-cell>
        </table:table-row>
        <table:table-row table:style-name="ro1">
          <table:table-cell office:value-type="float" office:value="68" calcext:value-type="float">
            <text:p>68</text:p>
          </table:table-cell>
          <table:table-cell office:value-type="string" calcext:value-type="string">
            <text:p>Celebrate Indigenous Melbourne - Eel Trap</text:p>
          </table:table-cell>
          <table:table-cell office:value-type="string" calcext:value-type="string">
            <text:p>Fiona Clarke and Ken Mckean's Eel Trap is based on the design of a traditional Indigenous eel trap. <text:s/>The plate-steel sculpture in painted red and engraved with Indigenous designs. A local food source, eels were once trapped close to this site, near the shallow waterfalls that used to exist downstream, separating the freshwater of the river from the salty water of the bay. Eel Trap was commissioned by the City of Melbourne in 2003. </text:p>
          </table:table-cell>
          <table:table-cell office:value-type="string" calcext:value-type="string">
            <text:p>A display that represents the importance of the eel traps to Aboriginal Cultural Life and the eel as an important part of the Indigenous diet. </text:p>
          </table:table-cell>
          <table:table-cell table:number-columns-repeated="2"/>
          <table:table-cell office:value-type="string" calcext:value-type="string">
            <text:p>Contemporary Art</text:p>
          </table:table-cell>
          <table:table-cell office:value-type="string" calcext:value-type="string">
            <text:p>Art Display; Walking</text:p>
          </table:table-cell>
          <table:table-cell office:value-type="float" office:value="2003" calcext:value-type="float">
            <text:p>2003</text:p>
          </table:table-cell>
          <table:table-cell/>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table-cell office:value-type="string" calcext:value-type="string">
            <text:p>Fiona Clarke</text:p>
          </table:table-cell>
          <table:table-cell office:value-type="string" calcext:value-type="string">
            <text:p>Female</text:p>
          </table:table-cell>
          <table:table-cell table:number-columns-repeated="2"/>
          <table:table-cell office:value-type="string" calcext:value-type="string">
            <text:p>City of Melbourne</text:p>
          </table:table-cell>
          <table:table-cell office:value-type="string" calcext:value-type="string">
            <text:p>Town Council; Local Government</text:p>
          </table:table-cell>
          <table:table-cell/>
          <table:table-cell office:value-type="string" calcext:value-type="string">
            <text:p>None Recorded</text:p>
          </table:table-cell>
          <table:table-cell office:value-type="string" calcext:value-type="string">
            <text:p>None Recoded</text:p>
          </table:table-cell>
          <table:table-cell/>
          <table:table-cell office:value-type="string" calcext:value-type="string">
            <text:p>Intangible Associations; Art Work</text:p>
          </table:table-cell>
          <table:table-cell/>
          <table:table-cell table:formula="of:=CONCATENATE([.AE67];&quot;, &quot;;[.F67])" office:value-type="string" office:string-value=", " calcext:value-type="string">
            <text:p>, </text:p>
          </table:table-cell>
          <table:table-cell/>
          <table:table-cell table:formula="of:=LEFT([.AG67];FIND(&quot;,&quot;;[.AG67])-1)" office:value-type="string" office:string-value="" calcext:value-type="error">
            <text:p>#VALUE!</text:p>
          </table:table-cell>
          <table:table-cell table:formula="of:=RIGHT([.AG67];FIND(&quot;,&quot;;[.AG67])-1)" office:value-type="string" office:string-value="" calcext:value-type="error">
            <text:p>#VALUE!</text:p>
          </table:table-cell>
        </table:table-row>
        <table:table-row table:style-name="ro1">
          <table:table-cell office:value-type="float" office:value="69" calcext:value-type="float">
            <text:p>69</text:p>
          </table:table-cell>
          <table:table-cell office:value-type="string" calcext:value-type="string">
            <text:p>Celebrate Indigenous Melbourne - Kings Domain Resting Place</text:p>
          </table:table-cell>
          <table:table-cell office:value-type="string" calcext:value-type="string">
            <text:p>Kings Domain Resting Place is the burial site of the skeletal remains belonging to 38 Aboriginal people from throughout Victoria. The remains were repatriated from the Museum of Victoria in 1985. The site is marked by a granite boulder with an inscribed memorial plaque. </text:p>
          </table:table-cell>
          <table:table-cell office:value-type="string" calcext:value-type="string">
            <text:p>The remains of 38 Aboriginal people who were repatriated by the Museum of Victoria in 1985 are buried here. </text:p>
          </table:table-cell>
          <table:table-cell table:number-columns-repeated="2"/>
          <table:table-cell office:value-type="string" calcext:value-type="string">
            <text:p>Re-burial Site</text:p>
          </table:table-cell>
          <table:table-cell office:value-type="string" calcext:value-type="string">
            <text:p>Burial</text:p>
          </table:table-cell>
          <table:table-cell office:value-type="float" office:value="1985" calcext:value-type="float">
            <text:p>1985</text:p>
          </table:table-cell>
          <table:table-cell/>
          <table:table-cell office:value-type="string" calcext:value-type="string">
            <text:p>Cemetary; Burial</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Kings Domain Resting Place</text:p>
          </table:table-cell>
          <table:table-cell office:value-type="string" calcext:value-type="string">
            <text:p>Burial; Memorial; Artwork; Intangible Associations</text:p>
          </table:table-cell>
          <table:table-cell office:value-type="string" calcext:value-type="string">
            <text:p>Linlithgow Avenue</text:p>
          </table:table-cell>
          <table:table-cell table:formula="of:=CONCATENATE([.AE68];&quot;, &quot;;[.F68])" office:value-type="string" office:string-value="Linlithgow Avenue, " calcext:value-type="string">
            <text:p>Linlithgow Avenue, </text:p>
          </table:table-cell>
          <table:table-cell office:value-type="string" calcext:value-type="string">
            <text:p>-37.8246519,144.9719102</text:p>
          </table:table-cell>
          <table:table-cell table:formula="of:=LEFT([.AG68];FIND(&quot;,&quot;;[.AG68])-1)" office:value-type="string" office:string-value="-37.8246519" calcext:value-type="string">
            <text:p>-37.8246519</text:p>
          </table:table-cell>
          <table:table-cell table:formula="of:=RIGHT([.AG68];FIND(&quot;,&quot;;[.AG68])-1)" office:value-type="string" office:string-value="144.9719102" calcext:value-type="string">
            <text:p>144.9719102</text:p>
          </table:table-cell>
        </table:table-row>
        <table:table-row table:style-name="ro1">
          <table:table-cell office:value-type="float" office:value="70" calcext:value-type="float">
            <text:p>70</text:p>
          </table:table-cell>
          <table:table-cell office:value-type="string" calcext:value-type="string">
            <text:p>Celebrate Indigenous Melbourne - Scar - A Stolen Vision</text:p>
          </table:table-cell>
          <table:table-cell office:value-type="string" calcext:value-type="string">
            <text:p>The City of Melbourne proudly presented 'Scar: A Stolen Vision' by Sista Girl as part of the Melbourne City Council's Centenary of Federation celebrations in 2001. Initially 'Scar: A Stolen Vision' was presented in the City Square and after four months was moved permanently to Enterprize Park, near the Aquarium. 'Scar: A Stolen Vision' is an exhibition of Aboriginal views of contemporary Australian Society. The work consists of 30 carved and decorated recycled pier posts, evoking ancient sheild and canoe making techniques. Each pole represents a different aspect of Aboriginal life, history or mythology and, like the trees they came from, are a testament to endurance. A major collaboration between Aboriginal artists, 'Scar: A Stolen Vision' invites the viewer to consider the consequences of colonisation for Victoria's Aboriginal communities, including the dissipation of tribal knowledge and culture. The artists who delivered the project were Kimba Thompson, Karen Casey, Ray Thomas, Maree Clarke, Glenn Romanis, Craig Charles, Ricardo Idagi and Treahna Hamm. </text:p>
          </table:table-cell>
          <table:table-cell office:value-type="string" calcext:value-type="string">
            <text:p>An art exhibit that recognises the different aspects of Aboriginal life, history and mythology. </text:p>
          </table:table-cell>
          <table:table-cell table:number-columns-repeated="2"/>
          <table:table-cell office:value-type="string" calcext:value-type="string">
            <text:p>Contemporary Art; Cultural Tour</text:p>
          </table:table-cell>
          <table:table-cell office:value-type="string" calcext:value-type="string">
            <text:p>Art Display; Carving Wood</text:p>
          </table:table-cell>
          <table:table-cell office:value-type="float" office:value="2001" calcext:value-type="float">
            <text:p>2001</text:p>
          </table:table-cell>
          <table:table-cell table:number-columns-repeated="2"/>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table-cell office:value-type="string" calcext:value-type="string">
            <text:p><text:s/>Kimba Thompson; Karen Casey; Ray Thomas; Maree Clarke; Glenn Romanis; Craig Charles; Ricardo Idagi; Treahna Hamm. </text:p>
          </table:table-cell>
          <table:table-cell office:value-type="string" calcext:value-type="string">
            <text:p>Male/Female</text:p>
          </table:table-cell>
          <table:table-cell table:number-columns-repeated="2"/>
          <table:table-cell office:value-type="string" calcext:value-type="string">
            <text:p>City of Melbourne; Melbourne City Council</text:p>
          </table:table-cell>
          <table:table-cell office:value-type="string" calcext:value-type="string">
            <text:p>Town Council; Local Government</text:p>
          </table:table-cell>
          <table:table-cell/>
          <table:table-cell office:value-type="string" calcext:value-type="string">
            <text:p>None Recorded</text:p>
          </table:table-cell>
          <table:table-cell office:value-type="string" calcext:value-type="string">
            <text:p>None Recoded</text:p>
          </table:table-cell>
          <table:table-cell office:value-type="string" calcext:value-type="string">
            <text:p>Enterprise Park</text:p>
          </table:table-cell>
          <table:table-cell office:value-type="string" calcext:value-type="string">
            <text:p>Possible Archaeological Deposits; Art Work; Intangible Associations</text:p>
          </table:table-cell>
          <table:table-cell office:value-type="string" calcext:value-type="string">
            <text:p>Enterprise Park</text:p>
          </table:table-cell>
          <table:table-cell table:formula="of:=CONCATENATE([.AE69];&quot;, &quot;;[.F69])" office:value-type="string" office:string-value="Enterprise Park, " calcext:value-type="string">
            <text:p>Enterprise Park, </text:p>
          </table:table-cell>
          <table:table-cell office:value-type="string" calcext:value-type="string">
            <text:p>-37.8201498,144.9594712</text:p>
          </table:table-cell>
          <table:table-cell table:formula="of:=LEFT([.AG69];FIND(&quot;,&quot;;[.AG69])-1)" office:value-type="string" office:string-value="-37.8201498" calcext:value-type="string">
            <text:p>-37.8201498</text:p>
          </table:table-cell>
          <table:table-cell table:formula="of:=RIGHT([.AG69];FIND(&quot;,&quot;;[.AG69])-1)" office:value-type="string" office:string-value="144.9594712" calcext:value-type="string">
            <text:p>144.9594712</text:p>
          </table:table-cell>
        </table:table-row>
        <table:table-row table:style-name="ro1">
          <table:table-cell office:value-type="float" office:value="71" calcext:value-type="float">
            <text:p>71</text:p>
          </table:table-cell>
          <table:table-cell office:value-type="string" calcext:value-type="string">
            <text:p>Celebrate Indigenous Melbourne - Pastor Sir Doug and Lady Gladys Nicholls</text:p>
          </table:table-cell>
          <table:table-cell office:value-type="string" calcext:value-type="string">
            <text:p>The life and work of two of Australia's most prominent Indigenous leaders have been immortalised in Melbourne's Parliament Gardens. The Sir Douglas and Lady Gladys Nichols Memorial was unveiled in the gardens in December 2007. Sir Douglas and Lady Gladys Nicholls were instrumental in the 1967 referendum campaign to acheive equality for Indigenous Australians. They pressed their case for Aboriginal reconciliation well before reconciliation became the 'popular' view. The couple provided comfort and assistance to many people who were homeless, in need of help or who were disenfranchised. Their work touched on the lives of many and from their humble beginnings at the Gore Street church in fitzroy to Government House in Adelaide, their legacy still lives on today. The memorial was created from a partnership between the Nicholls Family, the City of Melbourne and the Victorian Government (Artists: Louise Lauman, bronze sculpture and Ngarra Murray, ground etching design). <text:s/></text:p>
          </table:table-cell>
          <table:table-cell office:value-type="string" calcext:value-type="string">
            <text:p>A memorial to Sir Pastor Doug and Lady Gladys Nicholls in honour of the work they accomplished for the Aboriginal people. </text:p>
          </table:table-cell>
          <table:table-cell table:number-columns-repeated="2"/>
          <table:table-cell office:value-type="string" calcext:value-type="string">
            <text:p>Memorial</text:p>
          </table:table-cell>
          <table:table-cell office:value-type="string" calcext:value-type="string">
            <text:p>Celebration; Memorium</text:p>
          </table:table-cell>
          <table:table-cell office:value-type="float" office:value="2007" calcext:value-type="float">
            <text:p>2007</text:p>
          </table:table-cell>
          <table:table-cell table:number-columns-repeated="2"/>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table-cell office:value-type="string" calcext:value-type="string">
            <text:p>Sir Pastor Doug Nichols; Lady Gladys Nicholls; Ngarra Murray</text:p>
          </table:table-cell>
          <table:table-cell/>
          <table:table-cell office:value-type="string" calcext:value-type="string">
            <text:p>Louis Lau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Parliament Gardens</text:p>
          </table:table-cell>
          <table:table-cell office:value-type="string" calcext:value-type="string">
            <text:p>Memorial; Intangible Associations; Art Work </text:p>
          </table:table-cell>
          <table:table-cell office:value-type="string" calcext:value-type="string">
            <text:p>Parliament Gardens</text:p>
          </table:table-cell>
          <table:table-cell table:formula="of:=CONCATENATE([.AE70];&quot;, &quot;;[.F70])" office:value-type="string" office:string-value="Parliament Gardens, " calcext:value-type="string">
            <text:p>Parliament Gardens, </text:p>
          </table:table-cell>
          <table:table-cell office:value-type="string" calcext:value-type="string">
            <text:p>-37.8098873,144.9736066</text:p>
          </table:table-cell>
          <table:table-cell table:formula="of:=LEFT([.AG70];FIND(&quot;,&quot;;[.AG70])-1)" office:value-type="string" office:string-value="-37.8098873" calcext:value-type="string">
            <text:p>-37.8098873</text:p>
          </table:table-cell>
          <table:table-cell table:formula="of:=RIGHT([.AG70];FIND(&quot;,&quot;;[.AG70])-1)" office:value-type="string" office:string-value="144.9736066" calcext:value-type="string">
            <text:p>144.9736066</text:p>
          </table:table-cell>
        </table:table-row>
        <table:table-row table:style-name="ro1">
          <table:table-cell office:value-type="float" office:value="72" calcext:value-type="float">
            <text:p>72</text:p>
          </table:table-cell>
          <table:table-cell office:value-type="string" calcext:value-type="string">
            <text:p>Celebrate Indigenous Melbourne - Aboriginal Heritage Walk (Royal Botanic Gardens)</text:p>
          </table:table-cell>
          <table:table-cell office:value-type="string" calcext:value-type="string">
            <text:p>The award-winning Aboriginal Heritage Walk is a vibrant cultural experience providing an oppurtunity for visitors to explore traditional uses of plants for food, medicine, tools and ceremony. Discover the ancestral lands that the Royal Botanic Gardens now occupies. </text:p>
          </table:table-cell>
          <table:table-cell office:value-type="string" calcext:value-type="string">
            <text:p>A walk that teaches visitors about important parts of the Aboriginal life style. </text:p>
          </table:table-cell>
          <table:table-cell table:number-columns-repeated="2"/>
          <table:table-cell office:value-type="string" calcext:value-type="string">
            <text:p>Cultural Tour</text:p>
          </table:table-cell>
          <table:table-cell office:value-type="string" calcext:value-type="string">
            <text:p>Education; Walking; Gardens</text:p>
          </table:table-cell>
          <table:table-cell table:number-columns-repeated="2"/>
          <table:table-cell office:value-type="string" calcext:value-type="string">
            <text:p>Entertainment</text:p>
          </table:table-cell>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Royal Botanical Gardens</text:p>
          </table:table-cell>
          <table:table-cell office:value-type="string" calcext:value-type="string">
            <text:p>Intangible Associations</text:p>
          </table:table-cell>
          <table:table-cell office:value-type="string" calcext:value-type="string">
            <text:p>Royal Botanical Gardens</text:p>
          </table:table-cell>
          <table:table-cell table:formula="of:=CONCATENATE([.AE71];&quot;, &quot;;[.F71])" office:value-type="string" office:string-value="Royal Botanical Gardens, " calcext:value-type="string">
            <text:p>Royal Botanical Gardens, </text:p>
          </table:table-cell>
          <table:table-cell office:value-type="string" calcext:value-type="string">
            <text:p>-37.8098873,144.9736066</text:p>
          </table:table-cell>
          <table:table-cell table:formula="of:=LEFT([.AG71];FIND(&quot;,&quot;;[.AG71])-1)" office:value-type="string" office:string-value="-37.8098873" calcext:value-type="string">
            <text:p>-37.8098873</text:p>
          </table:table-cell>
          <table:table-cell table:formula="of:=RIGHT([.AG71];FIND(&quot;,&quot;;[.AG71])-1)" office:value-type="string" office:string-value="144.9736066" calcext:value-type="string">
            <text:p>144.9736066</text:p>
          </table:table-cell>
        </table:table-row>
        <table:table-row table:style-name="ro1">
          <table:table-cell office:value-type="float" office:value="73" calcext:value-type="float">
            <text:p>73</text:p>
          </table:table-cell>
          <table:table-cell office:value-type="string" calcext:value-type="string">
            <text:p>Celebrate Indigenous Melbourne - Bunjilaka (Melbourne Museum)</text:p>
          </table:table-cell>
          <table:table-cell office:value-type="string" calcext:value-type="string">
            <text:p>Bunjilaka is the Aboriginal Cultural Centre at Melbourne Museum, a venue of Museum Victoria. It was developed to empower Aboriginal Australians to interpret their own cultural heritage, for both Indigenous and non-Indigenous people. Here visitors can learn about Victoria's unique Aboriginal cultures, celebrate the diversity of language, custom and art and hear stories, share memories and experiences. </text:p>
          </table:table-cell>
          <table:table-cell office:value-type="string" calcext:value-type="string">
            <text:p>The Aboriginal Cultural Centre at Melbourne Museum, a space to learn about and celebrate the diversity of Aboriginal languages, customs and art. </text:p>
          </table:table-cell>
          <table:table-cell table:number-columns-repeated="2"/>
          <table:table-cell office:value-type="string" calcext:value-type="string">
            <text:p>Cultural Tour; Contemporary Art; Building</text:p>
          </table:table-cell>
          <table:table-cell office:value-type="string" calcext:value-type="string">
            <text:p>Education; Celebration; Tours; Exhibits</text:p>
          </table:table-cell>
          <table:table-cell table:number-columns-repeated="2"/>
          <table:table-cell office:value-type="string" calcext:value-type="string">
            <text:p>Entertainment</text:p>
          </table:table-cell>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Melbourne Museum</text:p>
          </table:table-cell>
          <table:table-cell office:value-type="string" calcext:value-type="string">
            <text:p>Structure; Intangible Associations; Memorial; Art Work</text:p>
          </table:table-cell>
          <table:table-cell office:value-type="string" calcext:value-type="string">
            <text:p>Melbourne Museum</text:p>
          </table:table-cell>
          <table:table-cell table:formula="of:=CONCATENATE([.AE72];&quot;, &quot;;[.F72])" office:value-type="string" office:string-value="Melbourne Museum, " calcext:value-type="string">
            <text:p>Melbourne Museum, </text:p>
          </table:table-cell>
          <table:table-cell office:value-type="string" calcext:value-type="string">
            <text:p>-37.803646,144.9729424</text:p>
          </table:table-cell>
          <table:table-cell table:formula="of:=LEFT([.AG72];FIND(&quot;,&quot;;[.AG72])-1)" office:value-type="string" office:string-value="-37.803646" calcext:value-type="string">
            <text:p>-37.803646</text:p>
          </table:table-cell>
          <table:table-cell table:formula="of:=RIGHT([.AG72];FIND(&quot;,&quot;;[.AG72])-1)" office:value-type="string" office:string-value="44.9729424" calcext:value-type="string">
            <text:p>44.9729424</text:p>
          </table:table-cell>
        </table:table-row>
        <table:table-row table:style-name="ro1">
          <table:table-cell office:value-type="float" office:value="74" calcext:value-type="float">
            <text:p>74</text:p>
          </table:table-cell>
          <table:table-cell office:value-type="string" calcext:value-type="string">
            <text:p>Celebrate Indigenous Melbourne - Queen Victoria Market Speciality Shop, 155 Victoria Street, Melbourne</text:p>
          </table:table-cell>
          <table:table-cell office:value-type="string" calcext:value-type="string">
            <text:p>Koorie Connections - Altair sells authentic Aboriginal and Torres Strait Islander art and products from local and interstate artists and companies. </text:p>
          </table:table-cell>
          <table:table-cell office:value-type="string" calcext:value-type="string">
            <text:p>Shop that sells Authentic Aboriginal and Torres Strait Islander art and souvenirs. </text:p>
          </table:table-cell>
          <table:table-cell table:number-columns-repeated="2"/>
          <table:table-cell office:value-type="string" calcext:value-type="string">
            <text:p>Building</text:p>
          </table:table-cell>
          <table:table-cell office:value-type="string" calcext:value-type="string">
            <text:p>Art Display; Gift Shop</text:p>
          </table:table-cell>
          <table:table-cell table:number-columns-repeated="2"/>
          <table:table-cell office:value-type="string" calcext:value-type="string">
            <text:p>Entertainment; Shopping</text:p>
          </table:table-cell>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Queen Victoria Markets</text:p>
          </table:table-cell>
          <table:table-cell office:value-type="string" calcext:value-type="string">
            <text:p>Art Work </text:p>
          </table:table-cell>
          <table:table-cell office:value-type="string" calcext:value-type="string">
            <text:p>Queen Victoria Market Speciality Shop, 155 Victoria Street, Melbourne</text:p>
          </table:table-cell>
          <table:table-cell table:formula="of:=CONCATENATE([.AE73];&quot;, &quot;;[.F73])" office:value-type="string" office:string-value="Queen Victoria Market Speciality Shop, 155 Victoria Street, Melbourne, " calcext:value-type="string">
            <text:p>Queen Victoria Market Speciality Shop, 155 Victoria Street, Melbourne, </text:p>
          </table:table-cell>
          <table:table-cell office:value-type="string" calcext:value-type="string">
            <text:p>-37.806113,144.956361</text:p>
          </table:table-cell>
          <table:table-cell table:formula="of:=LEFT([.AG73];FIND(&quot;,&quot;;[.AG73])-1)" office:value-type="string" office:string-value="-37.806113" calcext:value-type="string">
            <text:p>-37.806113</text:p>
          </table:table-cell>
          <table:table-cell table:formula="of:=RIGHT([.AG73];FIND(&quot;,&quot;;[.AG73])-1)" office:value-type="string" office:string-value="144.956361" calcext:value-type="string">
            <text:p>144.956361</text:p>
          </table:table-cell>
        </table:table-row>
        <table:table-row table:style-name="ro1">
          <table:table-cell office:value-type="float" office:value="75" calcext:value-type="float">
            <text:p>75</text:p>
          </table:table-cell>
          <table:table-cell office:value-type="string" calcext:value-type="string">
            <text:p>Celebrate Indigenous Melbourne - Koorie Heritage Trust</text:p>
          </table:table-cell>
          <table:table-cell office:value-type="string" calcext:value-type="string">
            <text:p>The Koorie Heritage Trust protects, promotes and preserves south-east Australian Koorie (Aboriginal) history and culture and aims to advance reconcilliation. The Centre provides education programs, tours, exhibition spaces and a gift shop selling a diverse range of authentic Aboriginal artworks and products from across Australia, and in particular south-east Australia. (NOTE - the Koorie Heritage Trust has recently moved to new premises at Federation Square). </text:p>
          </table:table-cell>
          <table:table-cell office:value-type="string" calcext:value-type="string">
            <text:p><text:s/>A centre dedicated to the protection, promotion and preservation of South-East Koorie Heritage. </text:p>
          </table:table-cell>
          <table:table-cell table:number-columns-repeated="2"/>
          <table:table-cell office:value-type="string" calcext:value-type="string">
            <text:p>Collection; Building; Cultural Tour</text:p>
          </table:table-cell>
          <table:table-cell office:value-type="string" calcext:value-type="string">
            <text:p>Art Display; Gift Shop; Education; Tours; Exhibits</text:p>
          </table:table-cell>
          <table:table-cell table:number-columns-repeated="2"/>
          <table:table-cell office:value-type="string" calcext:value-type="string">
            <text:p>Entertainment; Shopping</text:p>
          </table:table-cell>
          <table:table-cell/>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Koorie Heritage Trust</text:p>
          </table:table-cell>
          <table:table-cell office:value-type="string" calcext:value-type="string">
            <text:p>Intangible Associations; Art Work; Structure</text:p>
          </table:table-cell>
          <table:table-cell office:value-type="string" calcext:value-type="string">
            <text:p>Federation Square</text:p>
          </table:table-cell>
          <table:table-cell table:formula="of:=CONCATENATE([.AE74];&quot;, &quot;;[.F74])" office:value-type="string" office:string-value="Federation Square, " calcext:value-type="string">
            <text:p>Federation Square, </text:p>
          </table:table-cell>
          <table:table-cell office:value-type="string" calcext:value-type="string">
            <text:p>-37.8179789,144.9690576</text:p>
          </table:table-cell>
          <table:table-cell table:formula="of:=LEFT([.AG74];FIND(&quot;,&quot;;[.AG74])-1)" office:value-type="string" office:string-value="-37.8179789" calcext:value-type="string">
            <text:p>-37.8179789</text:p>
          </table:table-cell>
          <table:table-cell table:formula="of:=RIGHT([.AG74];FIND(&quot;,&quot;;[.AG74])-1)" office:value-type="string" office:string-value="144.9690576" calcext:value-type="string">
            <text:p>144.9690576</text:p>
          </table:table-cell>
        </table:table-row>
        <table:table-row table:style-name="ro1">
          <table:table-cell office:value-type="float" office:value="76" calcext:value-type="float">
            <text:p>76</text:p>
          </table:table-cell>
          <table:table-cell office:value-type="string" calcext:value-type="string">
            <text:p>Celebrate Indigenous Melbourne - The Atrium, Federation Square</text:p>
          </table:table-cell>
          <table:table-cell office:value-type="string" calcext:value-type="string">
            <text:p>Tjanabi is the only indigenous owned restaurant in Melbourne, which closed its doors in December 2010. Tjanabi was owned by Carolyn Briggs, a Boon wurrung elder, whose ancestors hunted kangaroo and eel and gathered yams around this area. Aunty Carolyn has devoted her life to the cause and culture of her people and has inherited traditional and customary responsibilities associated with her country. The Indigenous presence at Federation Square has recently been revived by the opening there of new premises for the Koorie Heritage Trust.</text:p>
          </table:table-cell>
          <table:table-cell office:value-type="string" calcext:value-type="string">
            <text:p>Tjanabi was the only Aboriginal owned and run restaurant in Melbourne before it closed its doors in December 2010, but the Koorie Heritage Trust has recently moved to new premises at the Atrium. <text:s/></text:p>
          </table:table-cell>
          <table:table-cell table:number-columns-repeated="2"/>
          <table:table-cell office:value-type="string" calcext:value-type="string">
            <text:p>Building</text:p>
          </table:table-cell>
          <table:table-cell office:value-type="string" calcext:value-type="string">
            <text:p>Cuisine</text:p>
          </table:table-cell>
          <table:table-cell table:number-columns-repeated="2"/>
          <table:table-cell office:value-type="string" calcext:value-type="string">
            <text:p>Food</text:p>
          </table:table-cell>
          <table:table-cell/>
          <table:table-cell office:value-type="string" calcext:value-type="string">
            <text:p>Boon Wurrung</text:p>
          </table:table-cell>
          <table:table-cell office:value-type="string" calcext:value-type="string">
            <text:p>None Recorded</text:p>
          </table:table-cell>
          <table:table-cell office:value-type="string" calcext:value-type="string">
            <text:p>Kulin Nation</text:p>
          </table:table-cell>
          <table:table-cell office:value-type="string" calcext:value-type="string">
            <text:p>City of Melbourne 2015, Celebrate Indigenous Melbourne, City of Melbourne; Dani Vallent 2007, Tjanabi, The Age; Melbourne Food and Wine Festival 2012, Aunty Carolyn Briggs, Melbourne Food and Wine Festival</text:p>
          </table:table-cell>
          <table:table-cell office:value-type="string" calcext:value-type="string">
            <text:p>Web</text:p>
          </table:table-cell>
          <table:table-cell table:number-columns-repeated="2"/>
          <table:table-cell office:value-type="string" calcext:value-type="string">
            <text:p>Carolyn Briggs</text:p>
          </table:table-cell>
          <table:table-cell office:value-type="string" calcext:value-type="string">
            <text:p>Female</text:p>
          </table:table-cell>
          <table:table-cell table:number-columns-repeated="2"/>
          <table:table-cell office:value-type="string" calcext:value-type="string">
            <text:p>None Recorded</text:p>
          </table:table-cell>
          <table:table-cell table:number-columns-repeated="2"/>
          <table:table-cell office:value-type="string" calcext:value-type="string">
            <text:p>Tjanabi</text:p>
          </table:table-cell>
          <table:table-cell office:value-type="string" calcext:value-type="string">
            <text:p>None Recoded</text:p>
          </table:table-cell>
          <table:table-cell office:value-type="string" calcext:value-type="string">
            <text:p>Federation Square</text:p>
          </table:table-cell>
          <table:table-cell office:value-type="string" calcext:value-type="string">
            <text:p>Structure</text:p>
          </table:table-cell>
          <table:table-cell office:value-type="string" calcext:value-type="string">
            <text:p>Federation Square</text:p>
          </table:table-cell>
          <table:table-cell table:formula="of:=CONCATENATE([.AE75];&quot;, &quot;;[.F75])" office:value-type="string" office:string-value="Federation Square, " calcext:value-type="string">
            <text:p>Federation Square, </text:p>
          </table:table-cell>
          <table:table-cell office:value-type="string" calcext:value-type="string">
            <text:p>-37.8179789,144.9690576</text:p>
          </table:table-cell>
          <table:table-cell table:formula="of:=LEFT([.AG75];FIND(&quot;,&quot;;[.AG75])-1)" office:value-type="string" office:string-value="-37.8179789" calcext:value-type="string">
            <text:p>-37.8179789</text:p>
          </table:table-cell>
          <table:table-cell table:formula="of:=RIGHT([.AG75];FIND(&quot;,&quot;;[.AG75])-1)" office:value-type="string" office:string-value="144.9690576" calcext:value-type="string">
            <text:p>144.9690576</text:p>
          </table:table-cell>
        </table:table-row>
        <table:table-row table:style-name="ro1">
          <table:table-cell office:value-type="float" office:value="77" calcext:value-type="float">
            <text:p>77</text:p>
          </table:table-cell>
          <table:table-cell office:value-type="string" calcext:value-type="string">
            <text:p>Celebrate Indigenous Melbourne - Federation Square (Melbourne Visitor's Centre)</text:p>
          </table:table-cell>
          <table:table-cell office:value-type="string" calcext:value-type="string">
            <text:p>For more iMelbourne Visitors Centre at Federation Square provides information on Indigenous experiences in Melbourne and Victoria through a full range of brochures and personal advice, or the website www.thatsmelbourne.com.au/IndigenousMelbourne</text:p>
          </table:table-cell>
          <table:table-cell office:value-type="string" calcext:value-type="string">
            <text:p>Centre for information about Aboriginal Melbourne. </text:p>
          </table:table-cell>
          <table:table-cell table:number-columns-repeated="2"/>
          <table:table-cell office:value-type="string" calcext:value-type="string">
            <text:p>Building</text:p>
          </table:table-cell>
          <table:table-cell office:value-type="string" calcext:value-type="string">
            <text:p>Information; Education</text:p>
          </table:table-cell>
          <table:table-cell table:number-columns-repeated="4"/>
          <table:table-cell table:number-columns-repeated="3" office:value-type="string" calcext:value-type="string">
            <text:p>None Recorded</text:p>
          </table:table-cell>
          <table:table-cell office:value-type="string" calcext:value-type="string">
            <text:p>City of Melbourne 2015, Celebrate Indigenous Melbourne, City of Melbourne</text:p>
          </table:table-cell>
          <table:table-cell office:value-type="string" calcext:value-type="string">
            <text:p>Web</text:p>
          </table:table-cell>
          <table:table-cell office:value-type="string" calcext:value-type="string">
            <text:p>https://www.melbourne.vic.gov.au/AboutMelbourne/indigenousculture/Documents/Celebrate_Indigenous_Melbourne.pdf</text:p>
          </table:table-cell>
          <table:table-cell table:number-columns-repeated="5"/>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Federation Square</text:p>
          </table:table-cell>
          <table:table-cell office:value-type="string" calcext:value-type="string">
            <text:p>Structure</text:p>
          </table:table-cell>
          <table:table-cell office:value-type="string" calcext:value-type="string">
            <text:p>Federation Square</text:p>
          </table:table-cell>
          <table:table-cell table:formula="of:=CONCATENATE([.AE76];&quot;, &quot;;[.F76])" office:value-type="string" office:string-value="Federation Square, " calcext:value-type="string">
            <text:p>Federation Square, </text:p>
          </table:table-cell>
          <table:table-cell office:value-type="string" calcext:value-type="string">
            <text:p>-37.8179789,144.9690576</text:p>
          </table:table-cell>
          <table:table-cell table:formula="of:=LEFT([.AG76];FIND(&quot;,&quot;;[.AG76])-1)" office:value-type="string" office:string-value="-37.8179789" calcext:value-type="string">
            <text:p>-37.8179789</text:p>
          </table:table-cell>
          <table:table-cell table:formula="of:=RIGHT([.AG76];FIND(&quot;,&quot;;[.AG76])-1)" office:value-type="string" office:string-value="144.9690576" calcext:value-type="string">
            <text:p>144.9690576</text:p>
          </table:table-cell>
        </table:table-row>
        <table:table-row table:style-name="ro1">
          <table:table-cell office:value-type="float" office:value="78" calcext:value-type="float">
            <text:p>78</text:p>
          </table:table-cell>
          <table:table-cell office:value-type="string" calcext:value-type="string">
            <text:p>Sculpture - Painted Poles</text:p>
          </table:table-cell>
          <table:table-cell office:value-type="string" calcext:value-type="string">
            <text:p>This sculpture by Indigenous artists Maree Clarke and Sonja Hodge features three poles that have been painted with the Rainbow Serpent design and with native Australian animals. The work references Jennifer McCarthy's similar three poles sited outside the State Library of Victoria. The work was part of the Swanston Street Walk Public Art Project and is not considered permanent. </text:p>
          </table:table-cell>
          <table:table-cell office:value-type="string" calcext:value-type="string">
            <text:p>Three poles dipicting the Rainbow Serpent and other native Australian animals. </text:p>
          </table:table-cell>
          <table:table-cell table:number-columns-repeated="2"/>
          <table:table-cell office:value-type="string" calcext:value-type="string">
            <text:p>Contemporary Art; Cultural Tour</text:p>
          </table:table-cell>
          <table:table-cell office:value-type="string" calcext:value-type="string">
            <text:p>Art Display</text:p>
          </table:table-cell>
          <table:table-cell table:number-columns-repeated="2"/>
          <table:table-cell office:value-type="string" calcext:value-type="string">
            <text:p>Entertainment</text:p>
          </table:table-cell>
          <table:table-cell/>
          <table:table-cell table:number-columns-repeated="3" office:value-type="string" calcext:value-type="string">
            <text:p>None Recorded</text:p>
          </table:table-cell>
          <table:table-cell office:value-type="string" calcext:value-type="string">
            <text:p>City of Melbourne 2015, Aboriginal Outdoor Art Installation; City of Melbourne 2015, Aboriginal Melbourne, City of Melbourne</text:p>
          </table:table-cell>
          <table:table-cell office:value-type="string" calcext:value-type="string">
            <text:p>Internal Document; Web </text:p>
          </table:table-cell>
          <table:table-cell office:value-type="string" calcext:value-type="string">
            <text:p>http://melbourne.vic.gov.au/indigenousmelbourne</text:p>
          </table:table-cell>
          <table:table-cell/>
          <table:table-cell office:value-type="string" calcext:value-type="string">
            <text:p>Maree Clarke</text:p>
          </table:table-cell>
          <table:table-cell office:value-type="string" calcext:value-type="string">
            <text:p>Female</text:p>
          </table:table-cell>
          <table:table-cell office:value-type="string" calcext:value-type="string">
            <text:p>Sonja Hodge</text:p>
          </table:table-cell>
          <table:table-cell office:value-type="string" calcext:value-type="string">
            <text:p>Fe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State Library</text:p>
          </table:table-cell>
          <table:table-cell office:value-type="string" calcext:value-type="string">
            <text:p>Art Work; Intangible Associations; Structure</text:p>
          </table:table-cell>
          <table:table-cell office:value-type="string" calcext:value-type="string">
            <text:p>City Square, Swanston Street</text:p>
          </table:table-cell>
          <table:table-cell table:formula="of:=CONCATENATE([.AE77];&quot;, &quot;;[.F77])" office:value-type="string" office:string-value="City Square, Swanston Street, " calcext:value-type="string">
            <text:p>City Square, Swanston Street, </text:p>
          </table:table-cell>
          <table:table-cell office:value-type="string" calcext:value-type="string">
            <text:p>-37.8159337,144.9665161</text:p>
          </table:table-cell>
          <table:table-cell table:formula="of:=LEFT([.AG77];FIND(&quot;,&quot;;[.AG77])-1)" office:value-type="string" office:string-value="-37.8159337" calcext:value-type="string">
            <text:p>-37.8159337</text:p>
          </table:table-cell>
          <table:table-cell table:formula="of:=RIGHT([.AG77];FIND(&quot;,&quot;;[.AG77])-1)" office:value-type="string" office:string-value="144.9665161" calcext:value-type="string">
            <text:p>144.9665161</text:p>
          </table:table-cell>
        </table:table-row>
        <table:table-row table:style-name="ro1">
          <table:table-cell office:value-type="float" office:value="79" calcext:value-type="float">
            <text:p>79</text:p>
          </table:table-cell>
          <table:table-cell office:value-type="string" calcext:value-type="string">
            <text:p>Sculpture - Electric Supply Box D</text:p>
          </table:table-cell>
          <table:table-cell office:value-type="string" calcext:value-type="string">
            <text:p>Enamel paint - Artwork consisting of a painting representing Batman's house on the electricity box and a mosaic in the footpath at the base of the electricity box representing the totems of Wurundjeri and the Bunurong people.</text:p>
          </table:table-cell>
          <table:table-cell office:value-type="string" calcext:value-type="string">
            <text:p>Painting representing Batman's house on the electricity box and a mosaic representing the totems of Wurundjeri and the Bunurong people.</text:p>
          </table:table-cell>
          <table:table-cell table:number-columns-repeated="2"/>
          <table:table-cell office:value-type="string" calcext:value-type="string">
            <text:p>Contemporary Art; Cultural Tour</text:p>
          </table:table-cell>
          <table:table-cell office:value-type="string" calcext:value-type="string">
            <text:p>Art Display</text:p>
          </table:table-cell>
          <table:table-cell table:number-columns-repeated="2"/>
          <table:table-cell office:value-type="string" calcext:value-type="string">
            <text:p>Entertainment</text:p>
          </table:table-cell>
          <table:table-cell/>
          <table:table-cell office:value-type="string" calcext:value-type="string">
            <text:p>Woi Wurrung; Bunurong</text:p>
          </table:table-cell>
          <table:table-cell office:value-type="string" calcext:value-type="string">
            <text:p>Wurundjeri</text:p>
          </table:table-cell>
          <table:table-cell office:value-type="string" calcext:value-type="string">
            <text:p>Kulin Nation</text:p>
          </table:table-cell>
          <table:table-cell table:number-columns-repeated="4"/>
          <table:table-cell office:value-type="string" calcext:value-type="string">
            <text:p>Lisa Kennedy</text:p>
          </table:table-cell>
          <table:table-cell office:value-type="string" calcext:value-type="string">
            <text:p>Female</text:p>
          </table:table-cell>
          <table:table-cell office:value-type="string" calcext:value-type="string">
            <text:p>John Batm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table:table-cell office:value-type="string" calcext:value-type="string">
            <text:p>Art Work; Intangible Associations; Structure</text:p>
          </table:table-cell>
          <table:table-cell/>
          <table:table-cell table:formula="of:=CONCATENATE([.AE78];&quot;, &quot;;[.F78])" office:value-type="string" office:string-value=", " calcext:value-type="string">
            <text:p>, </text:p>
          </table:table-cell>
          <table:table-cell/>
          <table:table-cell table:formula="of:=LEFT([.AG78];FIND(&quot;,&quot;;[.AG78])-1)" office:value-type="string" office:string-value="" calcext:value-type="error">
            <text:p>#VALUE!</text:p>
          </table:table-cell>
          <table:table-cell table:formula="of:=RIGHT([.AG78];FIND(&quot;,&quot;;[.AG78])-1)" office:value-type="string" office:string-value="" calcext:value-type="error">
            <text:p>#VALUE!</text:p>
          </table:table-cell>
        </table:table-row>
        <table:table-row table:style-name="ro1">
          <table:table-cell office:value-type="float" office:value="80" calcext:value-type="float">
            <text:p>80</text:p>
          </table:table-cell>
          <table:table-cell office:value-type="string" calcext:value-type="string">
            <text:p>Another View Walking Trail 1 - Parliament House mosaic</text:p>
          </table:table-cell>
          <table:table-cell office:value-type="string" calcext:value-type="string">
            <text:p>The natural environment of this site was a wyebo bunnul (small hill) with underground springs, hence the name Spring Street. This was the site where the Wunrundjeri people performed to the white man for the first time their great national dance Ngargee. The performance was at night and was the Aboriginal contribution to the festivities held earlier in the day to commemmorate the birthday of William IV on 21 August 1836. The mosaic pavement piece is an interpretation of the painting 'Ceremony' (c1890) by William Barak, the last headman of the Woiworung people. The corroboree figures signify this site as a traditional ceremonial ground and meeting place for the people of the Kulin nation. The Rainbow Serpent swallowing its tail symbolises the commencement and completion of the 'Another View' Walking Trail. This is one of several public artworks commissioned for the Another View walking trail, only some of which remain. The trail was created to recognise the shared history of particular city sites. Located outside Parliament House, this paving inlay uses Ceremony, a painting created during the 1890's by Wurundjeri ngungareta (headman) William Barak, to reference the past of this site as a traditional ceremonial ground and a meeting place for the people of the Kulin Nation. </text:p>
          </table:table-cell>
          <table:table-cell office:value-type="string" calcext:value-type="string">
            <text:p>An interpretation of the artwork 'Ceremony' by William Barak. </text:p>
          </table:table-cell>
          <table:table-cell table:number-columns-repeated="2"/>
          <table:table-cell office:value-type="string" calcext:value-type="string">
            <text:p>Corroboree Location; Meeting Place</text:p>
          </table:table-cell>
          <table:table-cell office:value-type="string" calcext:value-type="string">
            <text:p>Art Display</text:p>
          </table:table-cell>
          <table:table-cell table:number-columns-repeated="2"/>
          <table:table-cell office:value-type="string" calcext:value-type="string">
            <text:p>Entertainment</text:p>
          </table:table-cell>
          <table:table-cell office:value-type="string" calcext:value-type="string">
            <text:p>Pre-contact; 19th Century; 20th Century</text:p>
          </table:table-cell>
          <table:table-cell office:value-type="string" calcext:value-type="string">
            <text:p>Woiworung </text:p>
          </table:table-cell>
          <table:table-cell office:value-type="string" calcext:value-type="string">
            <text:p>Wurundjeri</text:p>
          </table:table-cell>
          <table:table-cell office:value-type="string" calcext:value-type="string">
            <text:p><text:s/>Kulin Nation</text:p>
          </table:table-cell>
          <table:table-cell office:value-type="string" calcext:value-type="string">
            <text:p>Ray Thomas, Megan Evans and Robert Mate Mate c. 1994, Another View Walking Trail: Pathway of the Ranbow Serpent, City of Melbourne, Melbourne</text:p>
          </table:table-cell>
          <table:table-cell office:value-type="string" calcext:value-type="string">
            <text:p>Pamphlet/Brochure</text:p>
          </table:table-cell>
          <table:table-cell table:number-columns-repeated="2"/>
          <table:table-cell office:value-type="string" calcext:value-type="string">
            <text:p>William Barak; Ray Thomas</text:p>
          </table:table-cell>
          <table:table-cell office:value-type="string" calcext:value-type="string">
            <text:p>Male</text:p>
          </table:table-cell>
          <table:table-cell office:value-type="string" calcext:value-type="string">
            <text:p>William IV</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gungareta; Wyebo Bunnul; Ngargee</text:p>
          </table:table-cell>
          <table:table-cell office:value-type="string" calcext:value-type="string">
            <text:p>Headman; small hill; national dance</text:p>
          </table:table-cell>
          <table:table-cell office:value-type="string" calcext:value-type="string">
            <text:p>Parliament House</text:p>
          </table:table-cell>
          <table:table-cell office:value-type="string" calcext:value-type="string">
            <text:p>Intangible Associations; Structure; Possible Archaeological Deposits; Art Work</text:p>
          </table:table-cell>
          <table:table-cell office:value-type="string" calcext:value-type="string">
            <text:p>Parliament House, Spring Street</text:p>
          </table:table-cell>
          <table:table-cell table:formula="of:=CONCATENATE([.AE79];&quot;, &quot;;[.F79])" office:value-type="string" office:string-value="Parliament House, Spring Street, " calcext:value-type="string">
            <text:p>Parliament House, Spring Street, </text:p>
          </table:table-cell>
          <table:table-cell office:value-type="string" calcext:value-type="string">
            <text:p>-37.8110469,144.973821</text:p>
          </table:table-cell>
          <table:table-cell table:formula="of:=LEFT([.AG79];FIND(&quot;,&quot;;[.AG79])-1)" office:value-type="string" office:string-value="-37.8110469" calcext:value-type="string">
            <text:p>-37.8110469</text:p>
          </table:table-cell>
          <table:table-cell table:formula="of:=RIGHT([.AG79];FIND(&quot;,&quot;;[.AG79])-1)" office:value-type="string" office:string-value=",144.973821" calcext:value-type="string">
            <text:p>,144.973821</text:p>
          </table:table-cell>
        </table:table-row>
        <table:table-row table:style-name="ro1">
          <table:table-cell office:value-type="float" office:value="81" calcext:value-type="float">
            <text:p>81</text:p>
          </table:table-cell>
          <table:table-cell office:value-type="string" calcext:value-type="string">
            <text:p>Another View Walking Trail 17 - Georges Fountain</text:p>
          </table:table-cell>
          <table:table-cell office:value-type="string" calcext:value-type="string">
            <text:p>This is one of several public artworks commissioned for the Another View walking trail. The seven brass figures are an interpretation of the Karak Goruk (Seven Sisters), daughters of Bunjil - the Eagle man - and Ganawarra, the Black Swan woman. They bought light and fire and were associated with water. they represented the seven colours of the rainbow and performed as the messengers for ceremonies. The inlayed figures represent the seven colours of the rainbow and are placed in juxtaposition to the Georges' Fountain, near the corner of Russell St. </text:p>
          </table:table-cell>
          <table:table-cell office:value-type="string" calcext:value-type="string">
            <text:p>An artistic representation of the Seven Sisters, daughters of Bunjil and Ganawarra</text:p>
          </table:table-cell>
          <table:table-cell table:number-columns-repeated="2"/>
          <table:table-cell office:value-type="string" calcext:value-type="string">
            <text:p>Contemporary Art; Walking Tour; Memorial</text:p>
          </table:table-cell>
          <table:table-cell office:value-type="string" calcext:value-type="string">
            <text:p>Dreamtime Stories; Art</text:p>
          </table:table-cell>
          <table:table-cell table:number-columns-repeated="2"/>
          <table:table-cell office:value-type="string" calcext:value-type="string">
            <text:p>Entertainment</text:p>
          </table:table-cell>
          <table:table-cell office:value-type="string" calcext:value-type="string">
            <text:p>20th century</text:p>
          </table:table-cell>
          <table:table-cell table:number-columns-repeated="3" office:value-type="string" calcext:value-type="string">
            <text:p>None Recorded</text:p>
          </table:table-cell>
          <table:table-cell office:value-type="string" calcext:value-type="string">
            <text:p>Ray Thomas, Megan Evans and Robert Mate Mate c. 1994, Another View Walking Trail: Pathway of the Ranbow Serpent, City of Melbourne, Melbourne</text:p>
          </table:table-cell>
          <table:table-cell office:value-type="string" calcext:value-type="string">
            <text:p>Pamphlet/Brochure</text:p>
          </table:table-cell>
          <table:table-cell table:number-columns-repeated="2"/>
          <table:table-cell office:value-type="string" calcext:value-type="string">
            <text:p>Karak Goruk; Bunjil; Ganawarra; Ray Thomas</text:p>
          </table:table-cell>
          <table:table-cell office:value-type="string" calcext:value-type="string">
            <text:p>Female; 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George's Fountain</text:p>
          </table:table-cell>
          <table:table-cell office:value-type="string" calcext:value-type="string">
            <text:p>Intangible Associarions; Art Work</text:p>
          </table:table-cell>
          <table:table-cell office:value-type="string" calcext:value-type="string">
            <text:p>Georges Fountain, Russell St</text:p>
          </table:table-cell>
          <table:table-cell table:formula="of:=CONCATENATE([.AE80];&quot;, &quot;;[.F80])" office:value-type="string" office:string-value="Georges Fountain, Russell St, " calcext:value-type="string">
            <text:p>Georges Fountain, Russell St, </text:p>
          </table:table-cell>
          <table:table-cell office:value-type="string" calcext:value-type="string">
            <text:p>-38.0217159,145.3060067</text:p>
          </table:table-cell>
          <table:table-cell table:formula="of:=LEFT([.AG80];FIND(&quot;,&quot;;[.AG80])-1)" office:value-type="string" office:string-value="-38.0217159" calcext:value-type="string">
            <text:p>-38.0217159</text:p>
          </table:table-cell>
          <table:table-cell table:formula="of:=RIGHT([.AG80];FIND(&quot;,&quot;;[.AG80])-1)" office:value-type="string" office:string-value="145.3060067" calcext:value-type="string">
            <text:p>145.3060067</text:p>
          </table:table-cell>
        </table:table-row>
        <table:table-row table:style-name="ro1">
          <table:table-cell office:value-type="float" office:value="82" calcext:value-type="float">
            <text:p>82</text:p>
          </table:table-cell>
          <table:table-cell office:value-type="string" calcext:value-type="string">
            <text:p>Birrarung Wilam [Common Ground] (Sculpture)</text:p>
          </table:table-cell>
          <table:table-cell office:value-type="string" calcext:value-type="string">
            <text:p>Birrawrung Wilam - meaning river camp - is an environmental art project made up of several interrelated elements that celebrate the physical and spiritual connections betwen Indigenous people and place. The philosophy underlying the work is gulpa ngawul, a Yorta Yorta word that most closely translates as 'deep listening'. Accordingly this work by Indigenous artists Vicki Couzens, Lee Darroch and Treahna Hamm honours the traditions of the nations throughtout Victoria, Particularly those of the Wurundjeri and Boonwerrung, on whose country the city and greater Melbourne is located. Birrarung Wilam listens to and commemorates cultural knowledge, stories and practices, revitalising them through the reinterpretation of tradition and the site. The central component of the work is the mound campsite or puulwuurn, supported by an eel pathway, two message sticks, five shields, a group of ancestor stones, interpretative panels, water vessels and an audio installation. The mound campsite is a contemporary recreation of a sitting place, an element central to Aboriginal cultural life; significant artefacts from Aboriginal groups around Victoria have been interred into the mound. The carved hardwood message sticks stand at the sites eastern and western ends, representing the Wurundjeri/woi wurrung and Boonwerrung people, respectively, and welcoming visitors onto the site in a gesture of reconcilliation. The eel path refers to a primary food source, trapped as they were near the shallow waterfalls that once separated the freshwater river from the salty bay water, not far from this site. The five large metal sheilds along the riverfront stand in complementary opposition to the feminine form of the mound campsite. on the southern side of the ArtPlay building, etched-metal panels, resembling possum-skin cloaks, intrepret each element of Birrarung Wilam and are augmented by a sound installation of Indigenous voices. the large, carved ancestor stones are placed to form a semi-circular performance area, a place where ceremonial and cultural practices can continue to keep the connection to land vibrant. As a Commemorative Place Art Commission, Birrarung Wilam was jointly funded by the City of Melbourne and Victorian government. From 2006 to 2009 Banmirra artists Vicki Couzens and Lee Darroch collaborated with Treahna Hamm to create the Birrarung Wilam Commemorative Place site. The site pays due respect to the Victorian Aboriginal Ancestors who have gone before us and their struggle. <text:s/>Birrarung Wilam is a place for all of Victoria to come to reflect on the past and move on with the future.</text:p>
          </table:table-cell>
          <table:table-cell office:value-type="string" calcext:value-type="string">
            <text:p>An environmental project that celebrates the physical and spiritual links between Aboriginal People and their land. </text:p>
          </table:table-cell>
          <table:table-cell table:number-columns-repeated="2"/>
          <table:table-cell office:value-type="string" calcext:value-type="string">
            <text:p>Contemporary Art; Aboriginal Named Area</text:p>
          </table:table-cell>
          <table:table-cell office:value-type="string" calcext:value-type="string">
            <text:p>Art Display; Walking</text:p>
          </table:table-cell>
          <table:table-cell table:number-columns-repeated="2"/>
          <table:table-cell office:value-type="string" calcext:value-type="string">
            <text:p>Entertainment</text:p>
          </table:table-cell>
          <table:table-cell office:value-type="string" calcext:value-type="string">
            <text:p>21st century</text:p>
          </table:table-cell>
          <table:table-cell office:value-type="string" calcext:value-type="string">
            <text:p><text:s/>Woi Wurrung; Boonwerrung</text:p>
          </table:table-cell>
          <table:table-cell office:value-type="string" calcext:value-type="string">
            <text:p>Wurundjeri; Yorta Yorta</text:p>
          </table:table-cell>
          <table:table-cell office:value-type="string" calcext:value-type="string">
            <text:p>Kulin Nation</text:p>
          </table:table-cell>
          <table:table-cell office:value-type="string" calcext:value-type="string">
            <text:p>City of Melbourne 2015, Aboriginal Outdoor Art Installation; Banmirra Arts Inc 2015, Birrarung Wilam Commemmorative Place Launch, Banmirra Arts Inc.</text:p>
          </table:table-cell>
          <table:table-cell office:value-type="string" calcext:value-type="string">
            <text:p>Internal Document; Web</text:p>
          </table:table-cell>
          <table:table-cell office:value-type="string" calcext:value-type="string">
            <text:p>http://www.banmirra.org.au/birrarung-wilam/</text:p>
          </table:table-cell>
          <table:table-cell/>
          <table:table-cell office:value-type="string" calcext:value-type="string">
            <text:p>Vicki Couzens; Lee Darroch; Treahna Hamm.</text:p>
          </table:table-cell>
          <table:table-cell office:value-type="string" calcext:value-type="string">
            <text:p>Male/Female</text:p>
          </table:table-cell>
          <table:table-cell table:number-columns-repeated="2"/>
          <table:table-cell office:value-type="string" calcext:value-type="string">
            <text:p>None Recorded</text:p>
          </table:table-cell>
          <table:table-cell table:number-columns-repeated="2"/>
          <table:table-cell office:value-type="string" calcext:value-type="string">
            <text:p>Gulpa Ngawul; puulwuurn</text:p>
          </table:table-cell>
          <table:table-cell office:value-type="string" calcext:value-type="string">
            <text:p>Deep Listening; Mound Campsite</text:p>
          </table:table-cell>
          <table:table-cell/>
          <table:table-cell office:value-type="string" calcext:value-type="string">
            <text:p>Possible Archaeological Deposits; Art Work; Intangible Associations </text:p>
          </table:table-cell>
          <table:table-cell office:value-type="string" calcext:value-type="string">
            <text:p>Federation Square</text:p>
          </table:table-cell>
          <table:table-cell table:formula="of:=CONCATENATE([.AE81];&quot;, &quot;;[.F81])" office:value-type="string" office:string-value="Federation Square, " calcext:value-type="string">
            <text:p>Federation Square, </text:p>
          </table:table-cell>
          <table:table-cell office:value-type="string" calcext:value-type="string">
            <text:p>-37.8179789,144.9690576</text:p>
          </table:table-cell>
          <table:table-cell table:formula="of:=LEFT([.AG81];FIND(&quot;,&quot;;[.AG81])-1)" office:value-type="string" office:string-value="-37.8179789" calcext:value-type="string">
            <text:p>-37.8179789</text:p>
          </table:table-cell>
          <table:table-cell table:formula="of:=RIGHT([.AG81];FIND(&quot;,&quot;;[.AG81])-1)" office:value-type="string" office:string-value="144.9690576" calcext:value-type="string">
            <text:p>144.9690576</text:p>
          </table:table-cell>
        </table:table-row>
        <table:table-row table:style-name="ro1">
          <table:table-cell office:value-type="float" office:value="83" calcext:value-type="float">
            <text:p>83</text:p>
          </table:table-cell>
          <table:table-cell office:value-type="string" calcext:value-type="string">
            <text:p>Scar: A Stolen Vision (Sculpture)</text:p>
          </table:table-cell>
          <table:table-cell office:value-type="string" calcext:value-type="string">
            <text:p>Artistic director Kimba Thompson brought together seven visual artists to create contemporary works that convey tradition and underscore continuity with past practices. Karen Casey, Craig Charles, Glenn Romanis, Maree Clarke, Ray Thomas, Ricardo Idagi and Treahna Hamm worked on 30 pier poles recycled from the docklands project along the Yarra, Carving, burning, painting, and reshaping the poles, the artists impart stories relating to their culture, people and history through their own distictive art practices - essentially modern forms of tree scarring. Tree scarring refers to the process of the removal of bark for the purpose of making canoes, coolamons and shields, but also for more sacred purposes, such as the marking of a burial site. Scar tree's are significant cultural artefacts that not only mark the historical presence of Aboriginal people in Australia, but are vectors for cultural identity, essential in establishing pre-contact occupation of an area and important in understanding traditional culture and practices. The installation symbolises a land scape marked by scared trees, articulating the presence of Indigenous people and their connection to country. The term 'scar' links with wounds, healing and memory - concepts embodied in the work. Scar was commissioned by the City of Melbourne as part of Federation events in Victoria, and was co-founded by Arts Victoria and the state government. It was first displayed in City Square in March 2001, at which time in included a soundscape by Lou Bennett and Peter Mumme, which layered the histories and communities of the scar poles with sounds that mimicked their production. the poles were relocated to Enterprize Park in 2003. </text:p>
          </table:table-cell>
          <table:table-cell office:value-type="string" calcext:value-type="string">
            <text:p>An artwork incorporating seven visual artists to create contemporary works that convey tradition and underscore continuity with past practices</text:p>
          </table:table-cell>
          <table:table-cell table:number-columns-repeated="2"/>
          <table:table-cell office:value-type="string" calcext:value-type="string">
            <text:p>Contemporary Art; Cultural Tour; Memorial</text:p>
          </table:table-cell>
          <table:table-cell office:value-type="string" calcext:value-type="string">
            <text:p>Art Display; Walking</text:p>
          </table:table-cell>
          <table:table-cell office:value-type="string" calcext:value-type="string">
            <text:p>2001; 2003</text:p>
          </table:table-cell>
          <table:table-cell/>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Aboriginal Outdoor Art Installation; City of Melbourne 2015, Aboriginal Melbourne, City of Melbourne</text:p>
          </table:table-cell>
          <table:table-cell office:value-type="string" calcext:value-type="string">
            <text:p>Internal Document; Web</text:p>
          </table:table-cell>
          <table:table-cell office:value-type="string" calcext:value-type="string">
            <text:p>http://melbourne.vic.gov.au/indigenousmelbourne</text:p>
          </table:table-cell>
          <table:table-cell/>
          <table:table-cell office:value-type="string" calcext:value-type="string">
            <text:p>Kimba Thompson; Ray Thomas; Glenn Romanis; Treahna Hamm; Ricardo Idigi; Maree Clarke</text:p>
          </table:table-cell>
          <table:table-cell office:value-type="string" calcext:value-type="string">
            <text:p>Male/Female</text:p>
          </table:table-cell>
          <table:table-cell table:number-columns-repeated="2"/>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Enterprise Park</text:p>
          </table:table-cell>
          <table:table-cell office:value-type="string" calcext:value-type="string">
            <text:p>Memorial; Intangible Associations; Artwork</text:p>
          </table:table-cell>
          <table:table-cell office:value-type="string" calcext:value-type="string">
            <text:p>Enterprise Park</text:p>
          </table:table-cell>
          <table:table-cell table:formula="of:=CONCATENATE([.AE82];&quot;, &quot;;[.F82])" office:value-type="string" office:string-value="Enterprise Park, " calcext:value-type="string">
            <text:p>Enterprise Park, </text:p>
          </table:table-cell>
          <table:table-cell office:value-type="string" calcext:value-type="string">
            <text:p>-37.8201498,144.9594712</text:p>
          </table:table-cell>
          <table:table-cell table:formula="of:=LEFT([.AG82];FIND(&quot;,&quot;;[.AG82])-1)" office:value-type="string" office:string-value="-37.8201498" calcext:value-type="string">
            <text:p>-37.8201498</text:p>
          </table:table-cell>
          <table:table-cell table:formula="of:=RIGHT([.AG82];FIND(&quot;,&quot;;[.AG82])-1)" office:value-type="string" office:string-value="144.9594712" calcext:value-type="string">
            <text:p>144.9594712</text:p>
          </table:table-cell>
        </table:table-row>
        <table:table-row table:style-name="ro1">
          <table:table-cell office:value-type="float" office:value="84" calcext:value-type="float">
            <text:p>84</text:p>
          </table:table-cell>
          <table:table-cell office:value-type="string" calcext:value-type="string">
            <text:p>The Travellers (Sculpture)</text:p>
          </table:table-cell>
          <table:table-cell office:value-type="string" calcext:value-type="string">
            <text:p>The Travellers celebrates Indigenous presence and the meeting of cultures through migration. It comprises 10 large-scale sculptures, each approximately 7.5 metres tall and collectively incorporating 3.7 kilometres of stainless steel. Nine of the 10 figures are motorised and at regular intervals move along the length of Sandridge Bridge. Designed <text:s/>by Beirut-based artist Nadim, Karam, The Travellers tells a history of migration to Australia. Each of the 10 Figures comprising the work represents a phase of arrival, as historian James Jupp has defined these. The figures, graphic and abstracted in form, are Gayip (Aboriginal period); First Settler (convict period); Melbourne Beauty (gold rushes); Walker and His Tucker Bag (assisted migration); Shelter (displaced persons), Urban Wheel (European migration); Running Couple (refugees); Butterfly Girl (Asian and Middle Eastern migration); Technoman (students and proffessionals); and Walking Sun (Multiculturalism). Below the figures, a series of etched glass panels stretch across the bridge, a component in this history of migration to Australia. Gayip is the ceremonial meeting of the different Australian Aboriginal clans, where they would interect with each other through stories, dance, story telling. It was vital for many of their social traditions like marriage, trading, settling disputes etc. Gayip is also used to signify community or gathering. Nadim Karam along with Wurundjeri artist Mandy Nicholson designed this particular sculpture representing the Aboriginal Period. This work was commissioned by the City of Melbourne and the victorian governement, and launched in 2005. <text:s text:c="2"/></text:p>
          </table:table-cell>
          <table:table-cell office:value-type="string" calcext:value-type="string">
            <text:p>A scuplture that celebrates the presence of Aboriginal people and the continuous migration to multicultural Australia. </text:p>
          </table:table-cell>
          <table:table-cell table:number-columns-repeated="2"/>
          <table:table-cell office:value-type="string" calcext:value-type="string">
            <text:p>Contemporary Art; Bulding</text:p>
          </table:table-cell>
          <table:table-cell office:value-type="string" calcext:value-type="string">
            <text:p>Art Display</text:p>
          </table:table-cell>
          <table:table-cell table:number-columns-repeated="2"/>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Aboriginal Outdoor Art Installation; City of Melbourne 2015, Aboriginal Melbourne, City of Melbourne</text:p>
          </table:table-cell>
          <table:table-cell office:value-type="string" calcext:value-type="string">
            <text:p>Internal Document; Web</text:p>
          </table:table-cell>
          <table:table-cell office:value-type="string" calcext:value-type="string">
            <text:p>http://melbourne.vic.gov.au/indigenousmelbourne</text:p>
          </table:table-cell>
          <table:table-cell table:number-columns-repeated="5"/>
          <table:table-cell office:value-type="string" calcext:value-type="string">
            <text:p>None Recorded</text:p>
          </table:table-cell>
          <table:table-cell table:number-columns-repeated="2"/>
          <table:table-cell office:value-type="string" calcext:value-type="string">
            <text:p>Gayip</text:p>
          </table:table-cell>
          <table:table-cell office:value-type="string" calcext:value-type="string">
            <text:p>Ceremonial Meeting</text:p>
          </table:table-cell>
          <table:table-cell office:value-type="string" calcext:value-type="string">
            <text:p>The Travellers', Sandridge Bridge</text:p>
          </table:table-cell>
          <table:table-cell office:value-type="string" calcext:value-type="string">
            <text:p>Intangible Associations; Art Work</text:p>
          </table:table-cell>
          <table:table-cell office:value-type="string" calcext:value-type="string">
            <text:p>Sandridge Bridge</text:p>
          </table:table-cell>
          <table:table-cell table:formula="of:=CONCATENATE([.AE83];&quot;, &quot;;[.F83])" office:value-type="string" office:string-value="Sandridge Bridge, " calcext:value-type="string">
            <text:p>Sandridge Bridge, </text:p>
          </table:table-cell>
          <table:table-cell office:value-type="string" calcext:value-type="string">
            <text:p>-37.8202006,144.9628294</text:p>
          </table:table-cell>
          <table:table-cell table:formula="of:=LEFT([.AG83];FIND(&quot;,&quot;;[.AG83])-1)" office:value-type="string" office:string-value="-37.8202006" calcext:value-type="string">
            <text:p>-37.8202006</text:p>
          </table:table-cell>
          <table:table-cell table:formula="of:=RIGHT([.AG83];FIND(&quot;,&quot;;[.AG83])-1)" office:value-type="string" office:string-value="144.9628294" calcext:value-type="string">
            <text:p>144.9628294</text:p>
          </table:table-cell>
        </table:table-row>
        <table:table-row table:style-name="ro1">
          <table:table-cell office:value-type="float" office:value="85" calcext:value-type="float">
            <text:p>85</text:p>
          </table:table-cell>
          <table:table-cell office:value-type="string" calcext:value-type="string">
            <text:p>Eel Trap (Sculpture)</text:p>
          </table:table-cell>
          <table:table-cell office:value-type="string" calcext:value-type="string">
            <text:p>Fiona Clarke and Ken McKean's Eel Trap is based on the design of a traditional Indigenous eel trap. The plate-steel sculpture is painted red and engraved with Indigenous designs. A local food source, eels were once trapped close to this site, near the shallow waterfals that used to exist downstream, separating the freshwater of the river from the salty water of the bay. Eel Trap was commissioned by the City of Melbourne in 2003. </text:p>
          </table:table-cell>
          <table:table-cell office:value-type="string" calcext:value-type="string">
            <text:p>A sculpture made to celebrate the importance of the eel trap and the eel as a food source in Aboriginal cultural life. </text:p>
          </table:table-cell>
          <table:table-cell table:number-columns-repeated="2"/>
          <table:table-cell office:value-type="string" calcext:value-type="string">
            <text:p>Contemporary Art</text:p>
          </table:table-cell>
          <table:table-cell office:value-type="string" calcext:value-type="string">
            <text:p>Art Display</text:p>
          </table:table-cell>
          <table:table-cell office:value-type="float" office:value="2003" calcext:value-type="float">
            <text:p>2003</text:p>
          </table:table-cell>
          <table:table-cell/>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Aboriginal Outdoor Art Installation </text:p>
          </table:table-cell>
          <table:table-cell office:value-type="string" calcext:value-type="string">
            <text:p>Internal Document </text:p>
          </table:table-cell>
          <table:table-cell table:number-columns-repeated="2"/>
          <table:table-cell office:value-type="string" calcext:value-type="string">
            <text:p>Fiona Clarke</text:p>
          </table:table-cell>
          <table:table-cell office:value-type="string" calcext:value-type="string">
            <text:p>Female</text:p>
          </table:table-cell>
          <table:table-cell office:value-type="string" calcext:value-type="string">
            <text:p>Ken McKean</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Federation Square</text:p>
          </table:table-cell>
          <table:table-cell office:value-type="string" calcext:value-type="string">
            <text:p>Art Work</text:p>
          </table:table-cell>
          <table:table-cell/>
          <table:table-cell table:formula="of:=CONCATENATE([.AE84];&quot;, &quot;;[.F84])" office:value-type="string" office:string-value=", " calcext:value-type="string">
            <text:p>, </text:p>
          </table:table-cell>
          <table:table-cell/>
          <table:table-cell table:formula="of:=LEFT([.AG84];FIND(&quot;,&quot;;[.AG84])-1)" office:value-type="string" office:string-value="" calcext:value-type="error">
            <text:p>#VALUE!</text:p>
          </table:table-cell>
          <table:table-cell table:formula="of:=RIGHT([.AG84];FIND(&quot;,&quot;;[.AG84])-1)" office:value-type="string" office:string-value="" calcext:value-type="error">
            <text:p>#VALUE!</text:p>
          </table:table-cell>
        </table:table-row>
        <table:table-row table:style-name="ro2">
          <table:table-cell office:value-type="float" office:value="86" calcext:value-type="float">
            <text:p>86</text:p>
          </table:table-cell>
          <table:table-cell office:value-type="string" calcext:value-type="string">
            <text:p>Reed Vessel (Sculpture)</text:p>
          </table:table-cell>
          <table:table-cell office:value-type="string" calcext:value-type="string">
            <text:p>Virginia King's Reed Vessel is an 18-metre-long vessel form sitting high above a clear, reflective pool in Docklands Park.The maritime nature of the work acknowledges the history of the site and embraces the themes of migration, passage and survival. The area on which it is located was once extensive tidal wetlands, which provided abundant food and spiritual connections to the area for itsa traditional owners. The basket-like vessel also symbolises a container in which memories are held - memories of the undeveloped site and it's traditional uses, but also of the ocean journeys that have bought early settlers and later generations of migrants to these shores. Reed Vessel's airy, metaphorical form is achieved through the joining of more than 300 stainless steel pieces into a canoe form. It sits upon a cradlecreated by two louvred water screens, down which water gently flows and through which a fine mist is emitted. The screens are etched with the words of Australian writers and poets, quotations related to the river and the sea, to memory and the passing of time. A pedestrian bridge forms part of the work, taking passers-by across the pool and through the base of the cradle. Reed Vessel. The vessel becomes a container of memories, a symbol of distant horizons, spiritual journeys, life, hope and survival. The cladding of Reed Vessel alludes not only to the rib and strake of timber and steel ships but also to tidal flow, woven baskets, riverboat and canoe. The skeletal structure can be referenced as leaf or seed pod, source of food and source of life.Water, symbol of life and the spirit, flows from a reservoir beneath the vessel down the louvred panels to the reflection pool and is recycled. Surplus clean water is released into the Yarra River. Mist machines are placed in the reflection pool. A pedestrian footbridge, fabricated from perforated aluminium planks, passes across the wetland and through the support cradle of the vessel. At either end, the footbridge decking of textured planks is inlaid with castings of endangered wetland fauna: frog, lizard and eel.</text:p>
            <text:p>Materials: Stainless steel, aluminium louvers, recycled plastic decking, aluminium and bronze castings</text:p>
            <text:p/>
          </table:table-cell>
          <table:table-cell office:value-type="string" calcext:value-type="string">
            <text:p>A sculpture that achknowledges the history of the site on which it is located as well as the continuing migration of different cultures to Australia. </text:p>
          </table:table-cell>
          <table:table-cell table:number-columns-repeated="2"/>
          <table:table-cell office:value-type="string" calcext:value-type="string">
            <text:p>Contmeporary Art; Memorial</text:p>
          </table:table-cell>
          <table:table-cell office:value-type="string" calcext:value-type="string">
            <text:p>Art Display; Walking; Recognition</text:p>
          </table:table-cell>
          <table:table-cell table:number-columns-repeated="2"/>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Aboriginal Outdoor Art Installation; City of Melbourne 2015, Aboriginal Melbourne, City of Melbourne; Virgina King 2015, Reed Vessel, Virginia King</text:p>
          </table:table-cell>
          <table:table-cell office:value-type="string" calcext:value-type="string">
            <text:p>Internal Document; Web</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Docklands</text:p>
          </table:table-cell>
          <table:table-cell office:value-type="string" calcext:value-type="string">
            <text:p>Memorial; Artwork; Intangible Associations</text:p>
          </table:table-cell>
          <table:table-cell office:value-type="string" calcext:value-type="string">
            <text:p>Navigation Drive, Docklands</text:p>
          </table:table-cell>
          <table:table-cell table:formula="of:=CONCATENATE([.AE85];&quot;, &quot;;[.F85])" office:value-type="string" office:string-value="Navigation Drive, Docklands, " calcext:value-type="string">
            <text:p>Navigation Drive, Docklands, </text:p>
          </table:table-cell>
          <table:table-cell office:value-type="string" calcext:value-type="string">
            <text:p>-37.7506766,144.9173176</text:p>
          </table:table-cell>
          <table:table-cell table:formula="of:=LEFT([.AG85];FIND(&quot;,&quot;;[.AG85])-1)" office:value-type="string" office:string-value="-37.7506766" calcext:value-type="string">
            <text:p>-37.7506766</text:p>
          </table:table-cell>
          <table:table-cell table:formula="of:=RIGHT([.AG85];FIND(&quot;,&quot;;[.AG85])-1)" office:value-type="string" office:string-value="144.9173176" calcext:value-type="string">
            <text:p>144.9173176</text:p>
          </table:table-cell>
        </table:table-row>
        <table:table-row table:style-name="ro1">
          <table:table-cell office:value-type="float" office:value="87" calcext:value-type="float">
            <text:p>87</text:p>
          </table:table-cell>
          <table:table-cell office:value-type="string" calcext:value-type="string">
            <text:p>Webb Bridge</text:p>
          </table:table-cell>
          <table:table-cell office:value-type="string" calcext:value-type="string">
            <text:p>This Aboriginal "eel trap" pedestrian and cycling bridge was designed and created by Architects Denton Corker Marshal and artist Robert Ownen. The Webb bridge, one of the many bridges that cross the Yarra River, is located on the southern end of the Docklands. The bridge was designed with Aboriginal fishing baskets, fishing traps and drums in mind, along with the winding flow of the Yarra River itself. The bridge was designed by Robert Owen, distinguished Melbourne artist and Architects Denton Corker Marshall. </text:p>
          </table:table-cell>
          <table:table-cell office:value-type="string" calcext:value-type="string">
            <text:p>A design to honour the importance of the eel trap to Indigenous life, and the eel as a staple part of the diet of Aboriginal people. </text:p>
          </table:table-cell>
          <table:table-cell table:number-columns-repeated="2"/>
          <table:table-cell office:value-type="string" calcext:value-type="string">
            <text:p>Contemporary Art; Building</text:p>
          </table:table-cell>
          <table:table-cell office:value-type="string" calcext:value-type="string">
            <text:p>Art Display; Walking</text:p>
          </table:table-cell>
          <table:table-cell table:number-columns-repeated="2"/>
          <table:table-cell office:value-type="string" calcext:value-type="string">
            <text:p>Entertainment</text:p>
          </table:table-cell>
          <table:table-cell office:value-type="string" calcext:value-type="string">
            <text:p>21st century</text:p>
          </table:table-cell>
          <table:table-cell table:number-columns-repeated="3" office:value-type="string" calcext:value-type="string">
            <text:p>None Recorded</text:p>
          </table:table-cell>
          <table:table-cell office:value-type="string" calcext:value-type="string">
            <text:p>City of Melbourne 2015, Aboriginal Melbourne, City of Melbourne; Nic Granleese 2015, Webb Bridge Denton Corker Marshall, Nic Granleese.</text:p>
          </table:table-cell>
          <table:table-cell office:value-type="string" calcext:value-type="string">
            <text:p>Web</text:p>
          </table:table-cell>
          <table:table-cell table:number-columns-repeated="6"/>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Webb Bridge</text:p>
          </table:table-cell>
          <table:table-cell office:value-type="string" calcext:value-type="string">
            <text:p>Art Work; Intangible Associations; Structure</text:p>
          </table:table-cell>
          <table:table-cell office:value-type="string" calcext:value-type="string">
            <text:p>Docklands <text:s/></text:p>
          </table:table-cell>
          <table:table-cell table:formula="of:=CONCATENATE([.AE86];&quot;, &quot;;[.F86])" office:value-type="string" office:string-value="Docklands  , " calcext:value-type="string">
            <text:p>Docklands <text:s/>, </text:p>
          </table:table-cell>
          <table:table-cell office:value-type="string" calcext:value-type="string">
            <text:p>-37.8174807,144.9380618</text:p>
          </table:table-cell>
          <table:table-cell table:formula="of:=LEFT([.AG86];FIND(&quot;,&quot;;[.AG86])-1)" office:value-type="string" office:string-value="-37.8174807" calcext:value-type="string">
            <text:p>-37.8174807</text:p>
          </table:table-cell>
          <table:table-cell table:formula="of:=RIGHT([.AG86];FIND(&quot;,&quot;;[.AG86])-1)" office:value-type="string" office:string-value="144.9380618" calcext:value-type="string">
            <text:p>144.9380618</text:p>
          </table:table-cell>
        </table:table-row>
        <table:table-row table:style-name="ro1">
          <table:table-cell office:value-type="float" office:value="88" calcext:value-type="float">
            <text:p>88</text:p>
          </table:table-cell>
          <table:table-cell office:value-type="string" calcext:value-type="string">
            <text:p>Another View Walking Trail 2 - Old Melbourne Gaol memorial</text:p>
          </table:table-cell>
          <table:table-cell office:value-type="string" calcext:value-type="string">
            <text:p>This area was once part of the colonial place of suffering known as Gallows Hill. The first people to be executed by public hanging in Melbourne, on 20 January 1842, were two Tasmanian Aboriginals named Maulboyhenner (Jack) and Tunnerminnerwait <text:s/>(Robert). Several thousand people in Melbourne flocked to witness the spectacle of the execution. In 1839 George Augustus Robinson had been appointed the Chief Protector of Aborigines in Victoria. He bought with him a groupd of Tasmanian Aboriginals who would act as go-betweens to persuade the Aborginals of Victoria to move onto settlements. Maulboyhenner and Tunnerminnerwait were members of this group, and had accompanied Robinson in Tasmania where he had been instrumental in removing the remaining Tasmanian Aboriginals from their land onto Flinders Island in the Bass Strait. Whilst in Victoria, Maulboyhenner and Tunnerminnerwait left Robinson and joined up with a group of Aboriginals from Westernport. <text:s/>They were skilled in the use of firearms and committed numerous attacks. Maulboyhenner and Tunnerminnerwait were arrested by the Aboriginal Police Corps and charged with the murder of two whalers at Western Port. Metal poles with screenprinted images of the two Tasmanian Aboriginal men are reproduced from watercolours by Thomas Bock painted three years before in 1837. The wooden poles describe the scene at the executionwith text extracts from the Chronicles of Early Melbourne (This instalation has now been removed)</text:p>
          </table:table-cell>
          <table:table-cell office:value-type="string" calcext:value-type="string">
            <text:p>An artwork depicting the hanging of two indigenous men in 1842 (this instalation has now been removed). </text:p>
          </table:table-cell>
          <table:table-cell table:number-columns-repeated="2"/>
          <table:table-cell office:value-type="string" calcext:value-type="string">
            <text:p>Execution Site</text:p>
          </table:table-cell>
          <table:table-cell office:value-type="string" calcext:value-type="string">
            <text:p>Execution; Memorial; Art Display</text:p>
          </table:table-cell>
          <table:table-cell office:value-type="string" calcext:value-type="string">
            <text:p>1842?</text:p>
          </table:table-cell>
          <table:table-cell table:number-columns-repeated="2"/>
          <table:table-cell office:value-type="string" calcext:value-type="string">
            <text:p>Early Colonial; 20th century</text:p>
          </table:table-cell>
          <table:table-cell table:number-columns-repeated="3" office:value-type="string" calcext:value-type="string">
            <text:p>None Recorded</text:p>
          </table:table-cell>
          <table:table-cell office:value-type="string" calcext:value-type="string">
            <text:p>Ray Thomas, Megan Evans and Robert Mate Mate c. 1994, Another View Walking Trail: Pathway of the Ranbow Serpent, City of Melbourne, Melbourne</text:p>
          </table:table-cell>
          <table:table-cell office:value-type="string" calcext:value-type="string">
            <text:p>Pamphlet/Brochure</text:p>
          </table:table-cell>
          <table:table-cell table:number-columns-repeated="2"/>
          <table:table-cell office:value-type="string" calcext:value-type="string">
            <text:p>Maulboyhenner; Devay</text:p>
          </table:table-cell>
          <table:table-cell office:value-type="string" calcext:value-type="string">
            <text:p>Male</text:p>
          </table:table-cell>
          <table:table-cell office:value-type="string" calcext:value-type="string">
            <text:p>George Augustus Robinson; Thomas Bock</text:p>
          </table:table-cell>
          <table:table-cell office:value-type="string" calcext:value-type="string">
            <text:p>Male</text:p>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Old Melbourne Gaol</text:p>
          </table:table-cell>
          <table:table-cell office:value-type="string" calcext:value-type="string">
            <text:p>Memorial; Intangible Associations; Art Work; Structure</text:p>
          </table:table-cell>
          <table:table-cell office:value-type="string" calcext:value-type="string">
            <text:p>Old Melbourne Gaol</text:p>
          </table:table-cell>
          <table:table-cell table:formula="of:=CONCATENATE([.AE87];&quot;, &quot;;[.F87])" office:value-type="string" office:string-value="Old Melbourne Gaol, " calcext:value-type="string">
            <text:p>Old Melbourne Gaol, </text:p>
          </table:table-cell>
          <table:table-cell office:value-type="string" calcext:value-type="string">
            <text:p>-37.807864,144.9652004</text:p>
          </table:table-cell>
          <table:table-cell table:formula="of:=LEFT([.AG87];FIND(&quot;,&quot;;[.AG87])-1)" office:value-type="string" office:string-value="-37.807864" calcext:value-type="string">
            <text:p>-37.807864</text:p>
          </table:table-cell>
          <table:table-cell table:formula="of:=RIGHT([.AG87];FIND(&quot;,&quot;;[.AG87])-1)" office:value-type="string" office:string-value="44.9652004" calcext:value-type="string">
            <text:p>44.9652004</text:p>
          </table:table-cell>
        </table:table-row>
        <table:table-row table:style-name="ro1">
          <table:table-cell office:value-type="float" office:value="89" calcext:value-type="float">
            <text:p>89</text:p>
          </table:table-cell>
          <table:table-cell office:value-type="string" calcext:value-type="string">
            <text:p>Sandridge Bridge</text:p>
          </table:table-cell>
          <table:table-cell office:value-type="string" calcext:value-type="string">
            <text:p>The Bridge is sited near a former Aboriginal meeting ground and near the landing point where many early migrants stepped ashore. Built in 1888, the bridge is the third to occupy this site, the original constructed in 1853</text:p>
          </table:table-cell>
          <table:table-cell office:value-type="string" calcext:value-type="string">
            <text:p>Sandridge Bridge is associated with an Aboriginal meeting ground and the landing point where many settlers first landed. </text:p>
          </table:table-cell>
          <table:table-cell table:number-columns-repeated="2"/>
          <table:table-cell office:value-type="string" calcext:value-type="string">
            <text:p>Meeting Place; Building</text:p>
          </table:table-cell>
          <table:table-cell office:value-type="string" calcext:value-type="string">
            <text:p>Meetings; Discussions; Corroborree; Trade; Migrant Landing</text:p>
          </table:table-cell>
          <table:table-cell office:value-type="float" office:value="1853" calcext:value-type="float">
            <text:p>1853</text:p>
          </table:table-cell>
          <table:table-cell office:value-type="float" office:value="1888" calcext:value-type="float">
            <text:p>1888</text:p>
          </table:table-cell>
          <table:table-cell/>
          <table:table-cell office:value-type="string" calcext:value-type="string">
            <text:p>Pre-contact; Early Colonial; 19th century</text:p>
          </table:table-cell>
          <table:table-cell table:number-columns-repeated="3" office:value-type="string" calcext:value-type="string">
            <text:p>None Recorded</text:p>
          </table:table-cell>
          <table:table-cell office:value-type="string" calcext:value-type="string">
            <text:p>City of Melbourne 2015, Aboriginal Outdoor Art Installation; City of Melbourne 2015, Aboriginal Melbourne, City of Melbourne</text:p>
          </table:table-cell>
          <table:table-cell office:value-type="string" calcext:value-type="string">
            <text:p>Internal Document; Web</text:p>
          </table:table-cell>
          <table:table-cell table:number-columns-repeated="2"/>
          <table:table-cell office:value-type="string" calcext:value-type="string">
            <text:p>No Specific</text:p>
          </table:table-cell>
          <table:table-cell/>
          <table:table-cell office:value-type="string" calcext:value-type="string">
            <text:p>No Specific</text:p>
          </table:table-cell>
          <table:table-cell/>
          <table:table-cell office:value-type="string" calcext:value-type="string">
            <text:p>None Recorded</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Sandridge Bridge</text:p>
          </table:table-cell>
          <table:table-cell office:value-type="string" calcext:value-type="string">
            <text:p>Possible Archaeological Deposits; Intangible Associations; Structure</text:p>
          </table:table-cell>
          <table:table-cell office:value-type="string" calcext:value-type="string">
            <text:p>Sandridge Bridge</text:p>
          </table:table-cell>
          <table:table-cell table:formula="of:=CONCATENATE([.AE88];&quot;, &quot;;[.F88])" office:value-type="string" office:string-value="Sandridge Bridge, " calcext:value-type="string">
            <text:p>Sandridge Bridge, </text:p>
          </table:table-cell>
          <table:table-cell office:value-type="string" calcext:value-type="string">
            <text:p>-37.8202006,144.9628294</text:p>
          </table:table-cell>
          <table:table-cell table:formula="of:=LEFT([.AG88];FIND(&quot;,&quot;;[.AG88])-1)" office:value-type="string" office:string-value="-37.8202006" calcext:value-type="string">
            <text:p>-37.8202006</text:p>
          </table:table-cell>
          <table:table-cell table:formula="of:=RIGHT([.AG88];FIND(&quot;,&quot;;[.AG88])-1)" office:value-type="string" office:string-value="144.9628294" calcext:value-type="string">
            <text:p>144.9628294</text:p>
          </table:table-cell>
        </table:table-row>
        <table:table-row table:style-name="ro1">
          <table:table-cell office:value-type="float" office:value="90" calcext:value-type="float">
            <text:p>90</text:p>
          </table:table-cell>
          <table:table-cell office:value-type="string" calcext:value-type="string">
            <text:p>Lie of the Land</text:p>
          </table:table-cell>
          <table:table-cell office:value-type="string" calcext:value-type="string">
            <text:p>Born in 1964, Brisbane-based Indigenous artist Fiona Foley studied in Sydney and at St Martin's School of Art in London. Collaborator Chris Knowles is a sound artist who has created many sound installations. Like Foley, Knowles is both an academic and practising artist. Lie of the Land comprises seven sandstone pillars standing some three metres high. Each pillar is inserted with a commodity that John Batman lists in his diary as an item he traded with Wurundjeri elders in 1835 to secure 600,000 acres of their land around Port Phillip Bay: 'blankets', 'knives', 'looking-glasses', 'tomahawks', 'beads', 'scissors' and 'flour'. Knowles' soundscape accompanies this compelling work, with Batman's entry on the controversial exchange read out in Woi wurrung - the local indigenous language - and several other languages representing the ethnic groups present in Australia around the time of settlement. The etched pillars are a powerful symbols; tombstone-like, they speak the fate of many Indigenous people through the process of settlement and colonisation. Placed near the Melbourne Museum, this sculpture also speaks eloquently of the relationship this institution once had with Indigenous peoples, collecting often-sacred items and relics, and at times by innapropriate means. In relation to the historical and political nature of this work, Fiona Foley has stated, 'As the history has been written by the victors, it is only now that the silent histories of the Indigenous populations are given a voice'. Lie of the Land was commissioned by the City of Melbourne to coincide with the Australian Reconciliation Convention, held in Melbourne in May 1997, and the 30th anniversary of the 1967 referendum, which gave Indigenous Australians the right to vote. The sculpture was originally sited outside the Town Hall on Bourke Street and was later moved to a forecourt of Melbourne Museum. </text:p>
          </table:table-cell>
          <table:table-cell office:value-type="string" calcext:value-type="string">
            <text:p>Lie of the Land is a sculpture with a sound installation that hauntingly tells the story of the effect of colonisation on the Indigenous people in Australia, and around the world. </text:p>
          </table:table-cell>
          <table:table-cell table:number-columns-repeated="2"/>
          <table:table-cell office:value-type="string" calcext:value-type="string">
            <text:p>Building; Contemporary Art; Memorial</text:p>
          </table:table-cell>
          <table:table-cell office:value-type="string" calcext:value-type="string">
            <text:p>Art Display; Memorial</text:p>
          </table:table-cell>
          <table:table-cell table:number-columns-repeated="2"/>
          <table:table-cell office:value-type="string" calcext:value-type="string">
            <text:p>Entertainment</text:p>
          </table:table-cell>
          <table:table-cell office:value-type="string" calcext:value-type="string">
            <text:p>20th century</text:p>
          </table:table-cell>
          <table:table-cell office:value-type="string" calcext:value-type="string">
            <text:p>Woi Wurrung</text:p>
          </table:table-cell>
          <table:table-cell office:value-type="string" calcext:value-type="string">
            <text:p>Wurundjeri</text:p>
          </table:table-cell>
          <table:table-cell office:value-type="string" calcext:value-type="string">
            <text:p>Kulin Nation</text:p>
          </table:table-cell>
          <table:table-cell office:value-type="string" calcext:value-type="string">
            <text:p>Ray Thomas, Megan Evans and Robert Mate Mate c. 1994, Another View Walking Trail: Pathway of the Rainbow Serpent,City of Melbourne, Melbourne. </text:p>
          </table:table-cell>
          <table:table-cell office:value-type="string" calcext:value-type="string">
            <text:p>Pamphlet/Brochure</text:p>
          </table:table-cell>
          <table:table-cell table:number-columns-repeated="2"/>
          <table:table-cell office:value-type="string" calcext:value-type="string">
            <text:p>Fiona Foley</text:p>
          </table:table-cell>
          <table:table-cell office:value-type="string" calcext:value-type="string">
            <text:p>Female</text:p>
          </table:table-cell>
          <table:table-cell office:value-type="string" calcext:value-type="string">
            <text:p>Chris Knowles</text:p>
          </table:table-cell>
          <table:table-cell/>
          <table:table-cell office:value-type="string" calcext:value-type="string">
            <text:p>St. Martin's School of Art; Melbourne Museum; City of Melbourne</text:p>
          </table:table-cell>
          <table:table-cell table:number-columns-repeated="2"/>
          <table:table-cell office:value-type="string" calcext:value-type="string">
            <text:p>None Recorded</text:p>
          </table:table-cell>
          <table:table-cell office:value-type="string" calcext:value-type="string">
            <text:p>None Recoded</text:p>
          </table:table-cell>
          <table:table-cell office:value-type="string" calcext:value-type="string">
            <text:p>Melbourne Museum</text:p>
          </table:table-cell>
          <table:table-cell office:value-type="string" calcext:value-type="string">
            <text:p>Memorial; Intangible Associations; Structure; Artwork</text:p>
          </table:table-cell>
          <table:table-cell office:value-type="string" calcext:value-type="string">
            <text:p>Melbourne Museum</text:p>
          </table:table-cell>
          <table:table-cell table:formula="of:=CONCATENATE([.AE89];&quot;, &quot;;[.F89])" office:value-type="string" office:string-value="Melbourne Museum, " calcext:value-type="string">
            <text:p>Melbourne Museum, </text:p>
          </table:table-cell>
          <table:table-cell office:value-type="string" calcext:value-type="string">
            <text:p>-37.803646,144.9729424</text:p>
          </table:table-cell>
          <table:table-cell table:formula="of:=LEFT([.AG89];FIND(&quot;,&quot;;[.AG89])-1)" office:value-type="string" office:string-value="-37.803646" calcext:value-type="string">
            <text:p>-37.803646</text:p>
          </table:table-cell>
          <table:table-cell table:formula="of:=RIGHT([.AG89];FIND(&quot;,&quot;;[.AG89])-1)" office:value-type="string" office:string-value="44.9729424" calcext:value-type="string">
            <text:p>44.9729424</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05T03:28:40.433237483</dc:date>
    <dc:creator>PuZZleDucK </dc:creator>
    <meta:editing-duration>PT25M17S</meta:editing-duration>
    <meta:editing-cycles>2</meta:editing-cycles>
    <meta:generator>LibreOffice/4.4.2.2$Linux_X86_64 LibreOffice_project/40m0$Build-2</meta:generator>
    <meta:document-statistic meta:table-count="1" meta:cell-count="2261" meta:object-count="0"/>
  </office:meta>
</office:document-meta>
</file>